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auto" fo:break-after="auto" style:writing-mode="lr-tb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 style:writing-mode="lr-tb"/>
    </style:style>
    <style:style style:name="P7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Wiceprezes</text:span><text:span text:style-name="T1"> </text:span><text:span text:style-name="T1">Rady</text:span><text:span text:style-name="T1"> </text:span><text:span text:style-name="T1">Ministrów</text:span><text:span text:style-name="T1">,</text:span></text:p>
      <text:p text:style-name="P2"><text:span text:style-name="T1">Minister</text:span><text:span text:style-name="T1"> </text:span><text:span text:style-name="T1">Finansów</text:span></text:p>
      <text:p text:style-name="P1"><text:span text:style-name="T1">Leszek</text:span><text:span text:style-name="T1"> </text:span><text:span text:style-name="T1">Balcerowicz</text:span><text:span text:style-name="T1">:</text:span></text:p>
      <text:p text:style-name="P3"/>
      <text:p text:style-name="P1"><text:span text:style-name="T2">Panie</text:span><text:span text:style-name="T2"> </text:span><text:span text:style-name="T2">Marszałku</text:span><text:span text:style-name="T2">! </text:span><text:span text:style-name="T2">Wysoka</text:span><text:span text:style-name="T2"> </text:span><text:span text:style-name="T2">Izbo</text:span><text:span text:style-name="T2">! </text:span><text:span text:style-name="T2">Rząd</text:span><text:span text:style-name="T2"> </text:span><text:span text:style-name="T2">powierzył</text:span><text:span text:style-name="T2"> </text:span><text:span text:style-name="T2">mi</text:span><text:span text:style-name="T2"> </text:span><text:span text:style-name="T2">zaszczytne</text:span><text:span text:style-name="T2"> </text:span><text:span text:style-name="T2">zadanie</text:span><text:span text:style-name="T2"> </text:span><text:span text:style-name="T2">przedstawienia</text:span><text:span text:style-name="T2"> </text:span><text:span text:style-name="T2">Wysokiej</text:span><text:span text:style-name="T2"> </text:span><text:span text:style-name="T2">Izbie</text:span><text:span text:style-name="T2"> </text:span><text:span text:style-name="T2">propozycji</text:span><text:span text:style-name="T2"> </text:span><text:span text:style-name="T2">o</text:span><text:span text:style-name="T2"> </text:span><text:span text:style-name="T2">wielkim</text:span><text:span text:style-name="T2"> </text:span><text:span text:style-name="T2">znaczeniu</text:span><text:span text:style-name="T2">. </text:span><text:span text:style-name="T2">Decyzje</text:span><text:span text:style-name="T2"> </text:span><text:span text:style-name="T2">Sejmu</text:span><text:span text:style-name="T2"> </text:span><text:span text:style-name="T2">w</text:span><text:span text:style-name="T2"> </text:span><text:span text:style-name="T2">sprawach</text:span><text:span text:style-name="T2">, </text:span><text:span text:style-name="T2">których</text:span><text:span text:style-name="T2"> </text:span><text:span text:style-name="T2">dotyczą</text:span><text:span text:style-name="T2"> </text:span><text:span text:style-name="T2">przedłożone</text:span><text:span text:style-name="T2"> </text:span><text:span text:style-name="T2">dokumenty</text:span><text:span text:style-name="T2"> </text:span><text:span text:style-name="T2">przesądzą</text:span><text:span text:style-name="T2"> </text:span><text:span text:style-name="T2">w</text:span><text:span text:style-name="T2"> </text:span><text:span text:style-name="T2">istocie</text:span><text:span text:style-name="T2"> </text:span><text:span text:style-name="T2">o</text:span><text:span text:style-name="T2"> </text:span><text:span text:style-name="T2">dokonaniu</text:span><text:span text:style-name="T2"> </text:span><text:span text:style-name="T2">przełomowych</text:span><text:span text:style-name="T2"> </text:span><text:span text:style-name="T2">zmian</text:span><text:span text:style-name="T2"> </text:span><text:span text:style-name="T2">w</text:span><text:span text:style-name="T2"> </text:span><text:span text:style-name="T2">polskiej</text:span><text:span text:style-name="T2"> </text:span><text:span text:style-name="T2">gospodarce</text:span><text:span text:style-name="T2">. </text:span><text:span text:style-name="T2">Otworzą</text:span><text:span text:style-name="T2"> </text:span><text:span text:style-name="T2">one</text:span><text:span text:style-name="T2"> </text:span><text:span text:style-name="T2">przed</text:span><text:span text:style-name="T2"> </text:span><text:span text:style-name="T2">każdym</text:span><text:span text:style-name="T2"> </text:span><text:span text:style-name="T2">obywatelem</text:span><text:span text:style-name="T2">, </text:span><text:span text:style-name="T2">przed</text:span><text:span text:style-name="T2"> </text:span><text:span text:style-name="T2">całą</text:span><text:span text:style-name="T2"> </text:span><text:span text:style-name="T2">Polską</text:span><text:span text:style-name="T2">, </text:span><text:span text:style-name="T2">nową</text:span><text:span text:style-name="T2"> </text:span><text:span text:style-name="T2">perspektywę</text:span><text:span text:style-name="T2">: </text:span><text:span text:style-name="T2">godnego</text:span><text:span text:style-name="T2"> </text:span><text:span text:style-name="T2">życia</text:span><text:span text:style-name="T2">, </text:span><text:span text:style-name="T2">swobodnego</text:span><text:span text:style-name="T2"> </text:span><text:span text:style-name="T2">rozwoju</text:span><text:span text:style-name="T2">, </text:span><text:span text:style-name="T2">owocnej</text:span><text:span text:style-name="T2"> </text:span><text:span text:style-name="T2">i</text:span><text:span text:style-name="T2"> </text:span><text:span text:style-name="T2">przynoszącej</text:span><text:span text:style-name="T2"> </text:span><text:span text:style-name="T2">satysfakcję</text:span><text:span text:style-name="T2"> </text:span><text:span text:style-name="T2">pracy</text:span><text:span text:style-name="T2">.</text:span></text:p>
      <text:p text:style-name="P3"/>
      <text:p text:style-name="P1"><text:span text:style-name="T2">Prezes</text:span><text:span text:style-name="T2"> </text:span><text:span text:style-name="T2">Rady</text:span><text:span text:style-name="T2"> </text:span><text:span text:style-name="T2">Ministrów</text:span><text:span text:style-name="T2"> </text:span><text:span text:style-name="T2">Tadeusz</text:span><text:span text:style-name="T2"> </text:span><text:span text:style-name="T2">Mazowiecki</text:span><text:span text:style-name="T2">, </text:span><text:span text:style-name="T2">przedstawiając</text:span><text:span text:style-name="T2"> </text:span><text:span text:style-name="T2">we</text:span><text:span text:style-name="T2"> </text:span><text:span text:style-name="T2">wrześniu</text:span><text:span text:style-name="T2"> </text:span><text:span text:style-name="T2">program</text:span><text:span text:style-name="T2"> </text:span><text:span text:style-name="T2">nowego</text:span><text:span text:style-name="T2"> </text:span><text:span text:style-name="T2">rządu</text:span><text:span text:style-name="T2">, </text:span><text:span text:style-name="T2">mówił</text:span><text:span text:style-name="T2"> </text:span><text:span text:style-name="T2">o</text:span><text:span text:style-name="T2"> </text:span><text:span text:style-name="T2">konieczności</text:span><text:span text:style-name="T2"> </text:span><text:span text:style-name="T2">zahamowania</text:span><text:span text:style-name="T2"> </text:span><text:span text:style-name="T2">niszczycielskiej</text:span><text:span text:style-name="T2"> </text:span><text:span text:style-name="T2">inflacji</text:span><text:span text:style-name="T2"> </text:span><text:span text:style-name="T2">oraz</text:span><text:span text:style-name="T2"> </text:span><text:span text:style-name="T2">o</text:span><text:span text:style-name="T2"> </text:span><text:span text:style-name="T2">potrzebie</text:span><text:span text:style-name="T2"> </text:span><text:span text:style-name="T2">przebudowy</text:span><text:span text:style-name="T2"> </text:span><text:span text:style-name="T2">gospodarki</text:span><text:span text:style-name="T2"> </text:span><text:span text:style-name="T2">i</text:span><text:span text:style-name="T2"> </text:span><text:span text:style-name="T2">oparcia</text:span><text:span text:style-name="T2"> </text:span><text:span text:style-name="T2">jej</text:span><text:span text:style-name="T2"> </text:span><text:span text:style-name="T2">na</text:span><text:span text:style-name="T2"> </text:span><text:span text:style-name="T2">sprawdzonych</text:span><text:span text:style-name="T2"> </text:span><text:span text:style-name="T2">wzorach</text:span><text:span text:style-name="T2">. </text:span><text:span text:style-name="T2">Konieczność</text:span><text:span text:style-name="T2"> </text:span><text:span text:style-name="T2">tę</text:span><text:span text:style-name="T2"> </text:span><text:span text:style-name="T2">potwierdził</text:span><text:span text:style-name="T2"> </text:span><text:span text:style-name="T2">dalszy</text:span><text:span text:style-name="T2"> </text:span><text:span text:style-name="T2">rozwój</text:span><text:span text:style-name="T2"> </text:span><text:span text:style-name="T2">sytuacji</text:span><text:span text:style-name="T2"> </text:span><text:span text:style-name="T2">gospodarczej</text:span><text:span text:style-name="T2"> </text:span><text:span text:style-name="T2">i</text:span><text:span text:style-name="T2"> </text:span><text:span text:style-name="T2">społecznej</text:span><text:span text:style-name="T2">. </text:span><text:span text:style-name="T2">System</text:span><text:span text:style-name="T2">, </text:span><text:span text:style-name="T2">który</text:span><text:span text:style-name="T2"> </text:span><text:span text:style-name="T2">odziedziczyliśmy</text:span><text:span text:style-name="T2"> </text:span><text:span text:style-name="T2">po</text:span><text:span text:style-name="T2"> </text:span><text:span text:style-name="T2">poprzednikach</text:span><text:span text:style-name="T2"> </text:span><text:span text:style-name="T2">nie</text:span><text:span text:style-name="T2"> </text:span><text:span text:style-name="T2">może</text:span><text:span text:style-name="T2"> </text:span><text:span text:style-name="T2">już</text:span><text:span text:style-name="T2"> </text:span><text:span text:style-name="T2">istnieć</text:span><text:span text:style-name="T2">. </text:span><text:span text:style-name="T2">Stał</text:span><text:span text:style-name="T2"> </text:span><text:span text:style-name="T2">się</text:span><text:span text:style-name="T2"> </text:span><text:span text:style-name="T2">źródłem</text:span><text:span text:style-name="T2"> </text:span><text:span text:style-name="T2">rozkładu</text:span><text:span text:style-name="T2"> </text:span><text:span text:style-name="T2">gospodarki</text:span><text:span text:style-name="T2">, </text:span><text:span text:style-name="T2">dezorganizacji</text:span><text:span text:style-name="T2"> </text:span><text:span text:style-name="T2">i</text:span><text:span text:style-name="T2"> </text:span><text:span text:style-name="T2">degeneracji</text:span><text:span text:style-name="T2"> </text:span><text:span text:style-name="T2">życia</text:span><text:span text:style-name="T2">, </text:span><text:span text:style-name="T2">dehumanizacji</text:span><text:span text:style-name="T2"> </text:span><text:span text:style-name="T2">stosunków</text:span><text:span text:style-name="T2"> </text:span><text:span text:style-name="T2">między</text:span><text:span text:style-name="T2"> </text:span><text:span text:style-name="T2">ludźmi</text:span><text:span text:style-name="T2">.</text:span></text:p>
      <text:p text:style-name="P3"/>
      <text:p text:style-name="P1"><text:span text:style-name="T2">Rozumie</text:span><text:span text:style-name="T2"> </text:span><text:span text:style-name="T2">to</text:span><text:span text:style-name="T2"> </text:span><text:span text:style-name="T2">polskie</text:span><text:span text:style-name="T2"> </text:span><text:span text:style-name="T2">społeczeństwo</text:span><text:span text:style-name="T2">. </text:span><text:span text:style-name="T2">Temu</text:span><text:span text:style-name="T2"> </text:span><text:span text:style-name="T2">zawdzięczamy</text:span><text:span text:style-name="T2"> </text:span><text:span text:style-name="T2">mimo</text:span><text:span text:style-name="T2"> </text:span><text:span text:style-name="T2">trudnych</text:span><text:span text:style-name="T2"> </text:span><text:span text:style-name="T2">warunków</text:span><text:span text:style-name="T2"> </text:span><text:span text:style-name="T2">życia</text:span><text:span text:style-name="T2">, </text:span><text:span text:style-name="T2">jego</text:span><text:span text:style-name="T2"> </text:span><text:span text:style-name="T2">poparcie</text:span><text:span text:style-name="T2"> </text:span><text:span text:style-name="T2">dla</text:span><text:span text:style-name="T2"> </text:span><text:span text:style-name="T2">rządu</text:span><text:span text:style-name="T2"> </text:span><text:span text:style-name="T2">i</text:span><text:span text:style-name="T2"> </text:span><text:span text:style-name="T2">stojących</text:span><text:span text:style-name="T2"> </text:span><text:span text:style-name="T2">za</text:span><text:span text:style-name="T2"> </text:span><text:span text:style-name="T2">nim</text:span><text:span text:style-name="T2"> </text:span><text:span text:style-name="T2">sił</text:span><text:span text:style-name="T2"> </text:span><text:span text:style-name="T2">społecznych</text:span><text:span text:style-name="T2">.</text:span></text:p>
      <text:p text:style-name="P3"/>
      <text:p text:style-name="P1"><text:span text:style-name="T2">Nasza</text:span><text:span text:style-name="T2"> </text:span><text:span text:style-name="T2">propozycja</text:span><text:span text:style-name="T2"> </text:span><text:span text:style-name="T2">to</text:span><text:span text:style-name="T2"> </text:span><text:span text:style-name="T2">gospodarka</text:span><text:span text:style-name="T2"> </text:span><text:span text:style-name="T2">oparta</text:span><text:span text:style-name="T2"> </text:span><text:span text:style-name="T2">na</text:span><text:span text:style-name="T2"> </text:span><text:span text:style-name="T2">mechanizmach</text:span><text:span text:style-name="T2"> </text:span><text:span text:style-name="T2">rynkowych</text:span><text:span text:style-name="T2">, </text:span><text:span text:style-name="T2">o</text:span><text:span text:style-name="T2"> </text:span><text:span text:style-name="T2">strukturze</text:span><text:span text:style-name="T2"> </text:span><text:span text:style-name="T2">własnościowej</text:span><text:span text:style-name="T2"> </text:span><text:span text:style-name="T2">wyst</text:span><text:span text:style-name="T2">ę</text:span><text:span text:style-name="T2">pującej</text:span><text:span text:style-name="T2"> </text:span><text:span text:style-name="T2">w</text:span><text:span text:style-name="T2"> </text:span><text:span text:style-name="T2">krajach</text:span><text:span text:style-name="T2"> </text:span><text:span text:style-name="T2">wysoko</text:span><text:span text:style-name="T2"> </text:span><text:span text:style-name="T2">rozwiniętych</text:span><text:span text:style-name="T2">, </text:span><text:span text:style-name="T2">otwarta</text:span><text:span text:style-name="T2"> </text:span><text:span text:style-name="T2">na</text:span><text:span text:style-name="T2"> </text:span><text:span text:style-name="T2">świat</text:span><text:span text:style-name="T2">. </text:span><text:span text:style-name="T2">Gospodarka</text:span><text:span text:style-name="T2">, </text:span><text:span text:style-name="T2">której</text:span><text:span text:style-name="T2"> </text:span><text:span text:style-name="T2">reguły</text:span><text:span text:style-name="T2"> </text:span><text:span text:style-name="T2">są</text:span><text:span text:style-name="T2"> </text:span><text:span text:style-name="T2">dla</text:span><text:span text:style-name="T2"> </text:span><text:span text:style-name="T2">wszystkich</text:span><text:span text:style-name="T2"> </text:span><text:span text:style-name="T2">jasne</text:span><text:span text:style-name="T2">: </text:span><text:span text:style-name="T2">liczą</text:span><text:span text:style-name="T2"> </text:span><text:span text:style-name="T2">się</text:span><text:span text:style-name="T2"> </text:span><text:span text:style-name="T2">umiejętności</text:span><text:span text:style-name="T2">, </text:span><text:span text:style-name="T2">wiedza</text:span><text:span text:style-name="T2">, </text:span><text:span text:style-name="T2">talent</text:span><text:span text:style-name="T2">, </text:span><text:span text:style-name="T2">sprawne</text:span><text:span text:style-name="T2"> </text:span><text:span text:style-name="T2">ręce</text:span><text:span text:style-name="T2">, </text:span><text:span text:style-name="T2">chęć</text:span><text:span text:style-name="T2"> </text:span><text:span text:style-name="T2">do</text:span><text:span text:style-name="T2"> </text:span><text:span text:style-name="T2">pracy</text:span><text:span text:style-name="T2">. </text:span><text:span text:style-name="T2">Trzeba</text:span><text:span text:style-name="T2"> </text:span><text:span text:style-name="T2">zerwać</text:span><text:span text:style-name="T2"> </text:span><text:span text:style-name="T2">z</text:span><text:span text:style-name="T2"> </text:span><text:span text:style-name="T2">fałszywą</text:span><text:span text:style-name="T2"> </text:span><text:span text:style-name="T2">grą</text:span><text:span text:style-name="T2">, </text:span><text:span text:style-name="T2">w</text:span><text:span text:style-name="T2"> </text:span><text:span text:style-name="T2">której</text:span><text:span text:style-name="T2"> </text:span><text:span text:style-name="T2">ludzie</text:span><text:span text:style-name="T2"> </text:span><text:span text:style-name="T2">udają</text:span><text:span text:style-name="T2">, </text:span><text:span text:style-name="T2">że</text:span><text:span text:style-name="T2"> </text:span><text:span text:style-name="T2">pracują</text:span><text:span text:style-name="T2">, </text:span><text:span text:style-name="T2">a</text:span><text:span text:style-name="T2"> </text:span><text:span text:style-name="T2">państwo</text:span><text:span text:style-name="T2"> </text:span><text:span text:style-name="T2">udaje</text:span><text:span text:style-name="T2">, </text:span><text:span text:style-name="T2">że</text:span><text:span text:style-name="T2"> </text:span><text:span text:style-name="T2">płaci</text:span><text:span text:style-name="T2">. </text:span><text:span text:style-name="T2">Alternatywa</text:span><text:span text:style-name="T2">, </text:span><text:span text:style-name="T2">którą</text:span><text:span text:style-name="T2"> </text:span><text:span text:style-name="T2">proponujemy</text:span><text:span text:style-name="T2"> – </text:span><text:span text:style-name="T2">to</text:span><text:span text:style-name="T2"> </text:span><text:span text:style-name="T2">życie</text:span><text:span text:style-name="T2"> </text:span><text:span text:style-name="T2">udane</text:span><text:span text:style-name="T2"> </text:span><text:span text:style-name="T2">zamiast</text:span><text:span text:style-name="T2"> </text:span><text:span text:style-name="T2">udawanego</text:span><text:span text:style-name="T2">.</text:span></text:p>
      <text:p text:style-name="P3"/>
      <text:p text:style-name="P1"><text:span text:style-name="T2">Po</text:span><text:span text:style-name="T2"> </text:span><text:span text:style-name="T2">raz</text:span><text:span text:style-name="T2"> </text:span><text:span text:style-name="T2">pierwszy</text:span><text:span text:style-name="T2"> </text:span><text:span text:style-name="T2">od</text:span><text:span text:style-name="T2"> </text:span><text:span text:style-name="T2">wielu</text:span><text:span text:style-name="T2"> </text:span><text:span text:style-name="T2">lat</text:span><text:span text:style-name="T2"> </text:span><text:span text:style-name="T2">cele</text:span><text:span text:style-name="T2"> </text:span><text:span text:style-name="T2">ukazywane</text:span><text:span text:style-name="T2"> </text:span><text:span text:style-name="T2">społeczeństwu</text:span><text:span text:style-name="T2"> </text:span><text:span text:style-name="T2">są</text:span><text:span text:style-name="T2"> </text:span><text:span text:style-name="T2">jasne</text:span><text:span text:style-name="T2"> </text:span><text:span text:style-name="T2">i</text:span><text:span text:style-name="T2"> </text:span><text:span text:style-name="T2">pragmatyczne</text:span><text:span text:style-name="T2">, </text:span><text:span text:style-name="T2">nie</text:span><text:span text:style-name="T2"> </text:span><text:span text:style-name="T2">wymyślone</text:span><text:span text:style-name="T2"> </text:span><text:span text:style-name="T2">w</text:span><text:span text:style-name="T2"> </text:span><text:span text:style-name="T2">XIX</text:span><text:span text:style-name="T2">-</text:span><text:span text:style-name="T2">wiecznych</text:span><text:span text:style-name="T2"> </text:span><text:span text:style-name="T2">doktrynach</text:span><text:span text:style-name="T2">, </text:span><text:span text:style-name="T2">a</text:span><text:span text:style-name="T2"> </text:span><text:span text:style-name="T2">konkretne</text:span><text:span text:style-name="T2">, </text:span><text:span text:style-name="T2">postrzegalne</text:span><text:span text:style-name="T2"> </text:span><text:span text:style-name="T2">za</text:span><text:span text:style-name="T2"> </text:span><text:span text:style-name="T2">Bałtykiem</text:span><text:span text:style-name="T2"> </text:span><text:span text:style-name="T2">czy</text:span><text:span text:style-name="T2"> </text:span><text:span text:style-name="T2">Łabą</text:span><text:span text:style-name="T2">. </text:span><text:span text:style-name="T2">Społeczeństwa</text:span><text:span text:style-name="T2">, </text:span><text:span text:style-name="T2">których</text:span><text:span text:style-name="T2"> </text:span><text:span text:style-name="T2">instytucje</text:span><text:span text:style-name="T2"> </text:span><text:span text:style-name="T2">i</text:span><text:span text:style-name="T2"> </text:span><text:span text:style-name="T2">rozwiązania</text:span><text:span text:style-name="T2"> </text:span><text:span text:style-name="T2">chcemy</text:span><text:span text:style-name="T2"> </text:span><text:span text:style-name="T2">zastosować</text:span><text:span text:style-name="T2"> </text:span><text:span text:style-name="T2">nie</text:span><text:span text:style-name="T2"> </text:span><text:span text:style-name="T2">są</text:span><text:span text:style-name="T2"> </text:span><text:span text:style-name="T2">idealne</text:span><text:span text:style-name="T2"> </text:span><text:span text:style-name="T2">i</text:span><text:span text:style-name="T2"> </text:span><text:span text:style-name="T2">wolne</text:span><text:span text:style-name="T2"> </text:span><text:span text:style-name="T2">od</text:span><text:span text:style-name="T2"> </text:span><text:span text:style-name="T2">trudności</text:span><text:span text:style-name="T2">, </text:span><text:span text:style-name="T2">ale</text:span><text:span text:style-name="T2"> </text:span><text:span text:style-name="T2">mają</text:span><text:span text:style-name="T2"> </text:span><text:span text:style-name="T2">warunki</text:span><text:span text:style-name="T2">, </text:span><text:span text:style-name="T2">aby</text:span><text:span text:style-name="T2"> </text:span><text:span text:style-name="T2">rozwijać</text:span><text:span text:style-name="T2"> </text:span><text:span text:style-name="T2">się</text:span><text:span text:style-name="T2"> </text:span><text:span text:style-name="T2">i</text:span><text:span text:style-name="T2"> </text:span><text:span text:style-name="T2">samodzielnie</text:span><text:span text:style-name="T2"> </text:span><text:span text:style-name="T2">rozwiązywać</text:span><text:span text:style-name="T2"> </text:span><text:span text:style-name="T2">swoje</text:span><text:span text:style-name="T2"> </text:span><text:span text:style-name="T2">problemy</text:span><text:span text:style-name="T2">.</text:span></text:p>
      <text:p text:style-name="P3"/>
      <text:p text:style-name="P1"><text:span text:style-name="T2">Zdajemy</text:span><text:span text:style-name="T2"> </text:span><text:span text:style-name="T2">sobie</text:span><text:span text:style-name="T2"> </text:span><text:span text:style-name="T2">spr</text:span><text:span text:style-name="T2">a</text:span><text:span text:style-name="T2">wę</text:span><text:span text:style-name="T2">, </text:span><text:span text:style-name="T2">że</text:span><text:span text:style-name="T2"> </text:span><text:span text:style-name="T2">zasadnicza</text:span><text:span text:style-name="T2"> </text:span><text:span text:style-name="T2">przebudowa</text:span><text:span text:style-name="T2"> </text:span><text:span text:style-name="T2">systemu</text:span><text:span text:style-name="T2"> </text:span><text:span text:style-name="T2">gospodarczego</text:span><text:span text:style-name="T2"> </text:span><text:span text:style-name="T2">będzie</text:span><text:span text:style-name="T2"> </text:span><text:span text:style-name="T2">realizowana</text:span><text:span text:style-name="T2"> </text:span><text:span text:style-name="T2">w</text:span><text:span text:style-name="T2"> </text:span><text:span text:style-name="T2">skrajnie</text:span><text:span text:style-name="T2"> </text:span><text:span text:style-name="T2">trudnych</text:span><text:span text:style-name="T2"> </text:span><text:span text:style-name="T2">warunkach</text:span><text:span text:style-name="T2">. </text:span><text:span text:style-name="T2">Składają</text:span><text:span text:style-name="T2"> </text:span><text:span text:style-name="T2">się</text:span><text:span text:style-name="T2"> </text:span><text:span text:style-name="T2">na</text:span><text:span text:style-name="T2"> </text:span><text:span text:style-name="T2">nie</text:span><text:span text:style-name="T2"> </text:span><text:span text:style-name="T2">przede</text:span><text:span text:style-name="T2"> </text:span><text:span text:style-name="T2">wszystkim</text:span><text:span text:style-name="T2"> </text:span><text:span text:style-name="T2">trwałe</text:span><text:span text:style-name="T2">, </text:span><text:span text:style-name="T2">systemowe</text:span><text:span text:style-name="T2"> </text:span><text:span text:style-name="T2">wady</text:span><text:span text:style-name="T2"> </text:span><text:span text:style-name="T2">będące</text:span><text:span text:style-name="T2"> </text:span><text:span text:style-name="T2">skutkiem</text:span><text:span text:style-name="T2"> </text:span><text:span text:style-name="T2">istnienia</text:span><text:span text:style-name="T2"> </text:span><text:span text:style-name="T2">przez</text:span><text:span text:style-name="T2"> </text:span><text:span text:style-name="T2">wiele</text:span><text:span text:style-name="T2"> </text:span><text:span text:style-name="T2">lat</text:span><text:span text:style-name="T2"> </text:span><text:span text:style-name="T2">skrajnie</text:span><text:span text:style-name="T2"> </text:span><text:span text:style-name="T2">nieracjonalnego</text:span><text:span text:style-name="T2"> </text:span><text:span text:style-name="T2">systemu</text:span><text:span text:style-name="T2"> </text:span><text:span text:style-name="T2">kierowania</text:span><text:span text:style-name="T2"> </text:span><text:span text:style-name="T2">gospodarką</text:span><text:span text:style-name="T2">. <text:s/></text:span><text:span text:style-name="T2">Nawarstwienie</text:span><text:span text:style-name="T2"> </text:span><text:span text:style-name="T2">skutków</text:span><text:span text:style-name="T2"> </text:span><text:span text:style-name="T2">tych</text:span><text:span text:style-name="T2"> </text:span><text:span text:style-name="T2">wad</text:span><text:span text:style-name="T2"> </text:span><text:span text:style-name="T2">oraz</text:span><text:span text:style-name="T2"> </text:span><text:span text:style-name="T2">błędy</text:span><text:span text:style-name="T2"> </text:span><text:span text:style-name="T2">polityki</text:span><text:span text:style-name="T2"> </text:span><text:span text:style-name="T2">gospodarczej</text:span><text:span text:style-name="T2"> </text:span><text:span text:style-name="T2">poprzednich</text:span><text:span text:style-name="T2"> </text:span><text:span text:style-name="T2">rządów</text:span><text:span text:style-name="T2"> </text:span><text:span text:style-name="T2">przyczyniły</text:span><text:span text:style-name="T2"> </text:span><text:span text:style-name="T2">się</text:span><text:span text:style-name="T2"> </text:span><text:span text:style-name="T2">do</text:span><text:span text:style-name="T2"> </text:span><text:span text:style-name="T2">szczególnie</text:span><text:span text:style-name="T2"> </text:span><text:span text:style-name="T2">złych</text:span><text:span text:style-name="T2"> </text:span><text:span text:style-name="T2">wyników</text:span><text:span text:style-name="T2"> </text:span><text:span text:style-name="T2">obecnego</text:span><text:span text:style-name="T2"> </text:span><text:span text:style-name="T2">roku</text:span><text:span text:style-name="T2">. </text:span><text:span text:style-name="T2">Nast</text:span><text:span text:style-name="T2">ą</text:span><text:span text:style-name="T2">piło</text:span><text:span text:style-name="T2"> </text:span><text:span text:style-name="T2">gwałtowne</text:span><text:span text:style-name="T2"> </text:span><text:span text:style-name="T2">przyspieszenie</text:span><text:span text:style-name="T2"> </text:span><text:span text:style-name="T2">inflacji</text:span><text:span text:style-name="T2">, </text:span><text:span text:style-name="T2">pogłębiła</text:span><text:span text:style-name="T2"> </text:span><text:span text:style-name="T2">się</text:span><text:span text:style-name="T2"> </text:span><text:span text:style-name="T2">nierównowaga</text:span><text:span text:style-name="T2"> </text:span><text:span text:style-name="T2">gospodarcza</text:span><text:span text:style-name="T2">, </text:span><text:span text:style-name="T2">wyst</text:span><text:span text:style-name="T2">ą</text:span><text:span text:style-name="T2">pił</text:span><text:span text:style-name="T2"> </text:span><text:span text:style-name="T2">spadek</text:span><text:span text:style-name="T2"> </text:span><text:span text:style-name="T2">produkcji</text:span><text:span text:style-name="T2"> </text:span><text:span text:style-name="T2">i</text:span><text:span text:style-name="T2"> </text:span><text:span text:style-name="T2">podaży</text:span><text:span text:style-name="T2"> </text:span><text:span text:style-name="T2">towarów</text:span><text:span text:style-name="T2">, </text:span><text:span text:style-name="T2">katastrofalnie</text:span><text:span text:style-name="T2"> </text:span><text:span text:style-name="T2">wzrósł</text:span><text:span text:style-name="T2"> </text:span><text:span text:style-name="T2">deficyt</text:span><text:span text:style-name="T2"> </text:span><text:span text:style-name="T2">budżetowy</text:span><text:span text:style-name="T2">.</text:span></text:p>
      <text:p text:style-name="P3"/>
      <text:p text:style-name="P1"><text:span text:style-name="T2">Dramatyczną</text:span><text:span text:style-name="T2"> </text:span><text:span text:style-name="T2">sytuację</text:span><text:span text:style-name="T2"> </text:span><text:span text:style-name="T2">gospodarczą</text:span><text:span text:style-name="T2"> </text:span><text:span text:style-name="T2">w</text:span><text:span text:style-name="T2"> </text:span><text:span text:style-name="T2">końcu</text:span><text:span text:style-name="T2"> </text:span><text:span text:style-name="T2">roku</text:span><text:span text:style-name="T2"> </text:span><text:span text:style-name="T2">charakte</text:span><text:span text:style-name="T2">r</text:span><text:span text:style-name="T2">y</text:span><text:span text:style-name="T2">z</text:span><text:span text:style-name="T2">ują</text:span><text:span text:style-name="T2"> </text:span><text:span text:style-name="T2">również</text:span><text:span text:style-name="T2"> </text:span><text:span text:style-name="T2">takie</text:span><text:span text:style-name="T2"> </text:span><text:span text:style-name="T2">zjawiska</text:span><text:span text:style-name="T2">, </text:span><text:span text:style-name="T2">jak</text:span><text:span text:style-name="T2">: </text:span><text:span text:style-name="T2">spadek</text:span><text:span text:style-name="T2"> </text:span><text:span text:style-name="T2">dochodu</text:span><text:span text:style-name="T2"> </text:span><text:span text:style-name="T2">narodowego</text:span><text:span text:style-name="T2">, </text:span><text:span text:style-name="T2">największy</text:span><text:span text:style-name="T2"> </text:span><text:span text:style-name="T2">od</text:span><text:span text:style-name="T2"> 10 </text:span><text:span text:style-name="T2">lat</text:span><text:span text:style-name="T2"> </text:span><text:span text:style-name="T2">spadek</text:span><text:span text:style-name="T2"> </text:span><text:span text:style-name="T2">oddanych</text:span><text:span text:style-name="T2"> </text:span><text:span text:style-name="T2">do</text:span><text:span text:style-name="T2"> </text:span><text:span text:style-name="T2">użytku</text:span><text:span text:style-name="T2"> </text:span><text:span text:style-name="T2">mieszkań</text:span><text:span text:style-name="T2">, </text:span><text:span text:style-name="T2">zmniejszenie</text:span><text:span text:style-name="T2"> </text:span><text:span text:style-name="T2">wydobycie</text:span><text:span text:style-name="T2"> </text:span><text:span text:style-name="T2">węgla</text:span><text:span text:style-name="T2">, </text:span><text:span text:style-name="T2">spadek</text:span><text:span text:style-name="T2"> </text:span><text:span text:style-name="T2">produkcji</text:span><text:span text:style-name="T2"> </text:span><text:span text:style-name="T2">zwierzęcej</text:span><text:span text:style-name="T2">. </text:span><text:span text:style-name="T2">Trudniejsze</text:span><text:span text:style-name="T2"> </text:span><text:span text:style-name="T2">są</text:span><text:span text:style-name="T2"> </text:span><text:span text:style-name="T2">warunki</text:span><text:span text:style-name="T2"> </text:span><text:span text:style-name="T2">życia</text:span><text:span text:style-name="T2"> </text:span><text:span text:style-name="T2">ludzi</text:span><text:span text:style-name="T2">, </text:span><text:span text:style-name="T2">w</text:span><text:span text:style-name="T2"> </text:span><text:span text:style-name="T2">tym</text:span><text:span text:style-name="T2"> </text:span><text:span text:style-name="T2">warstw</text:span><text:span text:style-name="T2"> </text:span><text:span text:style-name="T2">najuboższych</text:span><text:span text:style-name="T2">, </text:span><text:span text:style-name="T2">trwa</text:span><text:span text:style-name="T2"> </text:span><text:span text:style-name="T2">emigracja</text:span><text:span text:style-name="T2"> </text:span><text:span text:style-name="T2">młodzieży</text:span><text:span text:style-name="T2">, </text:span><text:span text:style-name="T2">pogarszają</text:span><text:span text:style-name="T2"> </text:span><text:span text:style-name="T2">się</text:span><text:span text:style-name="T2"> </text:span><text:span text:style-name="T2">warunki</text:span><text:span text:style-name="T2"> </text:span><text:span text:style-name="T2">ekologiczne</text:span><text:span text:style-name="T2">.</text:span></text:p>
      <text:p text:style-name="P3"/>
      <text:p text:style-name="P1"><text:span text:style-name="T2">Podjęte</text:span><text:span text:style-name="T2"> </text:span><text:span text:style-name="T2">od</text:span><text:span text:style-name="T2"> </text:span><text:span text:style-name="T2">połowy</text:span><text:span text:style-name="T2"> </text:span><text:span text:style-name="T2">września</text:span><text:span text:style-name="T2"> </text:span><text:span text:style-name="T2">wysiłki</text:span><text:span text:style-name="T2"> </text:span><text:span text:style-name="T2">rządu</text:span><text:span text:style-name="T2"> </text:span><text:span text:style-name="T2">pozwoliły</text:span><text:span text:style-name="T2"> </text:span><text:span text:style-name="T2">na</text:span><text:span text:style-name="T2"> </text:span><text:span text:style-name="T2">zatrzymanie</text:span><text:span text:style-name="T2"> </text:span><text:span text:style-name="T2">lub</text:span><text:span text:style-name="T2"> </text:span><text:span text:style-name="T2">ograniczenie</text:span><text:span text:style-name="T2"> </text:span><text:span text:style-name="T2">części</text:span><text:span text:style-name="T2"> </text:span><text:span text:style-name="T2">niekorzystnych</text:span><text:span text:style-name="T2"> </text:span><text:span text:style-name="T2">procesów</text:span><text:span text:style-name="T2">. </text:span><text:span text:style-name="T2">Zatrzymane</text:span><text:span text:style-name="T2"> </text:span><text:span text:style-name="T2">zostało</text:span><text:span text:style-name="T2"> </text:span><text:span text:style-name="T2">powiększanie</text:span><text:span text:style-name="T2"> </text:span><text:span text:style-name="T2">się</text:span><text:span text:style-name="T2"> </text:span><text:span text:style-name="T2">deficytu</text:span><text:span text:style-name="T2"> </text:span><text:span text:style-name="T2">budżetowego</text:span><text:span text:style-name="T2">, </text:span><text:span text:style-name="T2">wzrost</text:span><text:span text:style-name="T2"> </text:span><text:span text:style-name="T2">dochodów</text:span><text:span text:style-name="T2"> </text:span><text:span text:style-name="T2">ludności</text:span><text:span text:style-name="T2"> </text:span><text:span text:style-name="T2">przestał</text:span><text:span text:style-name="T2"> </text:span><text:span text:style-name="T2">wyprzedać</text:span><text:span text:style-name="T2"> </text:span><text:span text:style-name="T2">wzrost</text:span><text:span text:style-name="T2"> </text:span><text:span text:style-name="T2">cen</text:span><text:span text:style-name="T2">, </text:span><text:span text:style-name="T2">poprawiła</text:span><text:span text:style-name="T2"> </text:span><text:span text:style-name="T2">się</text:span><text:span text:style-name="T2"> </text:span><text:span text:style-name="T2">sytuacja</text:span><text:span text:style-name="T2"> </text:span><text:span text:style-name="T2">finansowa</text:span><text:span text:style-name="T2"> </text:span><text:span text:style-name="T2">wielu</text:span><text:span text:style-name="T2"> </text:span><text:span text:style-name="T2">przedsiębiorstw</text:span><text:span text:style-name="T2">. </text:span><text:span text:style-name="T2">Niemniej</text:span><text:span text:style-name="T2"> </text:span><text:span text:style-name="T2">warunki</text:span><text:span text:style-name="T2"> </text:span><text:span text:style-name="T2">startu</text:span><text:span text:style-name="T2"> </text:span><text:span text:style-name="T2">programu</text:span><text:span text:style-name="T2"> </text:span><text:span text:style-name="T2">przemian</text:span><text:span text:style-name="T2"> </text:span><text:span text:style-name="T2">należy</text:span><text:span text:style-name="T2"> </text:span><text:span text:style-name="T2">określić</text:span><text:span text:style-name="T2"> </text:span><text:span text:style-name="T2">jako</text:span><text:span text:style-name="T2"> </text:span><text:span text:style-name="T2">nadal</text:span><text:span text:style-name="T2"> </text:span><text:span text:style-name="T2">bardzo</text:span><text:span text:style-name="T2"> </text:span><text:span text:style-name="T2">niekorzystne</text:span><text:span text:style-name="T2">, </text:span><text:span text:style-name="T2">wręcz</text:span><text:span text:style-name="T2"> </text:span><text:span text:style-name="T2">dramatyczne</text:span><text:span text:style-name="T2">. </text:span><text:span text:style-name="T2">Trzeba</text:span><text:span text:style-name="T2"> </text:span><text:span text:style-name="T2">jednak</text:span><text:span text:style-name="T2"> </text:span><text:span text:style-name="T2">jasno</text:span><text:span text:style-name="T2"> </text:span><text:span text:style-name="T2">powiedzieć</text:span><text:span text:style-name="T2"> – </text:span><text:span text:style-name="T2">wyczekiwanie</text:span><text:span text:style-name="T2"> </text:span><text:span text:style-name="T2">nie</text:span><text:span text:style-name="T2"> </text:span><text:span text:style-name="T2">poprawi</text:span><text:span text:style-name="T2"> </text:span><text:span text:style-name="T2">tych</text:span><text:span text:style-name="T2"> </text:span><text:span text:style-name="T2">warunków</text:span><text:span text:style-name="T2">, </text:span><text:span text:style-name="T2">a</text:span><text:span text:style-name="T2"> </text:span><text:span text:style-name="T2">tylko</text:span><text:span text:style-name="T2"> </text:span><text:span text:style-name="T2">pogorszy</text:span><text:span text:style-name="T2"> </text:span><text:span text:style-name="T2">je</text:span><text:span text:style-name="T2">. </text:span><text:span text:style-name="T2">Gospodarka</text:span><text:span text:style-name="T2"> </text:span><text:span text:style-name="T2">polska</text:span><text:span text:style-name="T2"> </text:span><text:span text:style-name="T2">jest</text:span><text:span text:style-name="T2"> </text:span><text:span text:style-name="T2">ciężko</text:span><text:span text:style-name="T2"> </text:span><text:span text:style-name="T2">chora</text:span><text:span text:style-name="T2">. </text:span><text:span text:style-name="T2">Konieczna</text:span><text:span text:style-name="T2"> </text:span><text:span text:style-name="T2">jest</text:span><text:span text:style-name="T2"> </text:span><text:span text:style-name="T2">operacja</text:span><text:span text:style-name="T2">, </text:span><text:span text:style-name="T2">głębokie</text:span><text:span text:style-name="T2"> </text:span><text:span text:style-name="T2">chirurgiczne</text:span><text:span text:style-name="T2"> </text:span><text:span text:style-name="T2">cięcie</text:span><text:span text:style-name="T2">, </text:span><text:span text:style-name="T2">usuwające</text:span><text:span text:style-name="T2"> </text:span><text:span text:style-name="T2">dewastującą</text:span><text:span text:style-name="T2"> </text:span><text:span text:style-name="T2">gospodarkę</text:span><text:span text:style-name="T2"> </text:span><text:span text:style-name="T2">inflację</text:span><text:span text:style-name="T2">.</text:span></text:p>
      <text:p text:style-name="P3"/>
      <text:p text:style-name="P1"><text:soft-page-break/><text:span text:style-name="T2">Wysoka</text:span><text:span text:style-name="T2"> </text:span><text:span text:style-name="T2">Izbo</text:span><text:span text:style-name="T2">! </text:span><text:span text:style-name="T2">Mówiąc</text:span><text:span text:style-name="T2"> </text:span><text:span text:style-name="T2">o</text:span><text:span text:style-name="T2"> </text:span><text:span text:style-name="T2">podjęciu</text:span><text:span text:style-name="T2"> </text:span><text:span text:style-name="T2">tej</text:span><text:span text:style-name="T2"> </text:span><text:span text:style-name="T2">operacji</text:span><text:span text:style-name="T2"> </text:span><text:span text:style-name="T2">musimy</text:span><text:span text:style-name="T2"> </text:span><text:span text:style-name="T2">zdawać</text:span><text:span text:style-name="T2"> </text:span><text:span text:style-name="T2">sobie</text:span><text:span text:style-name="T2"> </text:span><text:span text:style-name="T2">sprawę</text:span><text:span text:style-name="T2">, </text:span><text:span text:style-name="T2">że</text:span><text:span text:style-name="T2"> </text:span><text:span text:style-name="T2">społeczeństwo</text:span><text:span text:style-name="T2"> </text:span><text:span text:style-name="T2">wtedy</text:span><text:span text:style-name="T2"> </text:span><text:span text:style-name="T2">da</text:span><text:span text:style-name="T2"> </text:span><text:span text:style-name="T2">na</text:span><text:span text:style-name="T2"> </text:span><text:span text:style-name="T2">nią</text:span><text:span text:style-name="T2"> </text:span><text:span text:style-name="T2">zgodę</text:span><text:span text:style-name="T2"> </text:span><text:span text:style-name="T2">i</text:span><text:span text:style-name="T2"> – </text:span><text:span text:style-name="T2">co</text:span><text:span text:style-name="T2"> </text:span><text:span text:style-name="T2">jest</text:span><text:span text:style-name="T2"> </text:span><text:span text:style-name="T2">podstawowym</text:span><text:span text:style-name="T2"> </text:span><text:span text:style-name="T2">warunkiem</text:span><text:span text:style-name="T2"> – </text:span><text:span text:style-name="T2">samo</text:span><text:span text:style-name="T2"> </text:span><text:span text:style-name="T2">podejmie</text:span><text:span text:style-name="T2"> </text:span><text:span text:style-name="T2">proces</text:span><text:span text:style-name="T2"> </text:span><text:span text:style-name="T2">zmian</text:span><text:span text:style-name="T2">, </text:span><text:span text:style-name="T2">gdy</text:span><text:span text:style-name="T2"> </text:span><text:span text:style-name="T2">jasne</text:span><text:span text:style-name="T2"> </text:span><text:span text:style-name="T2">będą</text:span><text:span text:style-name="T2"> </text:span><text:span text:style-name="T2">dlań</text:span><text:span text:style-name="T2"> </text:span><text:span text:style-name="T2">zarówno</text:span><text:span text:style-name="T2"> </text:span><text:span text:style-name="T2">perspektywiczne</text:span><text:span text:style-name="T2"> </text:span><text:span text:style-name="T2">cele</text:span><text:span text:style-name="T2">, </text:span><text:span text:style-name="T2">jak</text:span><text:span text:style-name="T2"> </text:span><text:span text:style-name="T2">i</text:span><text:span text:style-name="T2"> </text:span><text:span text:style-name="T2">przewidywalne</text:span><text:span text:style-name="T2"> </text:span><text:span text:style-name="T2">skutki</text:span><text:span text:style-name="T2"> </text:span><text:span text:style-name="T2">przebudowy</text:span><text:span text:style-name="T2"> </text:span><text:span text:style-name="T2">systemu</text:span><text:span text:style-name="T2"> </text:span><text:span text:style-name="T2">gospodarczego</text:span><text:span text:style-name="T2">.</text:span></text:p>
      <text:p text:style-name="P3"/>
      <text:p text:style-name="P1"><text:span text:style-name="T2">Czego</text:span><text:span text:style-name="T2"> </text:span><text:span text:style-name="T2">się</text:span><text:span text:style-name="T2"> </text:span><text:span text:style-name="T2">więc</text:span><text:span text:style-name="T2"> </text:span><text:span text:style-name="T2">spodziewamy</text:span><text:span text:style-name="T2">, </text:span><text:span text:style-name="T2">co</text:span><text:span text:style-name="T2"> </text:span><text:span text:style-name="T2">proces</text:span><text:span text:style-name="T2"> </text:span><text:span text:style-name="T2">ten</text:span><text:span text:style-name="T2"> </text:span><text:span text:style-name="T2">przyniesie</text:span><text:span text:style-name="T2"> </text:span><text:span text:style-name="T2">ludziom</text:span><text:span text:style-name="T2">? </text:span><text:span text:style-name="T2">Chcemy</text:span><text:span text:style-name="T2">, </text:span><text:span text:style-name="T2">aby</text:span><text:span text:style-name="T2"> </text:span><text:span text:style-name="T2">doprowadził</text:span><text:span text:style-name="T2"> </text:span><text:span text:style-name="T2">do</text:span><text:span text:style-name="T2"> </text:span><text:span text:style-name="T2">sytuacji</text:span><text:span text:style-name="T2">, </text:span><text:span text:style-name="T2">która</text:span><text:span text:style-name="T2"> </text:span><text:span text:style-name="T2">w</text:span><text:span text:style-name="T2"> </text:span><text:span text:style-name="T2">rozwiniętych</text:span><text:span text:style-name="T2"> </text:span><text:span text:style-name="T2">krajach</text:span><text:span text:style-name="T2"> </text:span><text:span text:style-name="T2">świata</text:span><text:span text:style-name="T2"> </text:span><text:span text:style-name="T2">uważana</text:span><text:span text:style-name="T2"> </text:span><text:span text:style-name="T2">jest</text:span><text:span text:style-name="T2"> </text:span><text:span text:style-name="T2">za</text:span><text:span text:style-name="T2"> </text:span><text:span text:style-name="T2">normalną</text:span><text:span text:style-name="T2">, </text:span><text:span text:style-name="T2">a</text:span><text:span text:style-name="T2"> </text:span><text:span text:style-name="T2">u</text:span><text:span text:style-name="T2"> </text:span><text:span text:style-name="T2">nas</text:span><text:span text:style-name="T2"> </text:span><text:span text:style-name="T2">do</text:span><text:span text:style-name="T2"> </text:span><text:span text:style-name="T2">tej</text:span><text:span text:style-name="T2"> </text:span><text:span text:style-name="T2">pory</text:span><text:span text:style-name="T2"> </text:span><text:span text:style-name="T2">uchodziła</text:span><text:span text:style-name="T2"> </text:span><text:span text:style-name="T2">za</text:span><text:span text:style-name="T2"> </text:span><text:span text:style-name="T2">niedościgniony</text:span><text:span text:style-name="T2"> </text:span><text:span text:style-name="T2">ideał</text:span><text:span text:style-name="T2">. </text:span><text:span text:style-name="T2">Polega</text:span><text:span text:style-name="T2"> </text:span><text:span text:style-name="T2">ona</text:span><text:span text:style-name="T2"> </text:span><text:span text:style-name="T2">na</text:span><text:span text:style-name="T2"> </text:span><text:span text:style-name="T2">tym</text:span><text:span text:style-name="T2">, </text:span><text:span text:style-name="T2">że</text:span><text:span text:style-name="T2"> </text:span><text:span text:style-name="T2">ludzie</text:span><text:span text:style-name="T2"> </text:span><text:span text:style-name="T2">są</text:span><text:span text:style-name="T2"> </text:span><text:span text:style-name="T2">nagradzani</text:span><text:span text:style-name="T2"> </text:span><text:span text:style-name="T2">za</text:span><text:span text:style-name="T2"> </text:span><text:span text:style-name="T2">pracowitość</text:span><text:span text:style-name="T2">, </text:span><text:span text:style-name="T2">przedsiębiorczość</text:span><text:span text:style-name="T2"> </text:span><text:span text:style-name="T2">i</text:span><text:span text:style-name="T2"> </text:span><text:span text:style-name="T2">umiejętność</text:span><text:span text:style-name="T2"> </text:span><text:span text:style-name="T2">wykorzystania</text:span><text:span text:style-name="T2"> </text:span><text:span text:style-name="T2">swych</text:span><text:span text:style-name="T2"> </text:span><text:span text:style-name="T2">talentów</text:span><text:span text:style-name="T2">, </text:span><text:span text:style-name="T2">ich</text:span><text:span text:style-name="T2"> </text:span><text:span text:style-name="T2">praca</text:span><text:span text:style-name="T2"> </text:span><text:span text:style-name="T2">wykorzystana</text:span><text:span text:style-name="T2"> </text:span><text:span text:style-name="T2">tak</text:span><text:span text:style-name="T2">, </text:span><text:span text:style-name="T2">aby</text:span><text:span text:style-name="T2"> </text:span><text:span text:style-name="T2">przynosiła</text:span><text:span text:style-name="T2"> </text:span><text:span text:style-name="T2">dochód</text:span><text:span text:style-name="T2"> </text:span><text:span text:style-name="T2">i</text:span><text:span text:style-name="T2"> </text:span><text:span text:style-name="T2">satysfakcję</text:span><text:span text:style-name="T2">. </text:span><text:span text:style-name="T2">Rezultaty</text:span><text:span text:style-name="T2"> </text:span><text:span text:style-name="T2">tej</text:span><text:span text:style-name="T2"> </text:span><text:span text:style-name="T2">pracy</text:span><text:span text:style-name="T2"> </text:span><text:span text:style-name="T2">nie</text:span><text:span text:style-name="T2"> </text:span><text:span text:style-name="T2">są</text:span><text:span text:style-name="T2"> </text:span><text:span text:style-name="T2">marnowane</text:span><text:span text:style-name="T2">, </text:span><text:span text:style-name="T2">ale</text:span><text:span text:style-name="T2"> </text:span><text:span text:style-name="T2">zgodnie</text:span><text:span text:style-name="T2"> </text:span><text:span text:style-name="T2">z</text:span><text:span text:style-name="T2"> </text:span><text:span text:style-name="T2">wolą</text:span><text:span text:style-name="T2"> </text:span><text:span text:style-name="T2">obywateli</text:span><text:span text:style-name="T2"> </text:span><text:span text:style-name="T2">przeznaczane</text:span><text:span text:style-name="T2"> </text:span><text:span text:style-name="T2">na</text:span><text:span text:style-name="T2"> </text:span><text:span text:style-name="T2">rozwój</text:span><text:span text:style-name="T2"> </text:span><text:span text:style-name="T2">cywilizacyjny</text:span><text:span text:style-name="T2"> </text:span><text:span text:style-name="T2">kraju</text:span><text:span text:style-name="T2">, </text:span><text:span text:style-name="T2">jego</text:span><text:span text:style-name="T2"> </text:span><text:span text:style-name="T2">dorobek</text:span><text:span text:style-name="T2"> </text:span><text:span text:style-name="T2">kulturalny</text:span><text:span text:style-name="T2">, </text:span><text:span text:style-name="T2">ochronę</text:span><text:span text:style-name="T2"> </text:span><text:span text:style-name="T2">życia</text:span><text:span text:style-name="T2"> </text:span><text:span text:style-name="T2">i</text:span><text:span text:style-name="T2"> </text:span><text:span text:style-name="T2">środowiska</text:span><text:span text:style-name="T2"> </text:span><text:span text:style-name="T2">naturalnego</text:span><text:span text:style-name="T2"> </text:span><text:span text:style-name="T2">człowieka</text:span><text:span text:style-name="T2">.</text:span></text:p>
      <text:p text:style-name="P3"/>
      <text:p text:style-name="P1"><text:span text:style-name="T2">Panie</text:span><text:span text:style-name="T2"> </text:span><text:span text:style-name="T2">i</text:span><text:span text:style-name="T2"> </text:span><text:span text:style-name="T2">Panowie</text:span><text:span text:style-name="T2">! </text:span><text:span text:style-name="T2">Skrajnie</text:span><text:span text:style-name="T2"> </text:span><text:span text:style-name="T2">trudna</text:span><text:span text:style-name="T2"> </text:span><text:span text:style-name="T2">sytuacja</text:span><text:span text:style-name="T2"> </text:span><text:span text:style-name="T2">wyjściowa</text:span><text:span text:style-name="T2"> </text:span><text:span text:style-name="T2">narzuca</text:span><text:span text:style-name="T2"> </text:span><text:span text:style-name="T2">nam</text:span><text:span text:style-name="T2"> </text:span><text:span text:style-name="T2">konieczność</text:span><text:span text:style-name="T2"> </text:span><text:span text:style-name="T2">jednoczesnego</text:span><text:span text:style-name="T2"> </text:span><text:span text:style-name="T2">podejmowania</text:span><text:span text:style-name="T2"> </text:span><text:span text:style-name="T2">działań</text:span><text:span text:style-name="T2"> </text:span><text:span text:style-name="T2">na</text:span><text:span text:style-name="T2"> </text:span><text:span text:style-name="T2">dwóch</text:span><text:span text:style-name="T2"> </text:span><text:span text:style-name="T2">płaszczyznach</text:span><text:span text:style-name="T2"> – </text:span><text:span text:style-name="T2">dalekosiężnych</text:span><text:span text:style-name="T2"> </text:span><text:span text:style-name="T2">zmian</text:span><text:span text:style-name="T2"> </text:span><text:span text:style-name="T2">systemowych</text:span><text:span text:style-name="T2"> </text:span><text:span text:style-name="T2">i</text:span><text:span text:style-name="T2"> </text:span><text:span text:style-name="T2">szybkich</text:span><text:span text:style-name="T2"> </text:span><text:span text:style-name="T2">przedsięwzięć</text:span><text:span text:style-name="T2"> </text:span><text:span text:style-name="T2">stabilizacyjnych</text:span><text:span text:style-name="T2">.</text:span></text:p>
      <text:p text:style-name="P3"/>
      <text:p text:style-name="P1"><text:span text:style-name="T2">Wiemy</text:span><text:span text:style-name="T2"> </text:span><text:span text:style-name="T2">dobrze</text:span><text:span text:style-name="T2">, </text:span><text:span text:style-name="T2">że</text:span><text:span text:style-name="T2"> </text:span><text:span text:style-name="T2">wszyscy</text:span><text:span text:style-name="T2"> </text:span><text:span text:style-name="T2">obywatele</text:span><text:span text:style-name="T2"> </text:span><text:span text:style-name="T2">naszego</text:span><text:span text:style-name="T2"> </text:span><text:span text:style-name="T2">kraju</text:span><text:span text:style-name="T2"> </text:span><text:span text:style-name="T2">oczekują</text:span><text:span text:style-name="T2"> </text:span><text:span text:style-name="T2">przede</text:span><text:span text:style-name="T2"> </text:span><text:span text:style-name="T2">wszystkim</text:span><text:span text:style-name="T2"> </text:span><text:span text:style-name="T2">na</text:span><text:span text:style-name="T2"> </text:span><text:span text:style-name="T2">skutki</text:span><text:span text:style-name="T2"> </text:span><text:span text:style-name="T2">zapowiadanej</text:span><text:span text:style-name="T2"> </text:span><text:span text:style-name="T2">zmiany</text:span><text:span text:style-name="T2"> </text:span><text:span text:style-name="T2">systemu</text:span><text:span text:style-name="T2"> </text:span><text:span text:style-name="T2">gospodarczego</text:span><text:span text:style-name="T2">. </text:span><text:span text:style-name="T2">Tymczasem</text:span><text:span text:style-name="T2"> </text:span><text:span text:style-name="T2">jednak</text:span><text:span text:style-name="T2"> </text:span><text:span text:style-name="T2">musimy</text:span><text:span text:style-name="T2"> </text:span><text:span text:style-name="T2">stosować</text:span><text:span text:style-name="T2"> </text:span><text:span text:style-name="T2">się</text:span><text:span text:style-name="T2"> </text:span><text:span text:style-name="T2">do</text:span><text:span text:style-name="T2"> </text:span><text:span text:style-name="T2">twardej</text:span><text:span text:style-name="T2"> </text:span><text:span text:style-name="T2">logiki</text:span><text:span text:style-name="T2"> </text:span><text:span text:style-name="T2">procesu</text:span><text:span text:style-name="T2"> </text:span><text:span text:style-name="T2">przemian</text:span><text:span text:style-name="T2">, </text:span><text:span text:style-name="T2">jaki</text:span><text:span text:style-name="T2"> </text:span><text:span text:style-name="T2">został</text:span><text:span text:style-name="T2"> </text:span><text:span text:style-name="T2">zapoczątkowany</text:span><text:span text:style-name="T2"> </text:span><text:span text:style-name="T2">w</text:span><text:span text:style-name="T2"> </text:span><text:span text:style-name="T2">Polsce</text:span><text:span text:style-name="T2"> </text:span><text:span text:style-name="T2">z</text:span><text:span text:style-name="T2"> </text:span><text:span text:style-name="T2">chwilą</text:span><text:span text:style-name="T2"> </text:span><text:span text:style-name="T2">utworzenia</text:span><text:span text:style-name="T2"> </text:span><text:span text:style-name="T2">rządu</text:span><text:span text:style-name="T2"> </text:span><text:span text:style-name="T2">Tadeusza</text:span><text:span text:style-name="T2"> </text:span><text:span text:style-name="T2">Mazowieckiego</text:span><text:span text:style-name="T2">. </text:span><text:span text:style-name="T2">Nie</text:span><text:span text:style-name="T2"> </text:span><text:span text:style-name="T2">da</text:span><text:span text:style-name="T2"> </text:span><text:span text:style-name="T2">się</text:span><text:span text:style-name="T2"> </text:span><text:span text:style-name="T2">zbudować</text:span><text:span text:style-name="T2"> </text:span><text:span text:style-name="T2">trwałego</text:span><text:span text:style-name="T2"> </text:span><text:span text:style-name="T2">gmachu</text:span><text:span text:style-name="T2"> </text:span><text:span text:style-name="T2">gospodarki</text:span><text:span text:style-name="T2"> </text:span><text:span text:style-name="T2">narodowej</text:span><text:span text:style-name="T2"> </text:span><text:span text:style-name="T2">bez</text:span><text:span text:style-name="T2"> </text:span><text:span text:style-name="T2">zapewnienia</text:span><text:span text:style-name="T2"> </text:span><text:span text:style-name="T2">mu</text:span><text:span text:style-name="T2"> </text:span><text:span text:style-name="T2">stabilnych</text:span><text:span text:style-name="T2"> </text:span><text:span text:style-name="T2">fundamentów</text:span><text:span text:style-name="T2"> </text:span><text:span text:style-name="T2">w</text:span><text:span text:style-name="T2"> </text:span><text:span text:style-name="T2">postaci</text:span><text:span text:style-name="T2"> </text:span><text:span text:style-name="T2">mocnego</text:span><text:span text:style-name="T2"> </text:span><text:span text:style-name="T2">pieniądza</text:span><text:span text:style-name="T2">. </text:span><text:span text:style-name="T2">Dlatego</text:span><text:span text:style-name="T2"> </text:span><text:span text:style-name="T2">też</text:span><text:span text:style-name="T2"> </text:span><text:span text:style-name="T2">pierwszeństwo</text:span><text:span text:style-name="T2"> </text:span><text:span text:style-name="T2">muszą</text:span><text:span text:style-name="T2"> </text:span><text:span text:style-name="T2">zyskać</text:span><text:span text:style-name="T2"> </text:span><text:span text:style-name="T2">działania</text:span><text:span text:style-name="T2"> </text:span><text:span text:style-name="T2">stabilizacyjne</text:span><text:span text:style-name="T2">. </text:span><text:span text:style-name="T2">Chodzi</text:span><text:span text:style-name="T2"> </text:span><text:span text:style-name="T2">tu</text:span><text:span text:style-name="T2"> </text:span><text:span text:style-name="T2">w</text:span><text:span text:style-name="T2"> </text:span><text:span text:style-name="T2">pierwszej</text:span><text:span text:style-name="T2"> </text:span><text:span text:style-name="T2">kolejności</text:span><text:span text:style-name="T2"> </text:span><text:span text:style-name="T2">o</text:span><text:span text:style-name="T2"> </text:span><text:span text:style-name="T2">szybkie</text:span><text:span text:style-name="T2"> </text:span><text:span text:style-name="T2">zwalczenie</text:span><text:span text:style-name="T2"> </text:span><text:span text:style-name="T2">inflacji</text:span><text:span text:style-name="T2"> </text:span><text:span text:style-name="T2">oraz</text:span><text:span text:style-name="T2"> </text:span><text:span text:style-name="T2">przywrócenie</text:span><text:span text:style-name="T2"> </text:span><text:span text:style-name="T2">równowagi</text:span><text:span text:style-name="T2"> </text:span><text:span text:style-name="T2">gospodarczej</text:span><text:span text:style-name="T2">.</text:span></text:p>
      <text:p text:style-name="P3"/>
      <text:p text:style-name="P1"><text:span text:style-name="T2">Już</text:span><text:span text:style-name="T2"> </text:span><text:span text:style-name="T2">obecnie</text:span><text:span text:style-name="T2"> </text:span><text:span text:style-name="T2">galopująca</text:span><text:span text:style-name="T2"> </text:span><text:span text:style-name="T2">inflacja</text:span><text:span text:style-name="T2"> </text:span><text:span text:style-name="T2">odbiera</text:span><text:span text:style-name="T2"> </text:span><text:span text:style-name="T2">sens</text:span><text:span text:style-name="T2"> </text:span><text:span text:style-name="T2">wielu</text:span><text:span text:style-name="T2"> </text:span><text:span text:style-name="T2">działaniom</text:span><text:span text:style-name="T2"> </text:span><text:span text:style-name="T2">gospodarczym</text:span><text:span text:style-name="T2">, </text:span><text:span text:style-name="T2">narzuca</text:span><text:span text:style-name="T2"> </text:span><text:span text:style-name="T2">obywatelom</text:span><text:span text:style-name="T2"> </text:span><text:span text:style-name="T2">niewłaściwe</text:span><text:span text:style-name="T2"> </text:span><text:span text:style-name="T2">postawy</text:span><text:span text:style-name="T2"> </text:span><text:span text:style-name="T2">i</text:span><text:span text:style-name="T2"> </text:span><text:span text:style-name="T2">zachowania</text:span><text:span text:style-name="T2"> </text:span><text:span text:style-name="T2">oraz</text:span><text:span text:style-name="T2"> </text:span><text:span text:style-name="T2">uniemożliwia</text:span><text:span text:style-name="T2"> </text:span><text:span text:style-name="T2">skuteczne</text:span><text:span text:style-name="T2"> </text:span><text:span text:style-name="T2">przejście</text:span><text:span text:style-name="T2"> </text:span><text:span text:style-name="T2">do</text:span><text:span text:style-name="T2"> </text:span><text:span text:style-name="T2">nowego</text:span><text:span text:style-name="T2"> </text:span><text:span text:style-name="T2">systemu</text:span><text:span text:style-name="T2"> </text:span><text:span text:style-name="T2">gospodarowania</text:span><text:span text:style-name="T2">. </text:span><text:span text:style-name="T2">Pozostawienie</text:span><text:span text:style-name="T2"> </text:span><text:span text:style-name="T2">tej</text:span><text:span text:style-name="T2"> </text:span><text:span text:style-name="T2">sytuacji</text:span><text:span text:style-name="T2"> </text:span><text:span text:style-name="T2">bez</text:span><text:span text:style-name="T2"> </text:span><text:span text:style-name="T2">zmian</text:span><text:span text:style-name="T2"> </text:span><text:span text:style-name="T2">oznaczałoby</text:span><text:span text:style-name="T2"> </text:span><text:span text:style-name="T2">przyzwolenie</text:span><text:span text:style-name="T2"> </text:span><text:span text:style-name="T2">dla</text:span><text:span text:style-name="T2"> </text:span><text:span text:style-name="T2">takiej</text:span><text:span text:style-name="T2"> </text:span><text:span text:style-name="T2">hiperinflacji</text:span><text:span text:style-name="T2">, </text:span><text:span text:style-name="T2">przy</text:span><text:span text:style-name="T2"> </text:span><text:span text:style-name="T2">której</text:span><text:span text:style-name="T2"> </text:span><text:span text:style-name="T2">ceny</text:span><text:span text:style-name="T2"> </text:span><text:span text:style-name="T2">wzrastałyby</text:span><text:span text:style-name="T2"> </text:span><text:span text:style-name="T2">z</text:span><text:span text:style-name="T2"> </text:span><text:span text:style-name="T2">dnia</text:span><text:span text:style-name="T2"> </text:span><text:span text:style-name="T2">na</text:span><text:span text:style-name="T2"> </text:span><text:span text:style-name="T2">dzień</text:span><text:span text:style-name="T2">. </text:span><text:span text:style-name="T2">Oznaczałoby</text:span><text:span text:style-name="T2"> </text:span><text:span text:style-name="T2">to</text:span><text:span text:style-name="T2"> </text:span><text:span text:style-name="T2">ca</text:span><text:span text:style-name="T2">ł</text:span><text:span text:style-name="T2">kowite</text:span><text:span text:style-name="T2"> </text:span><text:span text:style-name="T2">załamanie</text:span><text:span text:style-name="T2"> </text:span><text:span text:style-name="T2">gospodarki</text:span><text:span text:style-name="T2">.</text:span></text:p>
      <text:p text:style-name="P3"/>
      <text:p text:style-name="P1"><text:span text:style-name="T2">Przezwyciężanie</text:span><text:span text:style-name="T2"> </text:span><text:span text:style-name="T2">inflacji</text:span><text:span text:style-name="T2"> </text:span><text:span text:style-name="T2">ma</text:span><text:span text:style-name="T2"> </text:span><text:span text:style-name="T2">swoje</text:span><text:span text:style-name="T2"> </text:span><text:span text:style-name="T2">prawa</text:span><text:span text:style-name="T2">. </text:span><text:span text:style-name="T2">Musi</text:span><text:span text:style-name="T2"> </text:span><text:span text:style-name="T2">się</text:span><text:span text:style-name="T2"> </text:span><text:span text:style-name="T2">odbyć</text:span><text:span text:style-name="T2"> </text:span><text:span text:style-name="T2">szybko</text:span><text:span text:style-name="T2"> </text:span><text:span text:style-name="T2">i</text:span><text:span text:style-name="T2"> </text:span><text:span text:style-name="T2">zdecydowanie</text:span><text:span text:style-name="T2">, </text:span><text:span text:style-name="T2">w</text:span><text:span text:style-name="T2"> </text:span><text:span text:style-name="T2">sposób</text:span><text:span text:style-name="T2"> </text:span><text:span text:style-name="T2">skoncentrowany</text:span><text:span text:style-name="T2"> </text:span><text:span text:style-name="T2">i</text:span><text:span text:style-name="T2"> </text:span><text:span text:style-name="T2">powszechny</text:span><text:span text:style-name="T2">, </text:span><text:span text:style-name="T2">obejmując</text:span><text:span text:style-name="T2"> </text:span><text:span text:style-name="T2">całość</text:span><text:span text:style-name="T2"> </text:span><text:span text:style-name="T2">gospodarki</text:span><text:span text:style-name="T2"> </text:span><text:span text:style-name="T2">narodowej</text:span><text:span text:style-name="T2">, </text:span><text:span text:style-name="T2">całe</text:span><text:span text:style-name="T2"> </text:span><text:span text:style-name="T2">społeczeństwo</text:span><text:span text:style-name="T2">. </text:span><text:span text:style-name="T2">Szybko</text:span><text:span text:style-name="T2">, </text:span><text:span text:style-name="T2">gdyż</text:span><text:span text:style-name="T2"> </text:span><text:span text:style-name="T2">rozkładanie</text:span><text:span text:style-name="T2"> </text:span><text:span text:style-name="T2">w</text:span><text:span text:style-name="T2"> </text:span><text:span text:style-name="T2">czasie</text:span><text:span text:style-name="T2"> </text:span><text:span text:style-name="T2">walki</text:span><text:span text:style-name="T2"> </text:span><text:span text:style-name="T2">z</text:span><text:span text:style-name="T2"> </text:span><text:span text:style-name="T2">inflacją</text:span><text:span text:style-name="T2"> </text:span><text:span text:style-name="T2">prowadzi</text:span><text:span text:style-name="T2"> </text:span><text:span text:style-name="T2">do</text:span><text:span text:style-name="T2"> </text:span><text:span text:style-name="T2">niepowodzenia</text:span><text:span text:style-name="T2">. </text:span><text:span text:style-name="T2">Nie</text:span><text:span text:style-name="T2"> </text:span><text:span text:style-name="T2">znamy</text:span><text:span text:style-name="T2"> </text:span><text:span text:style-name="T2">w</text:span><text:span text:style-name="T2"> </text:span><text:span text:style-name="T2">gospodarce</text:span><text:span text:style-name="T2"> </text:span><text:span text:style-name="T2">światowej</text:span><text:span text:style-name="T2"> </text:span><text:span text:style-name="T2">powolnego</text:span><text:span text:style-name="T2"> </text:span><text:span text:style-name="T2">wychodzenia</text:span><text:span text:style-name="T2"> </text:span><text:span text:style-name="T2">z</text:span><text:span text:style-name="T2"> </text:span><text:span text:style-name="T2">pozytywnym</text:span><text:span text:style-name="T2"> </text:span><text:span text:style-name="T2">skutkiem</text:span><text:span text:style-name="T2"> </text:span><text:span text:style-name="T2">z</text:span><text:span text:style-name="T2"> </text:span><text:span text:style-name="T2">tak</text:span><text:span text:style-name="T2"> </text:span><text:span text:style-name="T2">wielkiej</text:span><text:span text:style-name="T2"> </text:span><text:span text:style-name="T2">inflacji</text:span><text:span text:style-name="T2">. </text:span><text:span text:style-name="T2">Istnieją</text:span><text:span text:style-name="T2"> </text:span><text:span text:style-name="T2">poza</text:span><text:span text:style-name="T2"> </text:span><text:span text:style-name="T2">tym</text:span><text:span text:style-name="T2"> </text:span><text:span text:style-name="T2">uzasadnione</text:span><text:span text:style-name="T2"> </text:span><text:span text:style-name="T2">obawy</text:span><text:span text:style-name="T2">, </text:span><text:span text:style-name="T2">że</text:span><text:span text:style-name="T2"> </text:span><text:span text:style-name="T2">ograniczone</text:span><text:span text:style-name="T2"> </text:span><text:span text:style-name="T2">przecież</text:span><text:span text:style-name="T2"> </text:span><text:span text:style-name="T2">zasoby</text:span><text:span text:style-name="T2"> </text:span><text:span text:style-name="T2">cierpliwości</text:span><text:span text:style-name="T2"> </text:span><text:span text:style-name="T2">społeczeństwa</text:span><text:span text:style-name="T2"> </text:span><text:span text:style-name="T2">mogłyby</text:span><text:span text:style-name="T2"> </text:span><text:span text:style-name="T2">rychło</text:span><text:span text:style-name="T2"> </text:span><text:span text:style-name="T2">wyczerpać</text:span><text:span text:style-name="T2"> </text:span><text:span text:style-name="T2">się</text:span><text:span text:style-name="T2"> </text:span><text:span text:style-name="T2">przy</text:span><text:span text:style-name="T2"> </text:span><text:span text:style-name="T2">przewlekaniu</text:span><text:span text:style-name="T2"> </text:span><text:span text:style-name="T2">tego</text:span><text:span text:style-name="T2"> </text:span><text:span text:style-name="T2">uciążliwego</text:span><text:span text:style-name="T2"> </text:span><text:span text:style-name="T2">ze</text:span><text:span text:style-name="T2"> </text:span><text:span text:style-name="T2">swej</text:span><text:span text:style-name="T2"> </text:span><text:span text:style-name="T2">natury</text:span><text:span text:style-name="T2"> </text:span><text:span text:style-name="T2">procesu</text:span><text:span text:style-name="T2">. </text:span><text:span text:style-name="T2">W</text:span><text:span text:style-name="T2"> </text:span><text:span text:style-name="T2">sposób</text:span><text:span text:style-name="T2"> </text:span><text:span text:style-name="T2">skoncentrowany</text:span><text:span text:style-name="T2">, </text:span><text:span text:style-name="T2">gdyż</text:span><text:span text:style-name="T2"> </text:span><text:span text:style-name="T2">nie</text:span><text:span text:style-name="T2"> </text:span><text:span text:style-name="T2">wystarczy</text:span><text:span text:style-name="T2"> </text:span><text:span text:style-name="T2">tylko</text:span><text:span text:style-name="T2"> </text:span><text:span text:style-name="T2">polityka</text:span><text:span text:style-name="T2"> </text:span><text:span text:style-name="T2">ostrego</text:span><text:span text:style-name="T2"> </text:span><text:span text:style-name="T2">hamowania</text:span><text:span text:style-name="T2"> </text:span><text:span text:style-name="T2">wzrostu</text:span><text:span text:style-name="T2"> </text:span><text:span text:style-name="T2">dochodów</text:span><text:span text:style-name="T2">. </text:span><text:span text:style-name="T2">Na</text:span><text:span text:style-name="T2"> </text:span><text:span text:style-name="T2">walkę</text:span><text:span text:style-name="T2"> </text:span><text:span text:style-name="T2">z</text:span><text:span text:style-name="T2"> </text:span><text:span text:style-name="T2">inflacją</text:span><text:span text:style-name="T2"> </text:span><text:span text:style-name="T2">w</text:span><text:span text:style-name="T2"> </text:span><text:span text:style-name="T2">tym</text:span><text:span text:style-name="T2"> </text:span><text:span text:style-name="T2">decydującym</text:span><text:span text:style-name="T2"> </text:span><text:span text:style-name="T2">okresie</text:span><text:span text:style-name="T2"> </text:span><text:span text:style-name="T2">musi</text:span><text:span text:style-name="T2"> </text:span><text:span text:style-name="T2">składać</text:span><text:span text:style-name="T2"> </text:span><text:span text:style-name="T2">się</text:span><text:span text:style-name="T2"> </text:span><text:span text:style-name="T2">całość</text:span><text:span text:style-name="T2"> </text:span><text:span text:style-name="T2">polityki</text:span><text:span text:style-name="T2"> </text:span><text:span text:style-name="T2">gospodarczej</text:span><text:span text:style-name="T2">, </text:span><text:span text:style-name="T2">a</text:span><text:span text:style-name="T2"> </text:span><text:span text:style-name="T2">więc</text:span><text:span text:style-name="T2"> </text:span><text:span text:style-name="T2">równoważenie</text:span><text:span text:style-name="T2"> </text:span><text:span text:style-name="T2">budżetu</text:span><text:span text:style-name="T2">, </text:span><text:span text:style-name="T2">zbilansowanie</text:span><text:span text:style-name="T2"> </text:span><text:span text:style-name="T2">popytu</text:span><text:span text:style-name="T2"> </text:span><text:span text:style-name="T2">i</text:span><text:span text:style-name="T2"> </text:span><text:span text:style-name="T2">podaży</text:span><text:span text:style-name="T2"> </text:span><text:span text:style-name="T2">pieniądza</text:span><text:span text:style-name="T2"> </text:span><text:span text:style-name="T2">kredytowego</text:span><text:span text:style-name="T2">, </text:span><text:span text:style-name="T2">stabilizacja</text:span><text:span text:style-name="T2"> </text:span><text:span text:style-name="T2">kursu</text:span><text:span text:style-name="T2"> </text:span><text:span text:style-name="T2">walut</text:span><text:span text:style-name="T2"> </text:span><text:span text:style-name="T2">obcych</text:span><text:span text:style-name="T2"> </text:span><text:span text:style-name="T2">itd</text:span><text:span text:style-name="T2">. </text:span><text:span text:style-name="T2">Rozluźnienie</text:span><text:span text:style-name="T2"> </text:span><text:span text:style-name="T2">jednego</text:span><text:span text:style-name="T2"> </text:span><text:span text:style-name="T2">ogniwa</text:span><text:span text:style-name="T2"> </text:span><text:span text:style-name="T2">powoduje</text:span><text:span text:style-name="T2"> </text:span><text:span text:style-name="T2">zagrożenie</text:span><text:span text:style-name="T2"> </text:span><text:span text:style-name="T2">nadmiernym</text:span><text:span text:style-name="T2"> </text:span><text:span text:style-name="T2">napięciem</text:span><text:span text:style-name="T2"> </text:span><text:span text:style-name="T2">w</text:span><text:span text:style-name="T2"> </text:span><text:span text:style-name="T2">pozostałych</text:span><text:span text:style-name="T2"> </text:span><text:span text:style-name="T2">i</text:span><text:span text:style-name="T2"> </text:span><text:span text:style-name="T2">w</text:span><text:span text:style-name="T2"> </text:span><text:span text:style-name="T2">konsekwencji</text:span><text:span text:style-name="T2"> </text:span><text:span text:style-name="T2">niepowodzeniem</text:span><text:span text:style-name="T2"> </text:span><text:span text:style-name="T2">całości</text:span><text:span text:style-name="T2">.</text:span></text:p>
      <text:p text:style-name="P3"/>
      <text:p text:style-name="P1"><text:span text:style-name="T2">Taki</text:span><text:span text:style-name="T2"> </text:span><text:span text:style-name="T2">program</text:span><text:span text:style-name="T2"> </text:span><text:span text:style-name="T2">walki</text:span><text:span text:style-name="T2"> </text:span><text:span text:style-name="T2">z</text:span><text:span text:style-name="T2"> </text:span><text:span text:style-name="T2">inflacją</text:span><text:span text:style-name="T2"> </text:span><text:span text:style-name="T2">jest</text:span><text:span text:style-name="T2"> </text:span><text:span text:style-name="T2">trudny</text:span><text:span text:style-name="T2"> </text:span><text:span text:style-name="T2">dla</text:span><text:span text:style-name="T2"> </text:span><text:span text:style-name="T2">społeczeństwa</text:span><text:span text:style-name="T2">. </text:span><text:span text:style-name="T2">Zmniejszenie</text:span><text:span text:style-name="T2"> </text:span><text:span text:style-name="T2">ilości</text:span><text:span text:style-name="T2"> </text:span><text:span text:style-name="T2">pieniądza</text:span><text:span text:style-name="T2"> </text:span><text:span text:style-name="T2">w</text:span><text:span text:style-name="T2"> </text:span><text:span text:style-name="T2">obiegu</text:span><text:span text:style-name="T2"> </text:span><text:span text:style-name="T2">i</text:span><text:span text:style-name="T2"> </text:span><text:span text:style-name="T2">ograniczanie</text:span><text:span text:style-name="T2"> </text:span><text:span text:style-name="T2">popytu</text:span><text:span text:style-name="T2"> </text:span><text:span text:style-name="T2">będą</text:span><text:span text:style-name="T2"> </text:span><text:span text:style-name="T2">bowiem</text:span><text:span text:style-name="T2"> </text:span><text:span text:style-name="T2">prowadzić</text:span><text:span text:style-name="T2"> </text:span><text:span text:style-name="T2">do</text:span><text:span text:style-name="T2"> </text:span><text:span text:style-name="T2">niewypłacalności</text:span><text:span text:style-name="T2"> </text:span><text:span text:style-name="T2">części</text:span><text:span text:style-name="T2"> </text:span><text:span text:style-name="T2">przedsiębiorstw</text:span><text:span text:style-name="T2"> </text:span><text:span text:style-name="T2">oraz</text:span><text:span text:style-name="T2"> </text:span><text:span text:style-name="T2">ich</text:span><text:span text:style-name="T2"> </text:span><text:span text:style-name="T2">upadłości</text:span><text:span text:style-name="T2">, </text:span><text:span text:style-name="T2">do</text:span><text:span text:style-name="T2"> </text:span><text:span text:style-name="T2">pojawienia</text:span><text:span text:style-name="T2"> </text:span><text:span text:style-name="T2">się</text:span><text:span text:style-name="T2"> </text:span><text:span text:style-name="T2">lokalnego</text:span><text:span text:style-name="T2"> </text:span><text:span text:style-name="T2">bezrobocia</text:span><text:span text:style-name="T2"> </text:span><text:span text:style-name="T2">i</text:span><text:span text:style-name="T2"> </text:span><text:span text:style-name="T2">wystąpienia</text:span><text:span text:style-name="T2"> </text:span><text:span text:style-name="T2">przejściowego</text:span><text:span text:style-name="T2"> </text:span><text:span text:style-name="T2">spadku</text:span><text:span text:style-name="T2"> </text:span><text:span text:style-name="T2">produkcji</text:span><text:span text:style-name="T2">. </text:span><text:span text:style-name="T2">Zjawiska</text:span><text:span text:style-name="T2"> </text:span><text:span text:style-name="T2">te</text:span><text:span text:style-name="T2"> </text:span><text:span text:style-name="T2">wraz</text:span><text:span text:style-name="T2"> </text:span><text:span text:style-name="T2">z</text:span><text:span text:style-name="T2"> </text:span><text:span text:style-name="T2">nieuchronnym</text:span><text:span text:style-name="T2"> </text:span><text:span text:style-name="T2">wzrostem</text:span><text:span text:style-name="T2"> </text:span><text:span text:style-name="T2">cen</text:span><text:span text:style-name="T2"> </text:span><text:span text:style-name="T2">na</text:span><text:span text:style-name="T2"> </text:span><text:span text:style-name="T2">początku</text:span><text:span text:style-name="T2"> </text:span><text:span text:style-name="T2">nadchodzącego</text:span><text:span text:style-name="T2"> </text:span><text:span text:style-name="T2">roku</text:span><text:span text:style-name="T2"> </text:span><text:span text:style-name="T2">spowodują</text:span><text:span text:style-name="T2"> </text:span><text:span text:style-name="T2">przejściowe</text:span><text:span text:style-name="T2"> </text:span><text:span text:style-name="T2">obniżenie</text:span><text:span text:style-name="T2"> </text:span><text:span text:style-name="T2">poziomu</text:span><text:span text:style-name="T2"> </text:span><text:span text:style-name="T2">życia</text:span><text:span text:style-name="T2"> </text:span><text:span text:style-name="T2">ludności</text:span><text:span text:style-name="T2">. </text:span><text:span text:style-name="T2">Wiemy</text:span><text:span text:style-name="T2"> </text:span><text:span text:style-name="T2">o</text:span><text:span text:style-name="T2"> </text:span><text:span text:style-name="T2">tym</text:span><text:span text:style-name="T2"> </text:span><text:span text:style-name="T2">i</text:span><text:span text:style-name="T2"> </text:span><text:span text:style-name="T2">nie</text:span><text:span text:style-name="T2"> </text:span><text:span text:style-name="T2">zamierzamy</text:span><text:span text:style-name="T2"> </text:span><text:span text:style-name="T2">przed</text:span><text:span text:style-name="T2"> </text:span><text:span text:style-name="T2">nikim</text:span><text:span text:style-name="T2"> </text:span><text:span text:style-name="T2">tego</text:span><text:span text:style-name="T2"> </text:span><text:span text:style-name="T2">ukrywać</text:span><text:span text:style-name="T2">. </text:span><text:span text:style-name="T2">Nie</text:span><text:span text:style-name="T2"> </text:span><text:span text:style-name="T2">ma</text:span><text:span text:style-name="T2"> </text:span><text:span text:style-name="T2">jednak</text:span><text:span text:style-name="T2"> </text:span><text:span text:style-name="T2">innego</text:span><text:span text:style-name="T2"> </text:span><text:span text:style-name="T2">wyjścia</text:span><text:span text:style-name="T2">, </text:span><text:span text:style-name="T2">tym</text:span><text:span text:style-name="T2"> </text:span><text:span text:style-name="T2">bardziej</text:span><text:span text:style-name="T2">, </text:span><text:span text:style-name="T2">że</text:span><text:span text:style-name="T2"> </text:span><text:span text:style-name="T2">trudności</text:span><text:span text:style-name="T2"> </text:span><text:span text:style-name="T2">takie</text:span><text:span text:style-name="T2"> </text:span><text:span text:style-name="T2">i</text:span><text:span text:style-name="T2"> </text:span><text:span text:style-name="T2">to</text:span><text:span text:style-name="T2"> </text:span><text:span text:style-name="T2">na</text:span><text:span text:style-name="T2"> </text:span><text:span text:style-name="T2">jeszcze</text:span><text:span text:style-name="T2"> </text:span><text:span text:style-name="T2">większą</text:span><text:span text:style-name="T2"> </text:span><text:span text:style-name="T2">skalę</text:span><text:span text:style-name="T2"> </text:span><text:span text:style-name="T2">pojawiłyby</text:span><text:span text:style-name="T2"> </text:span><text:span text:style-name="T2">się</text:span><text:span text:style-name="T2"> </text:span><text:span text:style-name="T2">przy</text:span><text:span text:style-name="T2"> </text:span><text:span text:style-name="T2">zastosowaniu</text:span><text:span text:style-name="T2"> </text:span><text:span text:style-name="T2">każdego</text:span><text:span text:style-name="T2"> </text:span><text:span text:style-name="T2">innego</text:span><text:span text:style-name="T2"> </text:span><text:span text:style-name="T2">sposobu</text:span><text:span text:style-name="T2"> </text:span><text:span text:style-name="T2">postępowania</text:span><text:span text:style-name="T2">. </text:span><text:span text:style-name="T2">Trzeba</text:span><text:span text:style-name="T2"> </text:span><text:span text:style-name="T2">więc</text:span><text:span text:style-name="T2"> </text:span><text:span text:style-name="T2">odpowiedzieć</text:span><text:span text:style-name="T2"> </text:span><text:span text:style-name="T2">sobie</text:span><text:span text:style-name="T2"> </text:span><text:span text:style-name="T2">na</text:span><text:span text:style-name="T2"> </text:span><text:span text:style-name="T2">pytanie</text:span><text:span text:style-name="T2">, </text:span><text:span text:style-name="T2">co</text:span><text:span text:style-name="T2"> </text:span><text:span text:style-name="T2">jest</text:span><text:span text:style-name="T2"> </text:span><text:span text:style-name="T2">lepsze</text:span><text:span text:style-name="T2">, </text:span><text:span text:style-name="T2">czy</text:span><text:span text:style-name="T2"> </text:span><text:span text:style-name="T2">żyć</text:span><text:span text:style-name="T2"> </text:span><text:span text:style-name="T2">stale</text:span><text:span text:style-name="T2"> </text:span><text:span text:style-name="T2">z</text:span><text:span text:style-name="T2"> </text:span><text:span text:style-name="T2">wysoką</text:span><text:span text:style-name="T2"> </text:span><text:span text:style-name="T2">inflacją</text:span><text:span text:style-name="T2"> </text:span><text:span text:style-name="T2">w</text:span><text:span text:style-name="T2"> </text:span><text:span text:style-name="T2">sytuacji</text:span><text:span text:style-name="T2"> </text:span><text:soft-page-break/><text:span text:style-name="T2">pogłębiającego</text:span><text:span text:style-name="T2"> </text:span><text:span text:style-name="T2">się</text:span><text:span text:style-name="T2"> </text:span><text:span text:style-name="T2">chaosu</text:span><text:span text:style-name="T2">, </text:span><text:span text:style-name="T2">czy</text:span><text:span text:style-name="T2"> </text:span><text:span text:style-name="T2">też</text:span><text:span text:style-name="T2"> </text:span><text:span text:style-name="T2">godzić</text:span><text:span text:style-name="T2"> </text:span><text:span text:style-name="T2">się</text:span><text:span text:style-name="T2"> </text:span><text:span text:style-name="T2">na</text:span><text:span text:style-name="T2"> </text:span><text:span text:style-name="T2">obciążenia</text:span><text:span text:style-name="T2"> </text:span><text:span text:style-name="T2">w</text:span><text:span text:style-name="T2"> </text:span><text:span text:style-name="T2">pewnym</text:span><text:span text:style-name="T2"> </text:span><text:span text:style-name="T2">czasie</text:span><text:span text:style-name="T2">, </text:span><text:span text:style-name="T2">by</text:span><text:span text:style-name="T2"> </text:span><text:span text:style-name="T2">potem</text:span><text:span text:style-name="T2"> </text:span><text:span text:style-name="T2">żyć</text:span><text:span text:style-name="T2"> </text:span><text:span text:style-name="T2">w</text:span><text:span text:style-name="T2"> </text:span><text:span text:style-name="T2">kraju</text:span><text:span text:style-name="T2"> </text:span><text:span text:style-name="T2">o</text:span><text:span text:style-name="T2"> </text:span><text:span text:style-name="T2">stabilnej</text:span><text:span text:style-name="T2">, </text:span><text:span text:style-name="T2">normalnej</text:span><text:span text:style-name="T2"> </text:span><text:span text:style-name="T2">gospodarce</text:span><text:span text:style-name="T2">.</text:span></text:p>
      <text:p text:style-name="P3"/>
      <text:p text:style-name="P1"><text:span text:style-name="T2">Należy</text:span><text:span text:style-name="T2"> </text:span><text:span text:style-name="T2">przy</text:span><text:span text:style-name="T2"> </text:span><text:span text:style-name="T2">tym</text:span><text:span text:style-name="T2"> </text:span><text:span text:style-name="T2">wyjaśnić</text:span><text:span text:style-name="T2">, </text:span><text:span text:style-name="T2">że</text:span><text:span text:style-name="T2"> </text:span><text:span text:style-name="T2">stosowana</text:span><text:span text:style-name="T2"> </text:span><text:span text:style-name="T2">często</text:span><text:span text:style-name="T2"> </text:span><text:span text:style-name="T2">jako</text:span><text:span text:style-name="T2"> </text:span><text:span text:style-name="T2">miernik</text:span><text:span text:style-name="T2"> </text:span><text:span text:style-name="T2">poziomu</text:span><text:span text:style-name="T2"> </text:span><text:span text:style-name="T2">życia</text:span><text:span text:style-name="T2">, </text:span><text:span text:style-name="T2">tzw</text:span><text:span text:style-name="T2">. </text:span><text:span text:style-name="T2">płaca</text:span><text:span text:style-name="T2"> </text:span><text:span text:style-name="T2">realna</text:span><text:span text:style-name="T2"> </text:span><text:span text:style-name="T2">jest</text:span><text:span text:style-name="T2"> </text:span><text:span text:style-name="T2">pojęciem</text:span><text:span text:style-name="T2"> </text:span><text:span text:style-name="T2">przeniesionym</text:span><text:span text:style-name="T2"> </text:span><text:span text:style-name="T2">z</text:span><text:span text:style-name="T2"> </text:span><text:span text:style-name="T2">krajów</text:span><text:span text:style-name="T2"> </text:span><text:span text:style-name="T2">gospodarki</text:span><text:span text:style-name="T2"> </text:span><text:span text:style-name="T2">rynkowej</text:span><text:span text:style-name="T2">. </text:span><text:span text:style-name="T2">W</text:span><text:span text:style-name="T2"> </text:span><text:span text:style-name="T2">naszych</text:span><text:span text:style-name="T2"> </text:span><text:span text:style-name="T2">obecnych</text:span><text:span text:style-name="T2"> </text:span><text:span text:style-name="T2">warunkach</text:span><text:span text:style-name="T2"> </text:span><text:span text:style-name="T2">płaca</text:span><text:span text:style-name="T2"> </text:span><text:span text:style-name="T2">realna</text:span><text:span text:style-name="T2"> </text:span><text:span text:style-name="T2">nie</text:span><text:span text:style-name="T2"> </text:span><text:span text:style-name="T2">jest</text:span><text:span text:style-name="T2"> </text:span><text:span text:style-name="T2">w</text:span><text:span text:style-name="T2"> </text:span><text:span text:style-name="T2">pełni</text:span><text:span text:style-name="T2"> </text:span><text:span text:style-name="T2">realna</text:span><text:span text:style-name="T2">; </text:span><text:span text:style-name="T2">stopę</text:span><text:span text:style-name="T2"> </text:span><text:span text:style-name="T2">życiową</text:span><text:span text:style-name="T2"> </text:span><text:span text:style-name="T2">określają</text:span><text:span text:style-name="T2"> </text:span><text:span text:style-name="T2">rozmiary</text:span><text:span text:style-name="T2"> </text:span><text:span text:style-name="T2">rzeczywistego</text:span><text:span text:style-name="T2"> </text:span><text:span text:style-name="T2">spożycia</text:span><text:span text:style-name="T2"> </text:span><text:span text:style-name="T2">rynkowych</text:span><text:span text:style-name="T2"> </text:span><text:span text:style-name="T2">dóbr</text:span><text:span text:style-name="T2"> </text:span><text:span text:style-name="T2">i</text:span><text:span text:style-name="T2"> </text:span><text:span text:style-name="T2">usług</text:span><text:span text:style-name="T2">, </text:span><text:span text:style-name="T2">a</text:span><text:span text:style-name="T2"> </text:span><text:span text:style-name="T2">nie</text:span><text:span text:style-name="T2"> </text:span><text:span text:style-name="T2">to</text:span><text:span text:style-name="T2">, </text:span><text:span text:style-name="T2">co</text:span><text:span text:style-name="T2"> </text:span><text:span text:style-name="T2">teoretycznie</text:span><text:span text:style-name="T2"> </text:span><text:span text:style-name="T2">można</text:span><text:span text:style-name="T2"> </text:span><text:span text:style-name="T2">by</text:span><text:span text:style-name="T2"> </text:span><text:span text:style-name="T2">kupić</text:span><text:span text:style-name="T2"> </text:span><text:span text:style-name="T2">za</text:span><text:span text:style-name="T2"> </text:span><text:span text:style-name="T2">nasze</text:span><text:span text:style-name="T2"> </text:span><text:span text:style-name="T2">wynagrodzenia</text:span><text:span text:style-name="T2">.</text:span></text:p>
      <text:p text:style-name="P3"/>
      <text:p text:style-name="P1"><text:span text:style-name="T2">Przekonaliśmy</text:span><text:span text:style-name="T2"> </text:span><text:span text:style-name="T2">się</text:span><text:span text:style-name="T2"> </text:span><text:span text:style-name="T2">o</text:span><text:span text:style-name="T2"> </text:span><text:span text:style-name="T2">tym</text:span><text:span text:style-name="T2"> </text:span><text:span text:style-name="T2">kilkakrotnie</text:span><text:span text:style-name="T2"> </text:span><text:span text:style-name="T2">w</text:span><text:span text:style-name="T2"> </text:span><text:span text:style-name="T2">ostatnich</text:span><text:span text:style-name="T2"> </text:span><text:span text:style-name="T2">latach</text:span><text:span text:style-name="T2"> </text:span><text:span text:style-name="T2">przy</text:span><text:span text:style-name="T2"> </text:span><text:span text:style-name="T2">okazji</text:span><text:span text:style-name="T2"> </text:span><text:span text:style-name="T2">decyzji</text:span><text:span text:style-name="T2"> </text:span><text:span text:style-name="T2">rządowych</text:span><text:span text:style-name="T2"> </text:span><text:span text:style-name="T2">o</text:span><text:span text:style-name="T2"> </text:span><text:span text:style-name="T2">wzroście</text:span><text:span text:style-name="T2"> </text:span><text:span text:style-name="T2">płac</text:span><text:span text:style-name="T2">, </text:span><text:span text:style-name="T2">za</text:span><text:span text:style-name="T2"> </text:span><text:span text:style-name="T2">którymi</text:span><text:span text:style-name="T2"> </text:span><text:span text:style-name="T2">nie</text:span><text:span text:style-name="T2"> </text:span><text:span text:style-name="T2">podążał</text:span><text:span text:style-name="T2"> </text:span><text:span text:style-name="T2">odpowiedni</text:span><text:span text:style-name="T2"> </text:span><text:span text:style-name="T2">wzrost</text:span><text:span text:style-name="T2"> </text:span><text:span text:style-name="T2">podaży</text:span><text:span text:style-name="T2"> </text:span><text:span text:style-name="T2">towarów</text:span><text:span text:style-name="T2"> </text:span><text:span text:style-name="T2">rynkowych</text:span><text:span text:style-name="T2">. </text:span><text:span text:style-name="T2">Tworzyły</text:span><text:span text:style-name="T2"> </text:span><text:span text:style-name="T2">się</text:span><text:span text:style-name="T2"> </text:span><text:span text:style-name="T2">kolejki</text:span><text:span text:style-name="T2">, </text:span><text:span text:style-name="T2">kwitła</text:span><text:span text:style-name="T2"> </text:span><text:span text:style-name="T2">spekulacja</text:span><text:span text:style-name="T2"> </text:span><text:span text:style-name="T2">i</text:span><text:span text:style-name="T2"> </text:span><text:span text:style-name="T2">czarny</text:span><text:span text:style-name="T2"> </text:span><text:span text:style-name="T2">rynek</text:span><text:span text:style-name="T2">. </text:span><text:span text:style-name="T2">Fakt</text:span><text:span text:style-name="T2"> </text:span><text:span text:style-name="T2">posiadania</text:span><text:span text:style-name="T2"> </text:span><text:span text:style-name="T2">pieniędzy</text:span><text:span text:style-name="T2"> </text:span><text:span text:style-name="T2">nie</text:span><text:span text:style-name="T2"> </text:span><text:span text:style-name="T2">przesądza</text:span><text:span text:style-name="T2"> </text:span><text:span text:style-name="T2">przecież</text:span><text:span text:style-name="T2"> </text:span><text:span text:style-name="T2">o</text:span><text:span text:style-name="T2"> </text:span><text:span text:style-name="T2">możliwości</text:span><text:span text:style-name="T2"> </text:span><text:span text:style-name="T2">dokonania</text:span><text:span text:style-name="T2"> </text:span><text:span text:style-name="T2">zamierzonego</text:span><text:span text:style-name="T2"> </text:span><text:span text:style-name="T2">zakupu</text:span><text:span text:style-name="T2">. </text:span><text:span text:style-name="T2">Rzeczywistą</text:span><text:span text:style-name="T2"> </text:span><text:span text:style-name="T2">płacą</text:span><text:span text:style-name="T2"> </text:span><text:span text:style-name="T2">realną</text:span><text:span text:style-name="T2"> </text:span><text:span text:style-name="T2">jest</text:span><text:span text:style-name="T2"> </text:span><text:span text:style-name="T2">ta</text:span><text:span text:style-name="T2"> </text:span><text:span text:style-name="T2">część</text:span><text:span text:style-name="T2"> </text:span><text:span text:style-name="T2">płacy</text:span><text:span text:style-name="T2">, </text:span><text:span text:style-name="T2">za</text:span><text:span text:style-name="T2"> </text:span><text:span text:style-name="T2">którą</text:span><text:span text:style-name="T2"> </text:span><text:span text:style-name="T2">można</text:span><text:span text:style-name="T2"> </text:span><text:span text:style-name="T2">nabyć</text:span><text:span text:style-name="T2"> </text:span><text:span text:style-name="T2">towary</text:span><text:span text:style-name="T2"> </text:span><text:span text:style-name="T2">i</text:span><text:span text:style-name="T2"> </text:span><text:span text:style-name="T2">usługi</text:span><text:span text:style-name="T2">.</text:span></text:p>
      <text:p text:style-name="P3"/>
      <text:p text:style-name="P1"><text:span text:style-name="T2">Wysoka</text:span><text:span text:style-name="T2"> </text:span><text:span text:style-name="T2">Izbo</text:span><text:span text:style-name="T2">! </text:span><text:span text:style-name="T2">Przedstawiona</text:span><text:span text:style-name="T2"> </text:span><text:span text:style-name="T2">przeze</text:span><text:span text:style-name="T2"> </text:span><text:span text:style-name="T2">mnie</text:span><text:span text:style-name="T2"> </text:span><text:span text:style-name="T2">linia</text:span><text:span text:style-name="T2"> </text:span><text:span text:style-name="T2">postępowania</text:span><text:span text:style-name="T2"> </text:span><text:span text:style-name="T2">znajduje</text:span><text:span text:style-name="T2"> </text:span><text:span text:style-name="T2">wyraz</text:span><text:span text:style-name="T2"> </text:span><text:span text:style-name="T2">w</text:span><text:span text:style-name="T2"> </text:span><text:span text:style-name="T2">dokumentach</text:span><text:span text:style-name="T2"> </text:span><text:span text:style-name="T2">rządu</text:span><text:span text:style-name="T2"> </text:span><text:span text:style-name="T2">przedkładanych</text:span><text:span text:style-name="T2"> </text:span><text:span text:style-name="T2">dziś</text:span><text:span text:style-name="T2"> </text:span><text:span text:style-name="T2">pod</text:span><text:span text:style-name="T2"> </text:span><text:span text:style-name="T2">obrady</text:span><text:span text:style-name="T2">. </text:span><text:span text:style-name="T2">Dokumenty</text:span><text:span text:style-name="T2"> </text:span><text:span text:style-name="T2">te</text:span><text:span text:style-name="T2"> </text:span><text:span text:style-name="T2">można</text:span><text:span text:style-name="T2"> </text:span><text:span text:style-name="T2">podzielić</text:span><text:span text:style-name="T2"> </text:span><text:span text:style-name="T2">na</text:span><text:span text:style-name="T2"> </text:span><text:span text:style-name="T2">dwie</text:span><text:span text:style-name="T2"> </text:span><text:span text:style-name="T2">grupy</text:span><text:span text:style-name="T2">. </text:span><text:span text:style-name="T2">Pierwsza</text:span><text:span text:style-name="T2"> </text:span><text:span text:style-name="T2">to</text:span><text:span text:style-name="T2"> </text:span><text:span text:style-name="T2">projekty</text:span><text:span text:style-name="T2"> </text:span><text:span text:style-name="T2">aktów</text:span><text:span text:style-name="T2"> </text:span><text:span text:style-name="T2">przedkładane</text:span><text:span text:style-name="T2"> </text:span><text:span text:style-name="T2">corocznie</text:span><text:span text:style-name="T2"> </text:span><text:span text:style-name="T2">parlamentowi</text:span><text:span text:style-name="T2">. </text:span><text:span text:style-name="T2">Są</text:span><text:span text:style-name="T2"> </text:span><text:span text:style-name="T2">to</text:span><text:span text:style-name="T2">: </text:span><text:span text:style-name="T2">ustawa</text:span><text:span text:style-name="T2"> </text:span><text:span text:style-name="T2">budżetowa</text:span><text:span text:style-name="T2">, </text:span><text:span text:style-name="T2">bilans</text:span><text:span text:style-name="T2"> </text:span><text:span text:style-name="T2">płatniczy</text:span><text:span text:style-name="T2"> </text:span><text:span text:style-name="T2">państwa</text:span><text:span text:style-name="T2">, </text:span><text:span text:style-name="T2">bilans</text:span><text:span text:style-name="T2"> </text:span><text:span text:style-name="T2">pieniężnych</text:span><text:span text:style-name="T2"> </text:span><text:span text:style-name="T2">przychodów</text:span><text:span text:style-name="T2"> </text:span><text:span text:style-name="T2">i</text:span><text:span text:style-name="T2"> </text:span><text:span text:style-name="T2">wydatków</text:span><text:span text:style-name="T2"> </text:span><text:span text:style-name="T2">ludności</text:span><text:span text:style-name="T2">, </text:span><text:span text:style-name="T2">plan</text:span><text:span text:style-name="T2"> </text:span><text:span text:style-name="T2">kredytowy</text:span><text:span text:style-name="T2"> </text:span><text:span text:style-name="T2">i</text:span><text:span text:style-name="T2"> </text:span><text:span text:style-name="T2">założenia</text:span><text:span text:style-name="T2"> </text:span><text:span text:style-name="T2">polityki</text:span><text:span text:style-name="T2"> </text:span><text:span text:style-name="T2">kredytowej</text:span><text:span text:style-name="T2"> </text:span><text:span text:style-name="T2">oraz</text:span><text:span text:style-name="T2"> </text:span><text:span text:style-name="T2">ustawy</text:span><text:span text:style-name="T2"> </text:span><text:span text:style-name="T2">o</text:span><text:span text:style-name="T2"> </text:span><text:span text:style-name="T2">funduszach</text:span><text:span text:style-name="T2"> </text:span><text:span text:style-name="T2">Rozwoju</text:span><text:span text:style-name="T2"> </text:span><text:span text:style-name="T2">Kultury</text:span><text:span text:style-name="T2">, </text:span><text:span text:style-name="T2">Aktywizacji</text:span><text:span text:style-name="T2"> </text:span><text:span text:style-name="T2">Zawodowej</text:span><text:span text:style-name="T2"> </text:span><text:span text:style-name="T2">i</text:span><text:span text:style-name="T2"> </text:span><text:span text:style-name="T2">Rozwoju</text:span><text:span text:style-name="T2"> </text:span><text:span text:style-name="T2">Nauki</text:span><text:span text:style-name="T2"> </text:span><text:span text:style-name="T2">i</text:span><text:span text:style-name="T2"> </text:span><text:span text:style-name="T2">Techniki</text:span><text:span text:style-name="T2">.</text:span></text:p>
      <text:p text:style-name="P3"/>
      <text:p text:style-name="P1"><text:span text:style-name="T2">Druga</text:span><text:span text:style-name="T2"> </text:span><text:span text:style-name="T2">grupa</text:span><text:span text:style-name="T2"> </text:span><text:span text:style-name="T2">obejmuje</text:span><text:span text:style-name="T2"> </text:span><text:span text:style-name="T2">projekty</text:span><text:span text:style-name="T2"> </text:span><text:span text:style-name="T2">ustaw</text:span><text:span text:style-name="T2"> </text:span><text:span text:style-name="T2">wprowadzających</text:span><text:span text:style-name="T2"> </text:span><text:span text:style-name="T2">zmiany</text:span><text:span text:style-name="T2"> </text:span><text:span text:style-name="T2">w</text:span><text:span text:style-name="T2"> </text:span><text:span text:style-name="T2">systemie</text:span><text:span text:style-name="T2"> </text:span><text:span text:style-name="T2">gospodarczym</text:span><text:span text:style-name="T2">, </text:span><text:span text:style-name="T2">a</text:span><text:span text:style-name="T2"> </text:span><text:span text:style-name="T2">mianowicie</text:span><text:span text:style-name="T2">: </text:span><text:span text:style-name="T2">w</text:span><text:span text:style-name="T2"> </text:span><text:span text:style-name="T2">gospodarce</text:span><text:span text:style-name="T2"> </text:span><text:span text:style-name="T2">finansowej</text:span><text:span text:style-name="T2"> </text:span><text:span text:style-name="T2">przedsiębiorstw</text:span><text:span text:style-name="T2"> </text:span><text:span text:style-name="T2">państwowych</text:span><text:span text:style-name="T2">, </text:span><text:span text:style-name="T2">w</text:span><text:span text:style-name="T2"> </text:span><text:span text:style-name="T2">zasadach</text:span><text:span text:style-name="T2"> </text:span><text:span text:style-name="T2">prowadzenia</text:span><text:span text:style-name="T2"> </text:span><text:span text:style-name="T2">w</text:span><text:span text:style-name="T2"> </text:span><text:span text:style-name="T2">Polsce</text:span><text:span text:style-name="T2"> </text:span><text:span text:style-name="T2">działalności</text:span><text:span text:style-name="T2"> </text:span><text:span text:style-name="T2">gospodarczej</text:span><text:span text:style-name="T2"> </text:span><text:span text:style-name="T2">z</text:span><text:span text:style-name="T2"> </text:span><text:span text:style-name="T2">udziałem</text:span><text:span text:style-name="T2"> </text:span><text:span text:style-name="T2">podmiotów</text:span><text:span text:style-name="T2"> </text:span><text:span text:style-name="T2">zagranicznych</text:span><text:span text:style-name="T2">; </text:span><text:span text:style-name="T2">w</text:span><text:span text:style-name="T2"> </text:span><text:span text:style-name="T2">zasadach</text:span><text:span text:style-name="T2"> </text:span><text:span text:style-name="T2">opodatkowania</text:span><text:span text:style-name="T2">; </text:span><text:span text:style-name="T2">w</text:span><text:span text:style-name="T2"> </text:span><text:span text:style-name="T2">prawie</text:span><text:span text:style-name="T2"> </text:span><text:span text:style-name="T2">bankowym</text:span><text:span text:style-name="T2"> </text:span><text:span text:style-name="T2">i</text:span><text:span text:style-name="T2"> </text:span><text:span text:style-name="T2">w</text:span><text:span text:style-name="T2"> </text:span><text:span text:style-name="T2">ustawie</text:span><text:span text:style-name="T2"> </text:span><text:span text:style-name="T2">o</text:span><text:span text:style-name="T2"> </text:span><text:span text:style-name="T2">Narodowym</text:span><text:span text:style-name="T2"> </text:span><text:span text:style-name="T2">Banku</text:span><text:span text:style-name="T2"> </text:span><text:span text:style-name="T2">Polskim</text:span><text:span text:style-name="T2">; </text:span><text:span text:style-name="T2">w</text:span><text:span text:style-name="T2"> </text:span><text:span text:style-name="T2">prawie</text:span><text:span text:style-name="T2"> </text:span><text:span text:style-name="T2">dewizowym</text:span><text:span text:style-name="T2"> </text:span><text:span text:style-name="T2">i</text:span><text:span text:style-name="T2"> </text:span><text:span text:style-name="T2">celnym</text:span><text:span text:style-name="T2">; </text:span><text:span text:style-name="T2">w</text:span><text:span text:style-name="T2"> </text:span><text:span text:style-name="T2">ustawie</text:span><text:span text:style-name="T2"> </text:span><text:span text:style-name="T2">o</text:span><text:span text:style-name="T2"> </text:span><text:span text:style-name="T2">zatrudnieniu</text:span><text:span text:style-name="T2"> </text:span><text:span text:style-name="T2">i</text:span><text:span text:style-name="T2"> </text:span><text:span text:style-name="T2">o</text:span><text:span text:style-name="T2"> </text:span><text:span text:style-name="T2">szczególnych</text:span><text:span text:style-name="T2"> </text:span><text:span text:style-name="T2">warunkach</text:span><text:span text:style-name="T2"> </text:span><text:span text:style-name="T2">rozwiązywania</text:span><text:span text:style-name="T2"> </text:span><text:span text:style-name="T2">z</text:span><text:span text:style-name="T2"> </text:span><text:span text:style-name="T2">pracownikami</text:span><text:span text:style-name="T2"> </text:span><text:span text:style-name="T2">stosunku</text:span><text:span text:style-name="T2"> </text:span><text:span text:style-name="T2">pracy</text:span><text:span text:style-name="T2"> </text:span><text:span text:style-name="T2">z</text:span><text:span text:style-name="T2"> </text:span><text:span text:style-name="T2">przyczyn</text:span><text:span text:style-name="T2"> </text:span><text:span text:style-name="T2">dotyczących</text:span><text:span text:style-name="T2"> </text:span><text:span text:style-name="T2">zakładów</text:span><text:span text:style-name="T2"> </text:span><text:span text:style-name="T2">pracy</text:span><text:span text:style-name="T2">; </text:span><text:span text:style-name="T2">w</text:span><text:span text:style-name="T2"> </text:span><text:span text:style-name="T2">zasadach</text:span><text:span text:style-name="T2"> </text:span><text:span text:style-name="T2">porządkowania</text:span><text:span text:style-name="T2"> </text:span><text:span text:style-name="T2">stosunków</text:span><text:span text:style-name="T2"> </text:span><text:span text:style-name="T2">kredytowych</text:span><text:span text:style-name="T2">, </text:span><text:span text:style-name="T2">w</text:span><text:span text:style-name="T2"> </text:span><text:span text:style-name="T2">ustawie</text:span><text:span text:style-name="T2"> </text:span><text:span text:style-name="T2">o</text:span><text:span text:style-name="T2"> </text:span><text:span text:style-name="T2">opodatkowaniu</text:span><text:span text:style-name="T2"> </text:span><text:span text:style-name="T2">osób</text:span><text:span text:style-name="T2"> </text:span><text:span text:style-name="T2">prawnych</text:span><text:span text:style-name="T2">, </text:span><text:span text:style-name="T2">a</text:span><text:span text:style-name="T2"> </text:span><text:span text:style-name="T2">także</text:span><text:span text:style-name="T2"> </text:span><text:span text:style-name="T2">w</text:span><text:span text:style-name="T2"> </text:span><text:span text:style-name="T2">ustawie</text:span><text:span text:style-name="T2"> </text:span><text:span text:style-name="T2">o</text:span><text:span text:style-name="T2"> </text:span><text:span text:style-name="T2">przeciwdziałaniu</text:span><text:span text:style-name="T2"> </text:span><text:span text:style-name="T2">praktykom</text:span><text:span text:style-name="T2"> </text:span><text:span text:style-name="T2">monopolistycznym</text:span><text:span text:style-name="T2">.</text:span></text:p>
      <text:p text:style-name="P3"/>
      <text:p text:style-name="P1"><text:span text:style-name="T2">Zmiany</text:span><text:span text:style-name="T2"> </text:span><text:span text:style-name="T2">w</text:span><text:span text:style-name="T2"> </text:span><text:span text:style-name="T2">systemie</text:span><text:span text:style-name="T2"> </text:span><text:span text:style-name="T2">budżetowym</text:span><text:span text:style-name="T2"> </text:span><text:span text:style-name="T2">oznaczają</text:span><text:span text:style-name="T2"> </text:span><text:span text:style-name="T2">likwidację</text:span><text:span text:style-name="T2"> </text:span><text:span text:style-name="T2">deficytu</text:span><text:span text:style-name="T2"> </text:span><text:span text:style-name="T2">przede</text:span><text:span text:style-name="T2"> </text:span><text:span text:style-name="T2">wszystkim</text:span><text:span text:style-name="T2"> </text:span><text:span text:style-name="T2">przez</text:span><text:span text:style-name="T2"> </text:span><text:span text:style-name="T2">zredukowanie</text:span><text:span text:style-name="T2"> </text:span><text:span text:style-name="T2">obecnych</text:span><text:span text:style-name="T2"> </text:span><text:span text:style-name="T2">ogromnych</text:span><text:span text:style-name="T2"> </text:span><text:span text:style-name="T2">rozmiarów</text:span><text:span text:style-name="T2"> </text:span><text:span text:style-name="T2">dotacji</text:span><text:span text:style-name="T2">. </text:span><text:span text:style-name="T2">Udział</text:span><text:span text:style-name="T2"> </text:span><text:span text:style-name="T2">dotacji</text:span><text:span text:style-name="T2"> </text:span><text:span text:style-name="T2">w</text:span><text:span text:style-name="T2"> </text:span><text:span text:style-name="T2">wydatkach</text:span><text:span text:style-name="T2"> </text:span><text:span text:style-name="T2">budżetowych</text:span><text:span text:style-name="T2"> </text:span><text:span text:style-name="T2">powinien</text:span><text:span text:style-name="T2"> </text:span><text:span text:style-name="T2">się</text:span><text:span text:style-name="T2"> </text:span><text:span text:style-name="T2">zmniejszyć</text:span><text:span text:style-name="T2"> </text:span><text:span text:style-name="T2">przeszło</text:span><text:span text:style-name="T2"> </text:span><text:span text:style-name="T2">o</text:span><text:span text:style-name="T2"> </text:span><text:span text:style-name="T2">połowę</text:span><text:span text:style-name="T2">, </text:span><text:span text:style-name="T2">z</text:span><text:span text:style-name="T2"> 31% </text:span><text:span text:style-name="T2">w</text:span><text:span text:style-name="T2"> 1989 </text:span><text:span text:style-name="T2">r</text:span><text:span text:style-name="T2">. </text:span><text:span text:style-name="T2">do</text:span><text:span text:style-name="T2"> 14% </text:span><text:span text:style-name="T2">w</text:span><text:span text:style-name="T2"> 1990 </text:span><text:span text:style-name="T2">r</text:span><text:span text:style-name="T2">. </text:span><text:span text:style-name="T2">Zmniejszona</text:span><text:span text:style-name="T2"> </text:span><text:span text:style-name="T2">będzie</text:span><text:span text:style-name="T2"> </text:span><text:span text:style-name="T2">liczba</text:span><text:span text:style-name="T2"> </text:span><text:span text:style-name="T2">dotowanych</text:span><text:span text:style-name="T2"> </text:span><text:span text:style-name="T2">artykułów</text:span><text:span text:style-name="T2"> </text:span><text:span text:style-name="T2">i</text:span><text:span text:style-name="T2"> </text:span><text:span text:style-name="T2">usług</text:span><text:span text:style-name="T2">. </text:span><text:span text:style-name="T2">Utrzymane</text:span><text:span text:style-name="T2"> </text:span><text:span text:style-name="T2">będą</text:span><text:span text:style-name="T2">, </text:span><text:span text:style-name="T2">choć</text:span><text:span text:style-name="T2"> </text:span><text:span text:style-name="T2">w</text:span><text:span text:style-name="T2"> </text:span><text:span text:style-name="T2">zredukowanym</text:span><text:span text:style-name="T2"> </text:span><text:span text:style-name="T2">wymiarze</text:span><text:span text:style-name="T2">, </text:span><text:span text:style-name="T2">dotacje</text:span><text:span text:style-name="T2"> </text:span><text:span text:style-name="T2">do</text:span><text:span text:style-name="T2"> </text:span><text:span text:style-name="T2">gospodarki</text:span><text:span text:style-name="T2"> </text:span><text:span text:style-name="T2">komunalnej</text:span><text:span text:style-name="T2"> </text:span><text:span text:style-name="T2">i</text:span><text:span text:style-name="T2"> </text:span><text:span text:style-name="T2">mieszkaniowej</text:span><text:span text:style-name="T2">, </text:span><text:span text:style-name="T2">komunikacji</text:span><text:span text:style-name="T2"> </text:span><text:span text:style-name="T2">miejskiej</text:span><text:span text:style-name="T2"> </text:span><text:span text:style-name="T2">i</text:span><text:span text:style-name="T2"> </text:span><text:span text:style-name="T2">międzymiastowej</text:span><text:span text:style-name="T2">, </text:span><text:span text:style-name="T2">węgla</text:span><text:span text:style-name="T2">, </text:span><text:span text:style-name="T2">chleba</text:span><text:span text:style-name="T2">, </text:span><text:span text:style-name="T2">mleka</text:span><text:span text:style-name="T2"> </text:span><text:span text:style-name="T2">chudego</text:span><text:span text:style-name="T2">, </text:span><text:span text:style-name="T2">twarogu</text:span><text:span text:style-name="T2">.</text:span></text:p>
      <text:p text:style-name="P3"/>
      <text:p text:style-name="P1"><text:span text:style-name="T2">Ograniczane</text:span><text:span text:style-name="T2"> </text:span><text:span text:style-name="T2">będą</text:span><text:span text:style-name="T2"> </text:span><text:span text:style-name="T2">wydatki</text:span><text:span text:style-name="T2"> </text:span><text:span text:style-name="T2">na</text:span><text:span text:style-name="T2"> </text:span><text:span text:style-name="T2">inwestycje</text:span><text:span text:style-name="T2"> </text:span><text:span text:style-name="T2">centralne</text:span><text:span text:style-name="T2">, </text:span><text:span text:style-name="T2">zwłaszcza</text:span><text:span text:style-name="T2"> </text:span><text:span text:style-name="T2">długotrwałe</text:span><text:span text:style-name="T2"> </text:span><text:span text:style-name="T2">i</text:span><text:span text:style-name="T2"> </text:span><text:span text:style-name="T2">kapitałochłonne</text:span><text:span text:style-name="T2"> </text:span><text:span text:style-name="T2">oraz</text:span><text:span text:style-name="T2"> </text:span><text:span text:style-name="T2">na</text:span><text:span text:style-name="T2"> </text:span><text:span text:style-name="T2">bezpieczeństwo</text:span><text:span text:style-name="T2"> </text:span><text:span text:style-name="T2">publiczne</text:span><text:span text:style-name="T2"> </text:span><text:span text:style-name="T2">i</text:span><text:span text:style-name="T2"> </text:span><text:span text:style-name="T2">obronę</text:span><text:span text:style-name="T2"> </text:span><text:span text:style-name="T2">narodową</text:span><text:span text:style-name="T2">.</text:span></text:p>
      <text:p text:style-name="P3"/>
      <text:p text:style-name="P3">Zaprzestanie się dotowania z budżetu działalności statutowej organizacji społeczno-politycznych z wyjątkiem przypadków, kiedy realizują one zadanie zlecone przez państwo. Źródłem finansowania tych organizacji powinny być dochody ze składek, fundacji i z działalności gospodarczej.</text:p>
      <text:p text:style-name="P3"/>
      <text:p text:style-name="P3">Ograniczy się liczbę tak zwanych funduszów celowych, zapewniających finansowanie określonych wydatków ze środków państwowych, niejako poza budżetem.</text:p>
      <text:p text:style-name="P3"/>
      <text:p text:style-name="P1"><text:span text:style-name="T2">Równoważenie</text:span><text:span text:style-name="T2"> </text:span><text:span text:style-name="T2">budżetu</text:span><text:span text:style-name="T2"> </text:span><text:span text:style-name="T2">będzie</text:span><text:span text:style-name="T2"> </text:span><text:span text:style-name="T2">osiągane</text:span><text:span text:style-name="T2"> </text:span><text:span text:style-name="T2">nie</text:span><text:span text:style-name="T2"> </text:span><text:span text:style-name="T2">tylko</text:span><text:span text:style-name="T2"> </text:span><text:span text:style-name="T2">przez</text:span><text:span text:style-name="T2"> </text:span><text:span text:style-name="T2">zmniejszanie</text:span><text:span text:style-name="T2"> </text:span><text:span text:style-name="T2">wydatków</text:span><text:span text:style-name="T2">, </text:span><text:span text:style-name="T2">lecz</text:span><text:span text:style-name="T2"> </text:span><text:span text:style-name="T2">także</text:span><text:span text:style-name="T2"> </text:span><text:span text:style-name="T2">przez</text:span><text:span text:style-name="T2"> </text:span><text:span text:style-name="T2">sprawne</text:span><text:span text:style-name="T2"> </text:span><text:span text:style-name="T2">egzekwowanie</text:span><text:span text:style-name="T2"> </text:span><text:span text:style-name="T2">należności</text:span><text:span text:style-name="T2">. </text:span><text:span text:style-name="T2">Oznacza</text:span><text:span text:style-name="T2"> </text:span><text:span text:style-name="T2">to</text:span><text:span text:style-name="T2"> </text:span><text:span text:style-name="T2">przede</text:span><text:span text:style-name="T2"> </text:span><text:span text:style-name="T2">wszystkim</text:span><text:span text:style-name="T2"> </text:span><text:span text:style-name="T2">konieczność</text:span><text:span text:style-name="T2"> </text:span><text:span text:style-name="T2">wprowadzenia</text:span><text:span text:style-name="T2"> </text:span><text:span text:style-name="T2">zmian</text:span><text:span text:style-name="T2"> </text:span><text:span text:style-name="T2">w</text:span><text:span text:style-name="T2"> </text:span><text:span text:style-name="T2">systemie</text:span><text:span text:style-name="T2"> </text:span><text:span text:style-name="T2">podatkowym</text:span><text:span text:style-name="T2">. </text:span><text:span text:style-name="T2">Chodzi</text:span><text:span text:style-name="T2"> </text:span><text:span text:style-name="T2">tu</text:span><text:span text:style-name="T2"> </text:span><text:span text:style-name="T2">zarówno</text:span><text:span text:style-name="T2"> </text:span><text:span text:style-name="T2">o</text:span><text:span text:style-name="T2"> </text:span><text:span text:style-name="T2">niezbędne</text:span><text:span text:style-name="T2"> </text:span><text:span text:style-name="T2">w</text:span><text:span text:style-name="T2"> </text:span><text:span text:style-name="T2">warunkach</text:span><text:span text:style-name="T2"> </text:span><text:span text:style-name="T2">silnej</text:span><text:span text:style-name="T2"> </text:span><text:span text:style-name="T2">inflacji</text:span><text:span text:style-name="T2"> </text:span><text:span text:style-name="T2">urealnienie</text:span><text:span text:style-name="T2"> </text:span><text:span text:style-name="T2">kwot</text:span><text:span text:style-name="T2">, </text:span><text:span text:style-name="T2">jak</text:span><text:span text:style-name="T2"> </text:span><text:span text:style-name="T2">i</text:span><text:span text:style-name="T2"> </text:span><text:span text:style-name="T2">redukcję</text:span><text:span text:style-name="T2"> </text:span><text:span text:style-name="T2">zakresu</text:span><text:span text:style-name="T2"> </text:span><text:span text:style-name="T2">oraz</text:span><text:span text:style-name="T2"> </text:span><text:span text:style-name="T2">rozmiarów</text:span><text:span text:style-name="T2"> </text:span><text:span text:style-name="T2">ulg</text:span><text:span text:style-name="T2"> </text:span><text:span text:style-name="T2">podatkowych</text:span><text:span text:style-name="T2">, </text:span><text:span text:style-name="T2">stanowiących</text:span><text:span text:style-name="T2"> </text:span><text:span text:style-name="T2">przecież</text:span><text:span text:style-name="T2"> </text:span><text:span text:style-name="T2">ukryte</text:span><text:span text:style-name="T2"> </text:span><text:span text:style-name="T2">dotacje</text:span><text:span text:style-name="T2">.</text:span></text:p>
      <text:p text:style-name="P3"><text:soft-page-break/></text:p>
      <text:p text:style-name="P1"><text:span text:style-name="T2">Stosowanie</text:span><text:span text:style-name="T2"> </text:span><text:span text:style-name="T2">bardzo</text:span><text:span text:style-name="T2"> </text:span><text:span text:style-name="T2">rozbudowanego</text:span><text:span text:style-name="T2"> </text:span><text:span text:style-name="T2">systemu</text:span><text:span text:style-name="T2"> </text:span><text:span text:style-name="T2">ulg</text:span><text:span text:style-name="T2"> </text:span><text:span text:style-name="T2">podatkowych</text:span><text:span text:style-name="T2"> </text:span><text:span text:style-name="T2">doprowadziło</text:span><text:span text:style-name="T2"> </text:span><text:span text:style-name="T2">w</text:span><text:span text:style-name="T2"> </text:span><text:span text:style-name="T2">istocie</text:span><text:span text:style-name="T2"> </text:span><text:span text:style-name="T2">do</text:span><text:span text:style-name="T2"> </text:span><text:span text:style-name="T2">powstania</text:span><text:span text:style-name="T2"> </text:span><text:span text:style-name="T2">kosztownych</text:span><text:span text:style-name="T2"> </text:span><text:span text:style-name="T2">przywilejów</text:span><text:span text:style-name="T2"> </text:span><text:span text:style-name="T2">fiskalnych</text:span><text:span text:style-name="T2">. </text:span><text:span text:style-name="T2">Jednostki</text:span><text:span text:style-name="T2"> </text:span><text:span text:style-name="T2">gospodarcze</text:span><text:span text:style-name="T2"> </text:span><text:span text:style-name="T2">otrzymujące</text:span><text:span text:style-name="T2"> </text:span><text:span text:style-name="T2">takie</text:span><text:span text:style-name="T2"> </text:span><text:span text:style-name="T2">ulgi</text:span><text:span text:style-name="T2">, </text:span><text:span text:style-name="T2">uzyskiwały</text:span><text:span text:style-name="T2"> </text:span><text:span text:style-name="T2">je</text:span><text:span text:style-name="T2"> </text:span><text:span text:style-name="T2">przecież</text:span><text:span text:style-name="T2"> </text:span><text:span text:style-name="T2">kosztem</text:span><text:span text:style-name="T2"> </text:span><text:span text:style-name="T2">pozostałych</text:span><text:span text:style-name="T2">, </text:span><text:span text:style-name="T2">zmniejszając</text:span><text:span text:style-name="T2"> </text:span><text:span text:style-name="T2">ich</text:span><text:span text:style-name="T2"> </text:span><text:span text:style-name="T2">możliwości</text:span><text:span text:style-name="T2"> </text:span><text:span text:style-name="T2">rozwojowe</text:span><text:span text:style-name="T2">. </text:span><text:span text:style-name="T2">Jednocześnie</text:span><text:span text:style-name="T2"> </text:span><text:span text:style-name="T2">należy</text:span><text:span text:style-name="T2"> </text:span><text:span text:style-name="T2">podkreślić</text:span><text:span text:style-name="T2">, </text:span><text:span text:style-name="T2">że</text:span><text:span text:style-name="T2"> </text:span><text:span text:style-name="T2">ulgi</text:span><text:span text:style-name="T2"> </text:span><text:span text:style-name="T2">te</text:span><text:span text:style-name="T2"> </text:span><text:span text:style-name="T2">w</text:span><text:span text:style-name="T2"> </text:span><text:span text:style-name="T2">niewielkim</text:span><text:span text:style-name="T2"> </text:span><text:span text:style-name="T2">tylko</text:span><text:span text:style-name="T2"> </text:span><text:span text:style-name="T2">stopniu</text:span><text:span text:style-name="T2"> </text:span><text:span text:style-name="T2">wpływały</text:span><text:span text:style-name="T2"> </text:span><text:span text:style-name="T2">na</text:span><text:span text:style-name="T2"> </text:span><text:span text:style-name="T2">pożądane</text:span><text:span text:style-name="T2"> </text:span><text:span text:style-name="T2">zachowania</text:span><text:span text:style-name="T2"> </text:span><text:span text:style-name="T2">podmiotów</text:span><text:span text:style-name="T2"> </text:span><text:span text:style-name="T2">gospodarczych</text:span><text:span text:style-name="T2">. </text:span><text:span text:style-name="T2">Wystarczy</text:span><text:span text:style-name="T2"> </text:span><text:span text:style-name="T2">tu</text:span><text:span text:style-name="T2"> </text:span><text:span text:style-name="T2">wskazać</text:span><text:span text:style-name="T2"> </text:span><text:span text:style-name="T2">choćby</text:span><text:span text:style-name="T2"> </text:span><text:span text:style-name="T2">przykład</text:span><text:span text:style-name="T2"> </text:span><text:span text:style-name="T2">ulg</text:span><text:span text:style-name="T2"> </text:span><text:span text:style-name="T2">z</text:span><text:span text:style-name="T2"> </text:span><text:span text:style-name="T2">tytułu</text:span><text:span text:style-name="T2"> </text:span><text:span text:style-name="T2">poprawy</text:span><text:span text:style-name="T2"> </text:span><text:span text:style-name="T2">jakości</text:span><text:span text:style-name="T2">, </text:span><text:span text:style-name="T2">których</text:span><text:span text:style-name="T2"> </text:span><text:span text:style-name="T2">stosowanie</text:span><text:span text:style-name="T2"> </text:span><text:span text:style-name="T2">nie</text:span><text:span text:style-name="T2"> </text:span><text:span text:style-name="T2">zaznaczyło</text:span><text:span text:style-name="T2"> </text:span><text:span text:style-name="T2">się</text:span><text:span text:style-name="T2"> </text:span><text:span text:style-name="T2">przecież</text:span><text:span text:style-name="T2"> </text:span><text:span text:style-name="T2">pozytywnymi</text:span><text:span text:style-name="T2"> </text:span><text:span text:style-name="T2">rezultatami</text:span><text:span text:style-name="T2">. </text:span><text:span text:style-name="T2">Odchodzenie</text:span><text:span text:style-name="T2"> </text:span><text:span text:style-name="T2">od</text:span><text:span text:style-name="T2"> </text:span><text:span text:style-name="T2">rozbudowanych</text:span><text:span text:style-name="T2"> </text:span><text:span text:style-name="T2">ulg</text:span><text:span text:style-name="T2"> </text:span><text:span text:style-name="T2">podatkowych</text:span><text:span text:style-name="T2"> </text:span><text:span text:style-name="T2">jest</text:span><text:span text:style-name="T2"> </text:span><text:span text:style-name="T2">zresztą</text:span><text:span text:style-name="T2"> </text:span><text:span text:style-name="T2">kierunkiem</text:span><text:span text:style-name="T2">, </text:span><text:span text:style-name="T2">w</text:span><text:span text:style-name="T2"> </text:span><text:span text:style-name="T2">którym</text:span><text:span text:style-name="T2"> </text:span><text:span text:style-name="T2">idą</text:span><text:span text:style-name="T2"> </text:span><text:span text:style-name="T2">racjonalne</text:span><text:span text:style-name="T2"> </text:span><text:span text:style-name="T2">gospodarki</text:span><text:span text:style-name="T2"> </text:span><text:span text:style-name="T2">krajów</text:span><text:span text:style-name="T2"> </text:span><text:span text:style-name="T2">rozwiniętych</text:span><text:span text:style-name="T2">.</text:span></text:p>
      <text:p text:style-name="P3"/>
      <text:p text:style-name="P1"><text:span text:style-name="T2">Ulgi</text:span><text:span text:style-name="T2"> </text:span><text:span text:style-name="T2">podatkowe</text:span><text:span text:style-name="T2"> </text:span><text:span text:style-name="T2">będą</text:span><text:span text:style-name="T2"> </text:span><text:span text:style-name="T2">jednak</text:span><text:span text:style-name="T2"> </text:span><text:span text:style-name="T2">w</text:span><text:span text:style-name="T2"> </text:span><text:span text:style-name="T2">pewnym</text:span><text:span text:style-name="T2"> </text:span><text:span text:style-name="T2">zakresie</text:span><text:span text:style-name="T2"> </text:span><text:span text:style-name="T2">stosowane</text:span><text:span text:style-name="T2"> </text:span><text:span text:style-name="T2">w</text:span><text:span text:style-name="T2"> </text:span><text:span text:style-name="T2">tak</text:span><text:span text:style-name="T2"> </text:span><text:span text:style-name="T2">ważnych</text:span><text:span text:style-name="T2"> </text:span><text:span text:style-name="T2">społecznych</text:span><text:span text:style-name="T2"> </text:span><text:span text:style-name="T2">dziedzinach</text:span><text:span text:style-name="T2">, </text:span><text:span text:style-name="T2">jak</text:span><text:span text:style-name="T2"> </text:span><text:span text:style-name="T2">ochrona</text:span><text:span text:style-name="T2"> </text:span><text:span text:style-name="T2">środowiska</text:span><text:span text:style-name="T2">, </text:span><text:span text:style-name="T2">produkcja</text:span><text:span text:style-name="T2"> </text:span><text:span text:style-name="T2">materiałów</text:span><text:span text:style-name="T2"> </text:span><text:span text:style-name="T2">i</text:span><text:span text:style-name="T2"> </text:span><text:span text:style-name="T2">wyrobów</text:span><text:span text:style-name="T2"> </text:span><text:span text:style-name="T2">dla</text:span><text:span text:style-name="T2"> </text:span><text:span text:style-name="T2">budownictwa</text:span><text:span text:style-name="T2"> </text:span><text:span text:style-name="T2">mieszkaniowego</text:span><text:span text:style-name="T2"> </text:span><text:span text:style-name="T2">oraz</text:span><text:span text:style-name="T2"> </text:span><text:span text:style-name="T2">wprowadzanie</text:span><text:span text:style-name="T2"> </text:span><text:span text:style-name="T2">postępu</text:span><text:span text:style-name="T2"> </text:span><text:span text:style-name="T2">naukowego</text:span><text:span text:style-name="T2"> </text:span><text:span text:style-name="T2">i</text:span><text:span text:style-name="T2"> </text:span><text:span text:style-name="T2">technicznego</text:span><text:span text:style-name="T2">.</text:span></text:p>
      <text:p text:style-name="P3"/>
      <text:p text:style-name="P1"><text:span text:style-name="T2">Położenie</text:span><text:span text:style-name="T2"> </text:span><text:span text:style-name="T2">silnego</text:span><text:span text:style-name="T2"> </text:span><text:span text:style-name="T2">nacisku</text:span><text:span text:style-name="T2"> </text:span><text:span text:style-name="T2">na</text:span><text:span text:style-name="T2"> </text:span><text:span text:style-name="T2">ograniczanie</text:span><text:span text:style-name="T2"> </text:span><text:span text:style-name="T2">wydatków</text:span><text:span text:style-name="T2"> </text:span><text:span text:style-name="T2">budżetowych</text:span><text:span text:style-name="T2"> </text:span><text:span text:style-name="T2">nie</text:span><text:span text:style-name="T2"> </text:span><text:span text:style-name="T2">oznacza</text:span><text:span text:style-name="T2">, </text:span><text:span text:style-name="T2">że</text:span><text:span text:style-name="T2"> </text:span><text:span text:style-name="T2">odchodzimy</text:span><text:span text:style-name="T2"> </text:span><text:span text:style-name="T2">całkowicie</text:span><text:span text:style-name="T2"> </text:span><text:span text:style-name="T2">od</text:span><text:span text:style-name="T2"> </text:span><text:span text:style-name="T2">stosowania</text:span><text:span text:style-name="T2"> </text:span><text:span text:style-name="T2">dotacji</text:span><text:span text:style-name="T2">, </text:span><text:span text:style-name="T2">stanowiących</text:span><text:span text:style-name="T2"> </text:span><text:span text:style-name="T2">jeden</text:span><text:span text:style-name="T2"> </text:span><text:span text:style-name="T2">z</text:span><text:span text:style-name="T2"> </text:span><text:span text:style-name="T2">elementów</text:span><text:span text:style-name="T2"> </text:span><text:span text:style-name="T2">interwencji</text:span><text:span text:style-name="T2"> </text:span><text:span text:style-name="T2">państwa</text:span><text:span text:style-name="T2"> </text:span><text:span text:style-name="T2">w</text:span><text:span text:style-name="T2"> </text:span><text:span text:style-name="T2">sferze</text:span><text:span text:style-name="T2"> </text:span><text:span text:style-name="T2">gospodarczej</text:span><text:span text:style-name="T2">. </text:span><text:span text:style-name="T2">Ze</text:span><text:span text:style-name="T2"> </text:span><text:span text:style-name="T2">względu</text:span><text:span text:style-name="T2"> </text:span><text:span text:style-name="T2">na</text:span><text:span text:style-name="T2"> </text:span><text:span text:style-name="T2">doniosłe</text:span><text:span text:style-name="T2"> </text:span><text:span text:style-name="T2">znaczenie</text:span><text:span text:style-name="T2"> </text:span><text:span text:style-name="T2">rolnictwa</text:span><text:span text:style-name="T2">, </text:span><text:span text:style-name="T2">rząd</text:span><text:span text:style-name="T2"> </text:span><text:span text:style-name="T2">zamierza</text:span><text:span text:style-name="T2"> </text:span><text:span text:style-name="T2">utrzymać</text:span><text:span text:style-name="T2"> </text:span><text:span text:style-name="T2">dotacje</text:span><text:span text:style-name="T2"> </text:span><text:span text:style-name="T2">wspierające</text:span><text:span text:style-name="T2"> </text:span><text:span text:style-name="T2">postęp</text:span><text:span text:style-name="T2"> </text:span><text:span text:style-name="T2">biologiczny</text:span><text:span text:style-name="T2"> </text:span><text:span text:style-name="T2">i</text:span><text:span text:style-name="T2"> </text:span><text:span text:style-name="T2">techniczny</text:span><text:span text:style-name="T2"> </text:span><text:span text:style-name="T2">w</text:span><text:span text:style-name="T2"> </text:span><text:span text:style-name="T2">produkcji</text:span><text:span text:style-name="T2"> </text:span><text:span text:style-name="T2">rolnej</text:span><text:span text:style-name="T2">, </text:span><text:span text:style-name="T2">badania</text:span><text:span text:style-name="T2"> </text:span><text:span text:style-name="T2">naukowe</text:span><text:span text:style-name="T2"> </text:span><text:span text:style-name="T2">z</text:span><text:span text:style-name="T2"> </text:span><text:span text:style-name="T2">tego</text:span><text:span text:style-name="T2"> </text:span><text:span text:style-name="T2">zakresu</text:span><text:span text:style-name="T2">, </text:span><text:span text:style-name="T2">jak</text:span><text:span text:style-name="T2"> </text:span><text:span text:style-name="T2">też</text:span><text:span text:style-name="T2"> </text:span><text:span text:style-name="T2">i</text:span><text:span text:style-name="T2"> </text:span><text:span text:style-name="T2">rozwój</text:span><text:span text:style-name="T2"> </text:span><text:span text:style-name="T2">infrastruktury</text:span><text:span text:style-name="T2"> </text:span><text:span text:style-name="T2">gospodarczej</text:span><text:span text:style-name="T2"> </text:span><text:span text:style-name="T2">i</text:span><text:span text:style-name="T2"> </text:span><text:span text:style-name="T2">społecznej</text:span><text:span text:style-name="T2"> </text:span><text:span text:style-name="T2">na</text:span><text:span text:style-name="T2"> </text:span><text:span text:style-name="T2">wsi</text:span><text:span text:style-name="T2">. </text:span><text:span text:style-name="T2">Omówienie</text:span><text:span text:style-name="T2"> </text:span><text:span text:style-name="T2">najważniejszych</text:span><text:span text:style-name="T2"> </text:span><text:span text:style-name="T2">zamierzeń</text:span><text:span text:style-name="T2"> </text:span><text:span text:style-name="T2">rządu</text:span><text:span text:style-name="T2"> </text:span><text:span text:style-name="T2">w</text:span><text:span text:style-name="T2"> </text:span><text:span text:style-name="T2">tej</text:span><text:span text:style-name="T2"> </text:span><text:span text:style-name="T2">sferze</text:span><text:span text:style-name="T2"> </text:span><text:span text:style-name="T2">znajduje</text:span><text:span text:style-name="T2"> </text:span><text:span text:style-name="T2">się</text:span><text:span text:style-name="T2"> </text:span><text:span text:style-name="T2">w</text:span><text:span text:style-name="T2"> </text:span><text:span text:style-name="T2">założeniach</text:span><text:span text:style-name="T2"> </text:span><text:span text:style-name="T2">polityki</text:span><text:span text:style-name="T2"> </text:span><text:span text:style-name="T2">rolnej</text:span><text:span text:style-name="T2"> </text:span><text:span text:style-name="T2">na</text:span><text:span text:style-name="T2"> 1990 </text:span><text:span text:style-name="T2">rok</text:span><text:span text:style-name="T2">, </text:span><text:span text:style-name="T2">przedłożonych</text:span><text:span text:style-name="T2"> </text:span><text:span text:style-name="T2">Wysokiemu</text:span><text:span text:style-name="T2"> </text:span><text:span text:style-name="T2">Sejmowi</text:span><text:span text:style-name="T2"> </text:span><text:span text:style-name="T2">przez</text:span><text:span text:style-name="T2"> </text:span><text:span text:style-name="T2">Radę</text:span><text:span text:style-name="T2"> </text:span><text:span text:style-name="T2">Ministrów</text:span><text:span text:style-name="T2"> </text:span><text:span text:style-name="T2">do</text:span><text:span text:style-name="T2"> </text:span><text:span text:style-name="T2">rozpatrzenia</text:span><text:span text:style-name="T2">.</text:span></text:p>
      <text:p text:style-name="P3"/>
      <text:p text:style-name="P1"><text:span text:style-name="T2">Rozszerzony</text:span><text:span text:style-name="T2"> </text:span><text:span text:style-name="T2">będzie</text:span><text:span text:style-name="T2"> </text:span><text:span text:style-name="T2">zakres</text:span><text:span text:style-name="T2"> </text:span><text:span text:style-name="T2">towarów</text:span><text:span text:style-name="T2"> </text:span><text:span text:style-name="T2">objętych</text:span><text:span text:style-name="T2"> </text:span><text:span text:style-name="T2">podatkiem</text:span><text:span text:style-name="T2"> </text:span><text:span text:style-name="T2">obrotowym</text:span><text:span text:style-name="T2">, </text:span><text:span text:style-name="T2">obejmując</text:span><text:span text:style-name="T2"> </text:span><text:span text:style-name="T2">wyroby</text:span><text:span text:style-name="T2"> </text:span><text:span text:style-name="T2">sprzedawane</text:span><text:span text:style-name="T2"> </text:span><text:span text:style-name="T2">w</text:span><text:span text:style-name="T2"> </text:span><text:span text:style-name="T2">kraju</text:span><text:span text:style-name="T2"> </text:span><text:span text:style-name="T2">za</text:span><text:span text:style-name="T2"> </text:span><text:span text:style-name="T2">dewizy</text:span><text:span text:style-name="T2">, </text:span><text:span text:style-name="T2">a</text:span><text:span text:style-name="T2"> </text:span><text:span text:style-name="T2">także</text:span><text:span text:style-name="T2"> </text:span><text:span text:style-name="T2">import</text:span><text:span text:style-name="T2"> </text:span><text:span text:style-name="T2">prywatny</text:span><text:span text:style-name="T2">.</text:span></text:p>
      <text:p text:style-name="P3"/>
      <text:p text:style-name="P1"><text:span text:style-name="T2">Zmiany</text:span><text:span text:style-name="T2"> </text:span><text:span text:style-name="T2">podatkowe</text:span><text:span text:style-name="T2"> </text:span><text:span text:style-name="T2">w</text:span><text:span text:style-name="T2"> </text:span><text:span text:style-name="T2">roku</text:span><text:span text:style-name="T2"> 1990 </text:span><text:span text:style-name="T2">będą</text:span><text:span text:style-name="T2"> </text:span><text:span text:style-name="T2">stanowić</text:span><text:span text:style-name="T2"> </text:span><text:span text:style-name="T2">wstęp</text:span><text:span text:style-name="T2"> </text:span><text:span text:style-name="T2">do</text:span><text:span text:style-name="T2"> </text:span><text:span text:style-name="T2">zasadniczej</text:span><text:span text:style-name="T2"> </text:span><text:span text:style-name="T2">reformy</text:span><text:span text:style-name="T2"> </text:span><text:span text:style-name="T2">systemu</text:span><text:span text:style-name="T2"> </text:span><text:span text:style-name="T2">podatkowego</text:span><text:span text:style-name="T2"> </text:span><text:span text:style-name="T2">w</text:span><text:span text:style-name="T2"> </text:span><text:span text:style-name="T2">następnych</text:span><text:span text:style-name="T2"> </text:span><text:span text:style-name="T2">latach</text:span><text:span text:style-name="T2">.</text:span></text:p>
      <text:p text:style-name="P3"/>
      <text:p text:style-name="P1"><text:span text:style-name="T2">Podstawą</text:span><text:span text:style-name="T2"> </text:span><text:span text:style-name="T2">polityki</text:span><text:span text:style-name="T2"> </text:span><text:span text:style-name="T2">pieniężno</text:span><text:span text:style-name="T2">-</text:span><text:span text:style-name="T2">kredytowej</text:span><text:span text:style-name="T2"> </text:span><text:span text:style-name="T2">musi</text:span><text:span text:style-name="T2"> </text:span><text:span text:style-name="T2">być</text:span><text:span text:style-name="T2"> </text:span><text:span text:style-name="T2">dostosowanie</text:span><text:span text:style-name="T2"> </text:span><text:span text:style-name="T2">ilości</text:span><text:span text:style-name="T2"> </text:span><text:span text:style-name="T2">pieniądza</text:span><text:span text:style-name="T2"> </text:span><text:span text:style-name="T2">do</text:span><text:span text:style-name="T2"> </text:span><text:span text:style-name="T2">możliwości</text:span><text:span text:style-name="T2"> </text:span><text:span text:style-name="T2">gospodarki</text:span><text:span text:style-name="T2">, </text:span><text:span text:style-name="T2">a</text:span><text:span text:style-name="T2"> </text:span><text:span text:style-name="T2">więc</text:span><text:span text:style-name="T2"> </text:span><text:span text:style-name="T2">zerwanie</text:span><text:span text:style-name="T2"> </text:span><text:span text:style-name="T2">z</text:span><text:span text:style-name="T2"> </text:span><text:span text:style-name="T2">iluzją</text:span><text:span text:style-name="T2">, </text:span><text:span text:style-name="T2">że</text:span><text:span text:style-name="T2"> </text:span><text:span text:style-name="T2">można</text:span><text:span text:style-name="T2"> </text:span><text:span text:style-name="T2">rozwiązywać</text:span><text:span text:style-name="T2"> </text:span><text:span text:style-name="T2">problemy</text:span><text:span text:style-name="T2"> </text:span><text:span text:style-name="T2">przez</text:span><text:span text:style-name="T2"> </text:span><text:span text:style-name="T2">drukowanie</text:span><text:span text:style-name="T2"> </text:span><text:span text:style-name="T2">pieniędzy</text:span><text:span text:style-name="T2">. </text:span><text:span text:style-name="T2">Dotyczy</text:span><text:span text:style-name="T2"> </text:span><text:span text:style-name="T2">to</text:span><text:span text:style-name="T2"> </text:span><text:span text:style-name="T2">także</text:span><text:span text:style-name="T2"> </text:span><text:span text:style-name="T2">i</text:span><text:span text:style-name="T2"> </text:span><text:span text:style-name="T2">kredytu</text:span><text:span text:style-name="T2">. </text:span><text:span text:style-name="T2">Jego</text:span><text:span text:style-name="T2"> </text:span><text:span text:style-name="T2">oprocentowanie</text:span><text:span text:style-name="T2"> </text:span><text:span text:style-name="T2">musi</text:span><text:span text:style-name="T2"> </text:span><text:span text:style-name="T2">więc</text:span><text:span text:style-name="T2"> </text:span><text:span text:style-name="T2">równoważyć</text:span><text:span text:style-name="T2"> </text:span><text:span text:style-name="T2">popyt</text:span><text:span text:style-name="T2"> </text:span><text:span text:style-name="T2">na</text:span><text:span text:style-name="T2"> </text:span><text:span text:style-name="T2">kredyty</text:span><text:span text:style-name="T2"> </text:span><text:span text:style-name="T2">z</text:span><text:span text:style-name="T2"> </text:span><text:span text:style-name="T2">ich</text:span><text:span text:style-name="T2"> </text:span><text:span text:style-name="T2">podażą</text:span><text:span text:style-name="T2">, </text:span><text:span text:style-name="T2">wynikającą</text:span><text:span text:style-name="T2"> </text:span><text:span text:style-name="T2">z</text:span><text:span text:style-name="T2"> </text:span><text:span text:style-name="T2">rozmiarów</text:span><text:span text:style-name="T2"> </text:span><text:span text:style-name="T2">wkładów</text:span><text:span text:style-name="T2"> </text:span><text:span text:style-name="T2">bankowych</text:span><text:span text:style-name="T2">. </text:span><text:span text:style-name="T2">Dodatnia</text:span><text:span text:style-name="T2"> </text:span><text:span text:style-name="T2">stopa</text:span><text:span text:style-name="T2"> </text:span><text:span text:style-name="T2">procentowa</text:span><text:span text:style-name="T2"> </text:span><text:span text:style-name="T2">musi</text:span><text:span text:style-name="T2"> </text:span><text:span text:style-name="T2">także</text:span><text:span text:style-name="T2"> </text:span><text:span text:style-name="T2">rekompensować</text:span><text:span text:style-name="T2"> </text:span><text:span text:style-name="T2">skutki</text:span><text:span text:style-name="T2"> </text:span><text:span text:style-name="T2">inflacji</text:span><text:span text:style-name="T2">. </text:span></text:p>
      <text:p text:style-name="P3"/>
      <text:p text:style-name="P1"><text:span text:style-name="T2">W</text:span><text:span text:style-name="T2"> </text:span><text:span text:style-name="T2">tej</text:span><text:span text:style-name="T2"> </text:span><text:span text:style-name="T2">sytuacji</text:span><text:span text:style-name="T2"> </text:span><text:span text:style-name="T2">niezbędne</text:span><text:span text:style-name="T2"> </text:span><text:span text:style-name="T2">jest</text:span><text:span text:style-name="T2"> </text:span><text:span text:style-name="T2">odejście</text:span><text:span text:style-name="T2"> </text:span><text:span text:style-name="T2">od</text:span><text:span text:style-name="T2"> </text:span><text:span text:style-name="T2">szerokiego</text:span><text:span text:style-name="T2"> </text:span><text:span text:style-name="T2">dotąd</text:span><text:span text:style-name="T2"> </text:span><text:span text:style-name="T2">stosowania</text:span><text:span text:style-name="T2"> </text:span><text:span text:style-name="T2">preferencyjnego</text:span><text:span text:style-name="T2"> </text:span><text:span text:style-name="T2">oprocentowania</text:span><text:span text:style-name="T2"> </text:span><text:span text:style-name="T2">kredytów</text:span><text:span text:style-name="T2">, </text:span><text:span text:style-name="T2">zaciera</text:span><text:span text:style-name="T2"> </text:span><text:span text:style-name="T2">ono</text:span><text:span text:style-name="T2"> </text:span><text:span text:style-name="T2">bowiem</text:span><text:span text:style-name="T2"> </text:span><text:span text:style-name="T2">różnicę</text:span><text:span text:style-name="T2"> </text:span><text:span text:style-name="T2">między</text:span><text:span text:style-name="T2"> </text:span><text:span text:style-name="T2">dotowaniem</text:span><text:span text:style-name="T2"> </text:span><text:span text:style-name="T2">a</text:span><text:span text:style-name="T2"> </text:span><text:span text:style-name="T2">kredytowaniem</text:span><text:span text:style-name="T2">. </text:span></text:p>
      <text:p text:style-name="P1"><text:span text:style-name="T2">W</text:span><text:span text:style-name="T2"> </text:span><text:span text:style-name="T2">wypadkach</text:span><text:span text:style-name="T2"> </text:span><text:span text:style-name="T2">uzasadnionych</text:span><text:span text:style-name="T2"> </text:span><text:span text:style-name="T2">wsparcie</text:span><text:span text:style-name="T2"> </text:span><text:span text:style-name="T2">działań</text:span><text:span text:style-name="T2"> </text:span><text:span text:style-name="T2">podmiotów</text:span><text:span text:style-name="T2"> </text:span><text:span text:style-name="T2">gospodarczych</text:span><text:span text:style-name="T2"> </text:span><text:span text:style-name="T2">będzie</text:span><text:span text:style-name="T2"> </text:span><text:span text:style-name="T2">następować</text:span><text:span text:style-name="T2"> </text:span><text:span text:style-name="T2">wprost</text:span><text:span text:style-name="T2"> </text:span><text:span text:style-name="T2">z</text:span><text:span text:style-name="T2"> </text:span><text:span text:style-name="T2">budżetu</text:span><text:span text:style-name="T2">, </text:span><text:span text:style-name="T2">a</text:span><text:span text:style-name="T2"> </text:span><text:span text:style-name="T2">nie</text:span><text:span text:style-name="T2"> </text:span><text:span text:style-name="T2">za</text:span><text:span text:style-name="T2"> </text:span><text:span text:style-name="T2">pośrednictwem</text:span><text:span text:style-name="T2"> </text:span><text:span text:style-name="T2">banku</text:span><text:span text:style-name="T2">.</text:span></text:p>
      <text:p text:style-name="P1"><text:span text:style-name="T2">Dla</text:span><text:span text:style-name="T2"> </text:span><text:span text:style-name="T2">uzdrowienia</text:span><text:span text:style-name="T2"> </text:span><text:span text:style-name="T2">polityki</text:span><text:span text:style-name="T2"> </text:span><text:span text:style-name="T2">pieniężnej</text:span><text:span text:style-name="T2"> </text:span><text:span text:style-name="T2">ogromnie</text:span><text:span text:style-name="T2"> </text:span><text:span text:style-name="T2">ważne</text:span><text:span text:style-name="T2"> </text:span><text:span text:style-name="T2">jest</text:span><text:span text:style-name="T2"> </text:span><text:span text:style-name="T2">wyraźne</text:span><text:span text:style-name="T2"> </text:span><text:span text:style-name="T2">oddzielenie</text:span><text:span text:style-name="T2"> </text:span><text:span text:style-name="T2">banku</text:span><text:span text:style-name="T2"> </text:span><text:span text:style-name="T2">centralnego</text:span><text:span text:style-name="T2"> </text:span><text:span text:style-name="T2">od</text:span><text:span text:style-name="T2"> </text:span><text:span text:style-name="T2">budżetu</text:span><text:span text:style-name="T2">. </text:span><text:span text:style-name="T2">Taką</text:span><text:span text:style-name="T2"> </text:span><text:span text:style-name="T2">właśnie</text:span><text:span text:style-name="T2"> </text:span><text:span text:style-name="T2">zmianę</text:span><text:span text:style-name="T2"> </text:span><text:span text:style-name="T2">proponujemy</text:span><text:span text:style-name="T2"> </text:span><text:span text:style-name="T2">w</text:span><text:span text:style-name="T2"> </text:span><text:span text:style-name="T2">przedłożonym</text:span><text:span text:style-name="T2"> </text:span><text:span text:style-name="T2">Wysokiej</text:span><text:span text:style-name="T2"> </text:span><text:span text:style-name="T2">Izbie</text:span><text:span text:style-name="T2"> </text:span><text:span text:style-name="T2">projekcie</text:span><text:span text:style-name="T2"> </text:span><text:span text:style-name="T2">ustawy</text:span><text:span text:style-name="T2">. </text:span><text:span text:style-name="T2">Jej</text:span><text:span text:style-name="T2"> </text:span><text:span text:style-name="T2">przyjęcie</text:span><text:span text:style-name="T2"> </text:span><text:span text:style-name="T2">położy</text:span><text:span text:style-name="T2"> </text:span><text:span text:style-name="T2">kres</text:span><text:span text:style-name="T2"> </text:span><text:span text:style-name="T2">możliwości</text:span><text:span text:style-name="T2"> </text:span><text:span text:style-name="T2">finansowania</text:span><text:span text:style-name="T2"> </text:span><text:span text:style-name="T2">deficytu</text:span><text:span text:style-name="T2"> </text:span><text:span text:style-name="T2">budżetowego</text:span><text:span text:style-name="T2"> </text:span><text:span text:style-name="T2">przez</text:span><text:span text:style-name="T2"> </text:span><text:span text:style-name="T2">emisję</text:span><text:span text:style-name="T2"> </text:span><text:span text:style-name="T2">pustego</text:span><text:span text:style-name="T2"> </text:span><text:span text:style-name="T2">pieniądza</text:span><text:span text:style-name="T2">.</text:span></text:p>
      <text:p text:style-name="P1"><text:span text:style-name="T2">Nowe</text:span><text:span text:style-name="T2"> </text:span><text:span text:style-name="T2">funkcje</text:span><text:span text:style-name="T2"> </text:span><text:span text:style-name="T2">przypisujemy</text:span><text:span text:style-name="T2"> </text:span><text:span text:style-name="T2">polityce</text:span><text:span text:style-name="T2"> </text:span><text:span text:style-name="T2">cen</text:span><text:span text:style-name="T2">. </text:span><text:span text:style-name="T2">Dotychczas</text:span><text:span text:style-name="T2"> </text:span><text:span text:style-name="T2">panowała</text:span><text:span text:style-name="T2"> </text:span><text:span text:style-name="T2">w</text:span><text:span text:style-name="T2"> </text:span><text:span text:style-name="T2">tej</text:span><text:span text:style-name="T2"> </text:span><text:span text:style-name="T2">mierze</text:span><text:span text:style-name="T2"> </text:span><text:span text:style-name="T2">znaczna</text:span><text:span text:style-name="T2"> </text:span><text:span text:style-name="T2">niekonsekwencja</text:span><text:span text:style-name="T2">. </text:span><text:span text:style-name="T2">Z</text:span><text:span text:style-name="T2"> </text:span><text:span text:style-name="T2">jednej</text:span><text:span text:style-name="T2"> </text:span><text:span text:style-name="T2">strony</text:span><text:span text:style-name="T2"> - </text:span><text:span text:style-name="T2">mieliśmy</text:span><text:span text:style-name="T2"> </text:span><text:span text:style-name="T2">do</text:span><text:span text:style-name="T2"> </text:span><text:span text:style-name="T2">czynienia</text:span><text:span text:style-name="T2"> </text:span><text:span text:style-name="T2">z</text:span><text:span text:style-name="T2"> </text:span><text:span text:style-name="T2">dużym</text:span><text:span text:style-name="T2"> </text:span><text:span text:style-name="T2">zakresem</text:span><text:span text:style-name="T2"> </text:span><text:span text:style-name="T2">cen</text:span><text:span text:style-name="T2"> </text:span><text:span text:style-name="T2">wolnych</text:span><text:span text:style-name="T2">, </text:span><text:span text:style-name="T2">z</text:span><text:span text:style-name="T2"> </text:span><text:span text:style-name="T2">drugiej</text:span><text:span text:style-name="T2"> - </text:span><text:span text:style-name="T2">administracyjnie</text:span><text:span text:style-name="T2"> </text:span><text:span text:style-name="T2">hamowano</text:span><text:span text:style-name="T2"> </text:span><text:span text:style-name="T2">wiele</text:span><text:span text:style-name="T2"> </text:span><text:span text:style-name="T2">cen</text:span><text:span text:style-name="T2"> </text:span><text:span text:style-name="T2">na</text:span><text:span text:style-name="T2"> </text:span><text:span text:style-name="T2">podstawowe</text:span><text:span text:style-name="T2"> </text:span><text:span text:style-name="T2">środki</text:span><text:span text:style-name="T2"> </text:span><text:span text:style-name="T2">produkcji</text:span><text:span text:style-name="T2">, </text:span><text:span text:style-name="T2">motywując</text:span><text:span text:style-name="T2"> </text:span><text:span text:style-name="T2">to</text:span><text:span text:style-name="T2"> </text:span><text:span text:style-name="T2">potrzebami</text:span><text:span text:style-name="T2"> </text:span><text:span text:style-name="T2">walki</text:span><text:span text:style-name="T2"> </text:span><text:span text:style-name="T2">z</text:span><text:span text:style-name="T2"> </text:span><text:span text:style-name="T2">inflacją</text:span><text:span text:style-name="T2">. </text:span><text:span text:style-name="T2">W</text:span><text:span text:style-name="T2"> </text:span><text:span text:style-name="T2">rzeczywistości</text:span><text:span text:style-name="T2"> </text:span><text:span text:style-name="T2">była</text:span><text:span text:style-name="T2"> </text:span><text:span text:style-name="T2">to</text:span><text:span text:style-name="T2"> </text:span><text:span text:style-name="T2">walka</text:span><text:span text:style-name="T2"> </text:span><text:span text:style-name="T2">z</text:span><text:span text:style-name="T2"> </text:span><text:span text:style-name="T2">symptomami</text:span><text:span text:style-name="T2"> </text:span><text:span text:style-name="T2">tej</text:span><text:span text:style-name="T2"> </text:span><text:span text:style-name="T2">choroby</text:span><text:span text:style-name="T2">, </text:span><text:span text:style-name="T2">a</text:span><text:span text:style-name="T2"> </text:span><text:span text:style-name="T2">nie</text:span><text:span text:style-name="T2"> </text:span><text:span text:style-name="T2">z</text:span><text:span text:style-name="T2"> </text:span><text:span text:style-name="T2">nią</text:span><text:span text:style-name="T2"> </text:span><text:span text:style-name="T2">samą</text:span><text:span text:style-name="T2">. </text:span><text:span text:style-name="T2">Kontynuowanie</text:span><text:span text:style-name="T2"> </text:span><text:span text:style-name="T2">tej</text:span><text:span text:style-name="T2"> </text:span><text:span text:style-name="T2">polityki</text:span><text:span text:style-name="T2"> </text:span><text:span text:style-name="T2">prowadziłoby</text:span><text:span text:style-name="T2"> </text:span><text:span text:style-name="T2">do</text:span><text:span text:style-name="T2"> </text:span><text:span text:style-name="T2">tego</text:span><text:span text:style-name="T2">, </text:span><text:span text:style-name="T2">co</text:span><text:span text:style-name="T2"> </text:span><text:span text:style-name="T2">dobrze</text:span><text:span text:style-name="T2"> </text:span><text:span text:style-name="T2">wszyscy</text:span><text:span text:style-name="T2"> </text:span><text:span text:style-name="T2">znamy</text:span><text:span text:style-name="T2">: </text:span><text:span text:style-name="T2">na</text:span><text:span text:style-name="T2"> </text:span><text:span text:style-name="T2">rynku</text:span><text:span text:style-name="T2"> - </text:span><text:span text:style-name="T2">kolejki</text:span><text:span text:style-name="T2">, </text:span><text:span text:style-name="T2">brak</text:span><text:span text:style-name="T2"> </text:span><text:span text:style-name="T2">towarów</text:span><text:span text:style-name="T2"> </text:span><text:span text:style-name="T2">i</text:span><text:span text:style-name="T2"> </text:span><text:span text:style-name="T2">chaos</text:span><text:span text:style-name="T2">; </text:span><text:span text:style-name="T2">w</text:span><text:span text:style-name="T2"> </text:span><text:span text:style-name="T2">systemie</text:span><text:span text:style-name="T2"> </text:span><text:span text:style-name="T2">funkcjonowania</text:span><text:span text:style-name="T2"> </text:span><text:span text:style-name="T2">gospodarki</text:span><text:span text:style-name="T2"> - </text:span><text:span text:style-name="T2">zła</text:span><text:span text:style-name="T2"> </text:span><text:span text:style-name="T2">struktura</text:span><text:span text:style-name="T2"> </text:span><text:span text:style-name="T2">cen</text:span><text:span text:style-name="T2"> </text:span><text:span text:style-name="T2">i</text:span><text:span text:style-name="T2"> </text:span><text:span text:style-name="T2">nieprawidłowy</text:span><text:span text:style-name="T2"> </text:span><text:span text:style-name="T2">rachunek</text:span><text:span text:style-name="T2"> </text:span><text:span text:style-name="T2">ekonomiczny</text:span><text:span text:style-name="T2">.</text:span></text:p>
      <text:p text:style-name="P1"><text:span text:style-name="T2">Obecnie</text:span><text:span text:style-name="T2"> </text:span><text:span text:style-name="T2">podstawowym</text:span><text:span text:style-name="T2"> </text:span><text:span text:style-name="T2">elementem</text:span><text:span text:style-name="T2"> </text:span><text:span text:style-name="T2">polityki</text:span><text:span text:style-name="T2"> </text:span><text:span text:style-name="T2">cen</text:span><text:span text:style-name="T2"> </text:span><text:span text:style-name="T2">będzie</text:span><text:span text:style-name="T2"> </text:span><text:span text:style-name="T2">ich</text:span><text:span text:style-name="T2"> </text:span><text:span text:style-name="T2">liberalizacja</text:span><text:span text:style-name="T2">. </text:span><text:span text:style-name="T2">Rząd</text:span><text:span text:style-name="T2"> </text:span><text:span text:style-name="T2">nie</text:span><text:span text:style-name="T2"> </text:span><text:span text:style-name="T2">zamierza</text:span><text:span text:style-name="T2"> </text:span><text:span text:style-name="T2">jednak</text:span><text:span text:style-name="T2"> </text:span><text:span text:style-name="T2">rezygnować</text:span><text:span text:style-name="T2"> </text:span><text:span text:style-name="T2">z</text:span><text:span text:style-name="T2"> </text:span><text:span text:style-name="T2">kontroli</text:span><text:span text:style-name="T2"> </text:span><text:span text:style-name="T2">cen</text:span><text:span text:style-name="T2"> </text:span><text:span text:style-name="T2">przy</text:span><text:span text:style-name="T2"> </text:span><text:span text:style-name="T2">pomocy</text:span><text:span text:style-name="T2"> </text:span><text:span text:style-name="T2">ustawodawstwa</text:span><text:span text:style-name="T2"> </text:span><text:span text:style-name="T2">antymonopolowego</text:span><text:span text:style-name="T2">.</text:span></text:p>
      <text:p text:style-name="P3"/>
      <text:p text:style-name="P1"><text:soft-page-break/><text:span text:style-name="T2">Aby</text:span><text:span text:style-name="T2"> </text:span><text:span text:style-name="T2">proces</text:span><text:span text:style-name="T2"> </text:span><text:span text:style-name="T2">przezwyciężania</text:span><text:span text:style-name="T2"> </text:span><text:span text:style-name="T2">inflacji</text:span><text:span text:style-name="T2"> </text:span><text:span text:style-name="T2">nie</text:span><text:span text:style-name="T2"> </text:span><text:span text:style-name="T2">był</text:span><text:span text:style-name="T2"> </text:span><text:span text:style-name="T2">nadmiernie</text:span><text:span text:style-name="T2"> </text:span><text:span text:style-name="T2">rozciągnięty</text:span><text:span text:style-name="T2"> </text:span><text:span text:style-name="T2">w</text:span><text:span text:style-name="T2"> </text:span><text:span text:style-name="T2">czasie</text:span><text:span text:style-name="T2">, </text:span><text:span text:style-name="T2">już</text:span><text:span text:style-name="T2"> </text:span><text:span text:style-name="T2">na</text:span><text:span text:style-name="T2"> </text:span><text:span text:style-name="T2">starcie</text:span><text:span text:style-name="T2"> </text:span><text:span text:style-name="T2">należy</text:span><text:span text:style-name="T2"> </text:span><text:span text:style-name="T2">urealnić</text:span><text:span text:style-name="T2"> </text:span><text:span text:style-name="T2">silnie</text:span><text:span text:style-name="T2"> </text:span><text:span text:style-name="T2">zaniżone</text:span><text:span text:style-name="T2"> </text:span><text:span text:style-name="T2">dotąd</text:span><text:span text:style-name="T2"> </text:span><text:span text:style-name="T2">ceny</text:span><text:span text:style-name="T2"> </text:span><text:span text:style-name="T2">węgla</text:span><text:span text:style-name="T2"> </text:span><text:span text:style-name="T2">i</text:span><text:span text:style-name="T2"> </text:span><text:span text:style-name="T2">energii</text:span><text:span text:style-name="T2"> </text:span><text:span text:style-name="T2">oraz</text:span><text:span text:style-name="T2"> </text:span><text:span text:style-name="T2">inne</text:span><text:span text:style-name="T2"> </text:span><text:span text:style-name="T2">podstawowe</text:span><text:span text:style-name="T2"> </text:span><text:span text:style-name="T2">wielkości</text:span><text:span text:style-name="T2"> </text:span><text:span text:style-name="T2">ekonomiczne</text:span><text:span text:style-name="T2">. </text:span><text:span text:style-name="T2">Trzeba</text:span><text:span text:style-name="T2"> </text:span><text:span text:style-name="T2">je</text:span><text:span text:style-name="T2"> </text:span><text:span text:style-name="T2">podnieść</text:span><text:span text:style-name="T2"> </text:span><text:span text:style-name="T2">do</text:span><text:span text:style-name="T2"> </text:span><text:span text:style-name="T2">takiego</text:span><text:span text:style-name="T2"> </text:span><text:span text:style-name="T2">poziomu</text:span><text:span text:style-name="T2">, </text:span><text:span text:style-name="T2">aby</text:span><text:span text:style-name="T2"> </text:span><text:span text:style-name="T2">mogły</text:span><text:span text:style-name="T2"> </text:span><text:span text:style-name="T2">być</text:span><text:span text:style-name="T2"> </text:span><text:span text:style-name="T2">przez</text:span><text:span text:style-name="T2"> </text:span><text:span text:style-name="T2">pewien</text:span><text:span text:style-name="T2"> </text:span><text:span text:style-name="T2">czas</text:span><text:span text:style-name="T2"> </text:span><text:span text:style-name="T2">stabilne</text:span><text:span text:style-name="T2">, </text:span><text:span text:style-name="T2">a</text:span><text:span text:style-name="T2"> </text:span><text:span text:style-name="T2">więc</text:span><text:span text:style-name="T2"> </text:span><text:span text:style-name="T2">nie</text:span><text:span text:style-name="T2"> </text:span><text:span text:style-name="T2">pobudzały</text:span><text:span text:style-name="T2"> </text:span><text:span text:style-name="T2">dalszego</text:span><text:span text:style-name="T2"> </text:span><text:span text:style-name="T2">wzrostu</text:span><text:span text:style-name="T2"> </text:span><text:span text:style-name="T2">innych</text:span><text:span text:style-name="T2"> </text:span><text:span text:style-name="T2">cen</text:span><text:span text:style-name="T2">.</text:span></text:p>
      <text:p text:style-name="P3"/>
      <text:p text:style-name="P1"><text:span text:style-name="T2">Najtrudniejszy</text:span><text:span text:style-name="T2"> </text:span><text:span text:style-name="T2">okres</text:span><text:span text:style-name="T2"> </text:span><text:span text:style-name="T2">polityki</text:span><text:span text:style-name="T2"> </text:span><text:span text:style-name="T2">dochodowej</text:span><text:span text:style-name="T2"> </text:span><text:span text:style-name="T2">przypada</text:span><text:span text:style-name="T2"> </text:span><text:span text:style-name="T2">na</text:span><text:span text:style-name="T2"> </text:span><text:span text:style-name="T2">pierwszą</text:span><text:span text:style-name="T2"> , </text:span><text:span text:style-name="T2">decydującą</text:span><text:span text:style-name="T2"> </text:span><text:span text:style-name="T2">fazę</text:span><text:span text:style-name="T2"> </text:span><text:span text:style-name="T2">operacji</text:span><text:span text:style-name="T2"> </text:span><text:span text:style-name="T2">antyinflacyjnej</text:span><text:span text:style-name="T2">. </text:span><text:span text:style-name="T2">Trzeba</text:span><text:span text:style-name="T2"> </text:span><text:span text:style-name="T2">w</text:span><text:span text:style-name="T2"> </text:span><text:span text:style-name="T2">niej</text:span><text:span text:style-name="T2"> </text:span><text:span text:style-name="T2">zapewnić</text:span><text:span text:style-name="T2">, </text:span><text:span text:style-name="T2">aby</text:span><text:span text:style-name="T2"> </text:span><text:span text:style-name="T2">wzrost</text:span><text:span text:style-name="T2"> </text:span><text:span text:style-name="T2">płac</text:span><text:span text:style-name="T2"> </text:span><text:span text:style-name="T2">i</text:span><text:span text:style-name="T2"> </text:span><text:span text:style-name="T2">innych</text:span><text:span text:style-name="T2"> </text:span><text:span text:style-name="T2">dochodów</text:span><text:span text:style-name="T2"> </text:span><text:span text:style-name="T2">był</text:span><text:span text:style-name="T2"> </text:span><text:span text:style-name="T2">wyraźnie</text:span><text:span text:style-name="T2"> </text:span><text:span text:style-name="T2">niższy</text:span><text:span text:style-name="T2"> </text:span><text:span text:style-name="T2">od</text:span><text:span text:style-name="T2"> </text:span><text:span text:style-name="T2">wzrostu</text:span><text:span text:style-name="T2"> </text:span><text:span text:style-name="T2">cen</text:span><text:span text:style-name="T2">.</text:span></text:p>
      <text:p text:style-name="P1"><text:span text:style-name="T2">Zablokowanie</text:span><text:span text:style-name="T2"> </text:span><text:span text:style-name="T2">wzrostu</text:span><text:span text:style-name="T2"> </text:span><text:span text:style-name="T2">płac</text:span><text:span text:style-name="T2"> </text:span><text:span text:style-name="T2">potrzebne</text:span><text:span text:style-name="T2"> </text:span><text:span text:style-name="T2">jest</text:span><text:span text:style-name="T2"> </text:span><text:span text:style-name="T2">ze</text:span><text:span text:style-name="T2"> </text:span><text:span text:style-name="T2">względów</text:span><text:span text:style-name="T2"> </text:span><text:span text:style-name="T2">równowagi</text:span><text:span text:style-name="T2"> </text:span><text:span text:style-name="T2">pieniężno</text:span><text:span text:style-name="T2">-</text:span><text:span text:style-name="T2">rynkowej</text:span><text:span text:style-name="T2">. </text:span><text:span text:style-name="T2">Chodzi</text:span><text:span text:style-name="T2"> </text:span><text:span text:style-name="T2">o</text:span><text:span text:style-name="T2"> </text:span><text:span text:style-name="T2">to</text:span><text:span text:style-name="T2">, </text:span><text:span text:style-name="T2">aby</text:span><text:span text:style-name="T2"> </text:span><text:span text:style-name="T2">środki</text:span><text:span text:style-name="T2"> </text:span><text:span text:style-name="T2">pieniężne</text:span><text:span text:style-name="T2"> </text:span><text:span text:style-name="T2">ludności</text:span><text:span text:style-name="T2"> </text:span><text:span text:style-name="T2">nie</text:span><text:span text:style-name="T2"> </text:span><text:span text:style-name="T2">przewyższały</text:span><text:span text:style-name="T2"> </text:span><text:span text:style-name="T2">wartości</text:span><text:span text:style-name="T2"> </text:span><text:span text:style-name="T2">oferowanych</text:span><text:span text:style-name="T2"> </text:span><text:span text:style-name="T2">na</text:span><text:span text:style-name="T2"> </text:span><text:span text:style-name="T2">rynku</text:span><text:span text:style-name="T2"> </text:span><text:span text:style-name="T2">towarów</text:span><text:span text:style-name="T2"> </text:span><text:span text:style-name="T2">i</text:span><text:span text:style-name="T2"> </text:span><text:span text:style-name="T2">usług</text:span><text:span text:style-name="T2">. </text:span><text:span text:style-name="T2">Hamowanie</text:span><text:span text:style-name="T2"> </text:span><text:span text:style-name="T2">płac</text:span><text:span text:style-name="T2"> </text:span><text:span text:style-name="T2">jest</text:span><text:span text:style-name="T2"> </text:span><text:span text:style-name="T2">również</text:span><text:span text:style-name="T2"> </text:span><text:span text:style-name="T2">potrzebne</text:span><text:span text:style-name="T2"> </text:span><text:span text:style-name="T2">ze</text:span><text:span text:style-name="T2"> </text:span><text:span text:style-name="T2">względów</text:span><text:span text:style-name="T2"> </text:span><text:span text:style-name="T2">społecznych</text:span><text:span text:style-name="T2">, </text:span><text:span text:style-name="T2">choć</text:span><text:span text:style-name="T2"> </text:span><text:span text:style-name="T2">może</text:span><text:span text:style-name="T2"> </text:span><text:span text:style-name="T2">się</text:span><text:span text:style-name="T2"> </text:span><text:span text:style-name="T2">to</text:span><text:span text:style-name="T2"> </text:span><text:span text:style-name="T2">wydawać</text:span><text:span text:style-name="T2"> </text:span><text:span text:style-name="T2">paradoksalne</text:span><text:span text:style-name="T2">. </text:span><text:span text:style-name="T2">Doświadczenia</text:span><text:span text:style-name="T2"> </text:span><text:span text:style-name="T2">lat</text:span><text:span text:style-name="T2"> </text:span><text:span text:style-name="T2">ubiegłych</text:span><text:span text:style-name="T2"> </text:span><text:span text:style-name="T2">wskazują</text:span><text:span text:style-name="T2"> </text:span><text:span text:style-name="T2">dowiem</text:span><text:span text:style-name="T2">, </text:span><text:span text:style-name="T2">że</text:span><text:span text:style-name="T2"> </text:span><text:span text:style-name="T2">przedsiębiorstwa</text:span><text:span text:style-name="T2">, </text:span><text:span text:style-name="T2">chcąc</text:span><text:span text:style-name="T2"> </text:span><text:span text:style-name="T2">zatrzymać</text:span><text:span text:style-name="T2"> </text:span><text:span text:style-name="T2">pracowników</text:span><text:span text:style-name="T2"> </text:span><text:span text:style-name="T2">podnoszą</text:span><text:span text:style-name="T2"> </text:span><text:span text:style-name="T2">płace</text:span><text:span text:style-name="T2">, </text:span><text:span text:style-name="T2">nawet</text:span><text:span text:style-name="T2"> </text:span><text:span text:style-name="T2">jeśli</text:span><text:span text:style-name="T2"> </text:span><text:span text:style-name="T2">brakuje</text:span><text:span text:style-name="T2"> </text:span><text:span text:style-name="T2">im</text:span><text:span text:style-name="T2"> </text:span><text:span text:style-name="T2">potem</text:span><text:span text:style-name="T2"> </text:span><text:span text:style-name="T2">środków</text:span><text:span text:style-name="T2"> </text:span><text:span text:style-name="T2">na</text:span><text:span text:style-name="T2"> </text:span><text:span text:style-name="T2">rozwój</text:span><text:span text:style-name="T2">, </text:span><text:span text:style-name="T2">czy</text:span><text:span text:style-name="T2"> </text:span><text:span text:style-name="T2">regulowanie</text:span><text:span text:style-name="T2"> </text:span><text:span text:style-name="T2">zobowiązań</text:span><text:span text:style-name="T2">. </text:span><text:span text:style-name="T2">W</text:span><text:span text:style-name="T2"> </text:span><text:span text:style-name="T2">warunkach</text:span><text:span text:style-name="T2"> </text:span><text:span text:style-name="T2">twardej</text:span><text:span text:style-name="T2"> </text:span><text:span text:style-name="T2">polityki</text:span><text:span text:style-name="T2"> </text:span><text:span text:style-name="T2">finansowej</text:span><text:span text:style-name="T2">, </text:span><text:span text:style-name="T2">jaką</text:span><text:span text:style-name="T2"> </text:span><text:span text:style-name="T2">musimy</text:span><text:span text:style-name="T2"> </text:span><text:span text:style-name="T2">prowadzić</text:span><text:span text:style-name="T2">, </text:span><text:span text:style-name="T2">takie</text:span><text:span text:style-name="T2"> </text:span><text:span text:style-name="T2">działanie</text:span><text:span text:style-name="T2"> </text:span><text:span text:style-name="T2">pociągałoby</text:span><text:span text:style-name="T2"> </text:span><text:span text:style-name="T2">za</text:span><text:span text:style-name="T2"> </text:span><text:span text:style-name="T2">sobą</text:span><text:span text:style-name="T2"> </text:span><text:span text:style-name="T2">dużą</text:span><text:span text:style-name="T2"> </text:span><text:span text:style-name="T2">liczbę</text:span><text:span text:style-name="T2"> </text:span><text:span text:style-name="T2">bankructw</text:span><text:span text:style-name="T2">, </text:span><text:span text:style-name="T2">a</text:span><text:span text:style-name="T2"> </text:span><text:span text:style-name="T2">w</text:span><text:span text:style-name="T2"> </text:span><text:span text:style-name="T2">następstwie</text:span><text:span text:style-name="T2"> </text:span><text:span text:style-name="T2">bezrobocie</text:span><text:span text:style-name="T2"> </text:span><text:span text:style-name="T2">i</text:span><text:span text:style-name="T2"> </text:span><text:span text:style-name="T2">spadek</text:span><text:span text:style-name="T2"> </text:span><text:span text:style-name="T2">produkcji</text:span><text:span text:style-name="T2"> </text:span><text:span text:style-name="T2">materialnej</text:span><text:span text:style-name="T2">. </text:span><text:span text:style-name="T2">Tak</text:span><text:span text:style-name="T2"> </text:span><text:span text:style-name="T2">więc</text:span><text:span text:style-name="T2"> </text:span><text:span text:style-name="T2">brak</text:span><text:span text:style-name="T2"> </text:span><text:span text:style-name="T2">hamowania</text:span><text:span text:style-name="T2"> </text:span><text:span text:style-name="T2">płac</text:span><text:span text:style-name="T2"> </text:span><text:span text:style-name="T2">przyczyniłby</text:span><text:span text:style-name="T2"> </text:span><text:span text:style-name="T2">się</text:span><text:span text:style-name="T2"> </text:span><text:span text:style-name="T2">do</text:span><text:span text:style-name="T2"> </text:span><text:span text:style-name="T2">spadku</text:span><text:span text:style-name="T2"> </text:span><text:span text:style-name="T2">podaży</text:span><text:span text:style-name="T2">, </text:span><text:span text:style-name="T2">ze</text:span><text:span text:style-name="T2"> </text:span><text:span text:style-name="T2">wszystkimi</text:span><text:span text:style-name="T2"> </text:span><text:span text:style-name="T2">skutkami</text:span><text:span text:style-name="T2"> </text:span><text:span text:style-name="T2">społecznymi</text:span><text:span text:style-name="T2">.</text:span></text:p>
      <text:p text:style-name="P1"><text:span text:style-name="T2">Proponowana</text:span><text:span text:style-name="T2"> </text:span><text:span text:style-name="T2">dzisiaj</text:span><text:span text:style-name="T2"> </text:span><text:span text:style-name="T2">polityka</text:span><text:span text:style-name="T2"> </text:span><text:span text:style-name="T2">dochodowa</text:span><text:span text:style-name="T2"> </text:span><text:span text:style-name="T2">jest</text:span><text:span text:style-name="T2"> </text:span><text:span text:style-name="T2">tym</text:span><text:span text:style-name="T2"> </text:span><text:span text:style-name="T2">trudniejsza</text:span><text:span text:style-name="T2">, </text:span><text:span text:style-name="T2">że</text:span><text:span text:style-name="T2"> </text:span><text:span text:style-name="T2">dotychczas</text:span><text:span text:style-name="T2"> </text:span><text:span text:style-name="T2">zawsze</text:span><text:span text:style-name="T2"> </text:span><text:span text:style-name="T2">ratowano</text:span><text:span text:style-name="T2"> </text:span><text:span text:style-name="T2">w</text:span><text:span text:style-name="T2"> </text:span><text:span text:style-name="T2">ostatniej</text:span><text:span text:style-name="T2"> </text:span><text:span text:style-name="T2">chwili</text:span><text:span text:style-name="T2"> </text:span><text:span text:style-name="T2">byt</text:span><text:span text:style-name="T2"> </text:span><text:span text:style-name="T2">przedsiębiorstw</text:span><text:span text:style-name="T2"> </text:span><text:span text:style-name="T2">i</text:span><text:span text:style-name="T2"> </text:span><text:span text:style-name="T2">obecnie</text:span><text:span text:style-name="T2"> </text:span><text:span text:style-name="T2">ani</text:span><text:span text:style-name="T2"> </text:span><text:span text:style-name="T2">dyrekcje</text:span><text:span text:style-name="T2">, </text:span><text:span text:style-name="T2">ani</text:span><text:span text:style-name="T2"> </text:span><text:span text:style-name="T2">załogi</text:span><text:span text:style-name="T2"> </text:span><text:span text:style-name="T2">nie</text:span><text:span text:style-name="T2"> </text:span><text:span text:style-name="T2">są</text:span><text:span text:style-name="T2"> </text:span><text:span text:style-name="T2">do</text:span><text:span text:style-name="T2"> </text:span><text:span text:style-name="T2">nowej</text:span><text:span text:style-name="T2"> </text:span><text:span text:style-name="T2">sytuacji</text:span><text:span text:style-name="T2"> </text:span><text:span text:style-name="T2">przygotowane</text:span><text:span text:style-name="T2">. </text:span><text:span text:style-name="T2">Silne</text:span><text:span text:style-name="T2"> </text:span><text:span text:style-name="T2">hamowanie</text:span><text:span text:style-name="T2"> </text:span><text:span text:style-name="T2">wzrostu</text:span><text:span text:style-name="T2"> </text:span><text:span text:style-name="T2">płac</text:span><text:span text:style-name="T2"> </text:span><text:span text:style-name="T2">ma</text:span><text:span text:style-name="T2"> </text:span><text:span text:style-name="T2">jednak</text:span><text:span text:style-name="T2"> </text:span><text:span text:style-name="T2">charakter</text:span><text:span text:style-name="T2"> </text:span><text:span text:style-name="T2">przejściowy</text:span><text:span text:style-name="T2">. </text:span><text:span text:style-name="T2">Okres</text:span><text:span text:style-name="T2"> </text:span><text:span text:style-name="T2">jego</text:span><text:span text:style-name="T2"> </text:span><text:span text:style-name="T2">trwania</text:span><text:span text:style-name="T2"> </text:span><text:span text:style-name="T2">zależy</text:span><text:span text:style-name="T2"> </text:span><text:span text:style-name="T2">przede</text:span><text:span text:style-name="T2"> </text:span><text:span text:style-name="T2">wszystkim</text:span><text:span text:style-name="T2"> </text:span><text:span text:style-name="T2">od</text:span><text:span text:style-name="T2"> </text:span><text:span text:style-name="T2">skali</text:span><text:span text:style-name="T2"> </text:span><text:span text:style-name="T2">inflacji</text:span><text:span text:style-name="T2">.</text:span></text:p>
      <text:p text:style-name="P3"/>
      <text:p text:style-name="P1"><text:span text:style-name="T2">Wysoki</text:span><text:span text:style-name="T2"> </text:span><text:span text:style-name="T2">Sejmie</text:span><text:span text:style-name="T2">! </text:span><text:span text:style-name="T2">Ustabilizowanie</text:span><text:span text:style-name="T2"> </text:span><text:span text:style-name="T2">gospodarki</text:span><text:span text:style-name="T2"> </text:span><text:span text:style-name="T2">pozwoli</text:span><text:span text:style-name="T2"> </text:span><text:span text:style-name="T2">na</text:span><text:span text:style-name="T2"> </text:span><text:span text:style-name="T2">skuteczne</text:span><text:span text:style-name="T2"> </text:span><text:span text:style-name="T2">przeprowadzenie</text:span><text:span text:style-name="T2"> </text:span><text:span text:style-name="T2">decydujących</text:span><text:span text:style-name="T2"> </text:span><text:span text:style-name="T2">zmian</text:span><text:span text:style-name="T2"> </text:span><text:span text:style-name="T2">systemowych</text:span><text:span text:style-name="T2">. </text:span><text:span text:style-name="T2">Jeśli</text:span><text:span text:style-name="T2"> </text:span><text:span text:style-name="T2">teraz</text:span><text:span text:style-name="T2"> </text:span><text:span text:style-name="T2">Wysoka</text:span><text:span text:style-name="T2"> </text:span><text:span text:style-name="T2">Izba</text:span><text:span text:style-name="T2"> </text:span><text:span text:style-name="T2">uchwali</text:span><text:span text:style-name="T2">, </text:span><text:span text:style-name="T2">a</text:span><text:span text:style-name="T2"> </text:span><text:span text:style-name="T2">Senat</text:span><text:span text:style-name="T2"> </text:span><text:span text:style-name="T2">zatwierdzi</text:span><text:span text:style-name="T2"> </text:span><text:span text:style-name="T2">proponowany</text:span><text:span text:style-name="T2"> </text:span><text:span text:style-name="T2">pakiet</text:span><text:span text:style-name="T2"> </text:span><text:span text:style-name="T2">ustaw</text:span><text:span text:style-name="T2">, </text:span><text:span text:style-name="T2">to</text:span><text:span text:style-name="T2"> </text:span><text:span text:style-name="T2">w</text:span><text:span text:style-name="T2"> </text:span><text:span text:style-name="T2">roku</text:span><text:span text:style-name="T2"> 1990 </text:span><text:span text:style-name="T2">zostaną</text:span><text:span text:style-name="T2"> </text:span><text:span text:style-name="T2">przygotowane</text:span><text:span text:style-name="T2"> </text:span><text:span text:style-name="T2">szczegółowe</text:span><text:span text:style-name="T2"> </text:span><text:span text:style-name="T2">rozwiązania</text:span><text:span text:style-name="T2"> </text:span><text:span text:style-name="T2">w</text:span><text:span text:style-name="T2"> </text:span><text:span text:style-name="T2">tym</text:span><text:span text:style-name="T2"> </text:span><text:span text:style-name="T2">zakresie</text:span><text:span text:style-name="T2"> </text:span><text:span text:style-name="T2">i</text:span><text:span text:style-name="T2"> </text:span><text:span text:style-name="T2">będzie</text:span><text:span text:style-name="T2"> </text:span><text:span text:style-name="T2">rozpoczęta</text:span><text:span text:style-name="T2"> </text:span><text:span text:style-name="T2">ich</text:span><text:span text:style-name="T2"> </text:span><text:span text:style-name="T2">realizacja</text:span><text:span text:style-name="T2">.</text:span></text:p>
      <text:p text:style-name="P1"><text:span text:style-name="T2">Przede</text:span><text:span text:style-name="T2"> </text:span><text:span text:style-name="T2">wszystkim</text:span><text:span text:style-name="T2"> </text:span><text:span text:style-name="T2">należy</text:span><text:span text:style-name="T2"> </text:span><text:span text:style-name="T2">tu</text:span><text:span text:style-name="T2"> </text:span><text:span text:style-name="T2">wymienić</text:span><text:span text:style-name="T2"> </text:span><text:span text:style-name="T2">przedsięwzięcia</text:span><text:span text:style-name="T2"> </text:span><text:span text:style-name="T2">zmierzające</text:span><text:span text:style-name="T2"> </text:span><text:span text:style-name="T2">do</text:span><text:span text:style-name="T2"> </text:span><text:span text:style-name="T2">przekształcenia</text:span><text:span text:style-name="T2"> </text:span><text:span text:style-name="T2">struktury</text:span><text:span text:style-name="T2"> </text:span><text:span text:style-name="T2">własnościowej</text:span><text:span text:style-name="T2"> </text:span><text:span text:style-name="T2">gospodarki</text:span><text:span text:style-name="T2">. </text:span><text:span text:style-name="T2">Zmiany</text:span><text:span text:style-name="T2"> </text:span><text:span text:style-name="T2">w</text:span><text:span text:style-name="T2"> </text:span><text:span text:style-name="T2">tym</text:span><text:span text:style-name="T2"> </text:span><text:span text:style-name="T2">zakresie</text:span><text:span text:style-name="T2"> </text:span><text:span text:style-name="T2">nie</text:span><text:span text:style-name="T2"> </text:span><text:span text:style-name="T2">mogą</text:span><text:span text:style-name="T2"> </text:span><text:span text:style-name="T2">oczywiście</text:span><text:span text:style-name="T2"> </text:span><text:span text:style-name="T2">zachodzić</text:span><text:span text:style-name="T2"> </text:span><text:span text:style-name="T2">natychmiast</text:span><text:span text:style-name="T2">. </text:span><text:span text:style-name="T2">Należy</text:span><text:span text:style-name="T2"> </text:span><text:span text:style-name="T2">jednak</text:span><text:span text:style-name="T2"> </text:span><text:span text:style-name="T2">wykorzystać</text:span><text:span text:style-name="T2"> </text:span><text:span text:style-name="T2">potężne</text:span><text:span text:style-name="T2"> </text:span><text:span text:style-name="T2">zasoby</text:span><text:span text:style-name="T2"> </text:span><text:span text:style-name="T2">motywacji</text:span><text:span text:style-name="T2"> </text:span><text:span text:style-name="T2">do</text:span><text:span text:style-name="T2"> </text:span><text:span text:style-name="T2">efektywnej</text:span><text:span text:style-name="T2"> </text:span><text:span text:style-name="T2">pracy</text:span><text:span text:style-name="T2">, </text:span><text:span text:style-name="T2">jakie</text:span><text:span text:style-name="T2"> </text:span><text:span text:style-name="T2">się</text:span><text:span text:style-name="T2"> </text:span><text:span text:style-name="T2">wiążą</text:span><text:span text:style-name="T2"> </text:span><text:span text:style-name="T2">z</text:span><text:span text:style-name="T2"> </text:span><text:span text:style-name="T2">poczuciem</text:span><text:span text:style-name="T2"> </text:span><text:span text:style-name="T2">własności</text:span><text:span text:style-name="T2">.</text:span></text:p>
      <text:p text:style-name="P1"><text:span text:style-name="T2">Stopniowa</text:span><text:span text:style-name="T2">, </text:span><text:span text:style-name="T2">ale</text:span><text:span text:style-name="T2"> </text:span><text:span text:style-name="T2">zdecydowana</text:span><text:span text:style-name="T2"> </text:span><text:span text:style-name="T2">przebudowa</text:span><text:span text:style-name="T2"> </text:span><text:span text:style-name="T2">struktury</text:span><text:span text:style-name="T2"> </text:span><text:span text:style-name="T2">własności</text:span><text:span text:style-name="T2"> </text:span><text:span text:style-name="T2">sprawi</text:span><text:span text:style-name="T2">, </text:span><text:span text:style-name="T2">że</text:span><text:span text:style-name="T2"> </text:span><text:span text:style-name="T2">przedsiębiorstwa</text:span><text:span text:style-name="T2"> </text:span><text:span text:style-name="T2">państwowe</text:span><text:span text:style-name="T2"> </text:span><text:span text:style-name="T2">jeszcze</text:span><text:span text:style-name="T2"> </text:span><text:span text:style-name="T2">przez</text:span><text:span text:style-name="T2"> </text:span><text:span text:style-name="T2">dłuższy</text:span><text:span text:style-name="T2"> </text:span><text:span text:style-name="T2">czas</text:span><text:span text:style-name="T2"> </text:span><text:span text:style-name="T2">będą</text:span><text:span text:style-name="T2"> </text:span><text:span text:style-name="T2">odgrywać</text:span><text:span text:style-name="T2"> </text:span><text:span text:style-name="T2">istotną</text:span><text:span text:style-name="T2"> </text:span><text:span text:style-name="T2">rolę</text:span><text:span text:style-name="T2"> </text:span><text:span text:style-name="T2">w</text:span><text:span text:style-name="T2"> </text:span><text:span text:style-name="T2">polskiej</text:span><text:span text:style-name="T2"> </text:span><text:span text:style-name="T2">gospodarce</text:span><text:span text:style-name="T2">, </text:span><text:span text:style-name="T2">dlatego</text:span><text:span text:style-name="T2"> </text:span><text:span text:style-name="T2">będą</text:span><text:span text:style-name="T2"> </text:span><text:span text:style-name="T2">one</text:span><text:span text:style-name="T2"> </text:span><text:span text:style-name="T2">miały</text:span><text:span text:style-name="T2"> </text:span><text:span text:style-name="T2">niezbędną</text:span><text:span text:style-name="T2"> </text:span><text:span text:style-name="T2">samodzielność</text:span><text:span text:style-name="T2"> </text:span><text:span text:style-name="T2">prawną</text:span><text:span text:style-name="T2"> </text:span><text:span text:style-name="T2">i</text:span><text:span text:style-name="T2"> </text:span><text:span text:style-name="T2">ekonomiczną</text:span><text:span text:style-name="T2">. </text:span><text:span text:style-name="T2">Prowadzone</text:span><text:span text:style-name="T2"> </text:span><text:span text:style-name="T2">będą</text:span><text:span text:style-name="T2"> </text:span><text:span text:style-name="T2">też</text:span><text:span text:style-name="T2"> </text:span><text:span text:style-name="T2">prace</text:span><text:span text:style-name="T2"> </text:span><text:span text:style-name="T2">nad</text:span><text:span text:style-name="T2"> </text:span><text:span text:style-name="T2">prawnymi</text:span><text:span text:style-name="T2"> </text:span><text:span text:style-name="T2">i</text:span><text:span text:style-name="T2"> </text:span><text:span text:style-name="T2">organizacyjnymi</text:span><text:span text:style-name="T2"> </text:span><text:span text:style-name="T2">formami</text:span><text:span text:style-name="T2"> </text:span><text:span text:style-name="T2">tych</text:span><text:span text:style-name="T2"> </text:span><text:span text:style-name="T2">przedsiębiorstw</text:span><text:span text:style-name="T2">, </text:span><text:span text:style-name="T2">a</text:span><text:span text:style-name="T2"> </text:span><text:span text:style-name="T2">także</text:span><text:span text:style-name="T2"> </text:span><text:span text:style-name="T2">dokona</text:span><text:span text:style-name="T2"> </text:span><text:span text:style-name="T2">się</text:span><text:span text:style-name="T2"> </text:span><text:span text:style-name="T2">zmian</text:span><text:span text:style-name="T2"> </text:span><text:span text:style-name="T2">w</text:span><text:span text:style-name="T2"> </text:span><text:span text:style-name="T2">ich</text:span><text:span text:style-name="T2"> </text:span><text:span text:style-name="T2">systemie</text:span><text:span text:style-name="T2"> </text:span><text:span text:style-name="T2">ekonomiczno</text:span><text:span text:style-name="T2">-</text:span><text:span text:style-name="T2">finansowym</text:span><text:span text:style-name="T2">, </text:span><text:span text:style-name="T2">analogicznie</text:span><text:span text:style-name="T2"> </text:span><text:span text:style-name="T2">do</text:span><text:span text:style-name="T2"> </text:span><text:span text:style-name="T2">zmian</text:span><text:span text:style-name="T2"> </text:span><text:span text:style-name="T2">dotyczących</text:span><text:span text:style-name="T2"> </text:span><text:span text:style-name="T2">innych</text:span><text:span text:style-name="T2"> </text:span><text:span text:style-name="T2">podmiotów</text:span><text:span text:style-name="T2"> </text:span><text:span text:style-name="T2">gospodarczych</text:span><text:span text:style-name="T2">. </text:span></text:p>
      <text:p text:style-name="P1"><text:span text:style-name="T2">Jednocześnie</text:span><text:span text:style-name="T2"> </text:span><text:span text:style-name="T2">przygotowuje</text:span><text:span text:style-name="T2"> </text:span><text:span text:style-name="T2">się</text:span><text:span text:style-name="T2"> </text:span><text:span text:style-name="T2">rozwiązania</text:span><text:span text:style-name="T2"> </text:span><text:span text:style-name="T2">umożliwiające</text:span><text:span text:style-name="T2"> </text:span><text:span text:style-name="T2">prowadzenie</text:span><text:span text:style-name="T2"> </text:span><text:span text:style-name="T2">na</text:span><text:span text:style-name="T2"> </text:span><text:span text:style-name="T2">szeroką</text:span><text:span text:style-name="T2"> </text:span><text:span text:style-name="T2">skalę</text:span><text:span text:style-name="T2"> </text:span><text:span text:style-name="T2">działań</text:span><text:span text:style-name="T2"> </text:span><text:span text:style-name="T2">prywatyzacyjnych</text:span><text:span text:style-name="T2"> </text:span><text:span text:style-name="T2">w</text:span><text:span text:style-name="T2"> </text:span><text:span text:style-name="T2">obrębie</text:span><text:span text:style-name="T2"> </text:span><text:span text:style-name="T2">sektora</text:span><text:span text:style-name="T2"> </text:span><text:span text:style-name="T2">państwowego</text:span><text:span text:style-name="T2">.</text:span></text:p>
      <text:p text:style-name="P1"><text:span text:style-name="T2">Podstawowe</text:span><text:span text:style-name="T2"> </text:span><text:span text:style-name="T2">znaczenie</text:span><text:span text:style-name="T2"> </text:span><text:span text:style-name="T2">będzie</text:span><text:span text:style-name="T2"> </text:span><text:span text:style-name="T2">mieć</text:span><text:span text:style-name="T2"> </text:span><text:span text:style-name="T2">prywatyzacja</text:span><text:span text:style-name="T2"> </text:span><text:span text:style-name="T2">dotychczasowego</text:span><text:span text:style-name="T2"> </text:span><text:span text:style-name="T2">majątku</text:span><text:span text:style-name="T2"> </text:span><text:span text:style-name="T2">państwowego</text:span><text:span text:style-name="T2">, </text:span><text:span text:style-name="T2">dokonywana</text:span><text:span text:style-name="T2"> </text:span><text:span text:style-name="T2">za</text:span><text:span text:style-name="T2"> </text:span><text:span text:style-name="T2">pośrednictwem</text:span><text:span text:style-name="T2"> </text:span><text:span text:style-name="T2">publicznej</text:span><text:span text:style-name="T2"> </text:span><text:span text:style-name="T2">sprzedaży</text:span><text:span text:style-name="T2"> </text:span><text:span text:style-name="T2">akcji</text:span><text:span text:style-name="T2"> </text:span><text:span text:style-name="T2">przedsiębiorstw</text:span><text:span text:style-name="T2">. </text:span><text:span text:style-name="T2">Przewidujemy</text:span><text:span text:style-name="T2"> </text:span><text:span text:style-name="T2">przy</text:span><text:span text:style-name="T2"> </text:span><text:span text:style-name="T2">tym</text:span><text:span text:style-name="T2"> </text:span><text:span text:style-name="T2">udzielanie</text:span><text:span text:style-name="T2"> </text:span><text:span text:style-name="T2">preferencji</text:span><text:span text:style-name="T2"> </text:span><text:span text:style-name="T2">przy</text:span><text:span text:style-name="T2"> </text:span><text:span text:style-name="T2">zakupie</text:span><text:span text:style-name="T2"> </text:span><text:span text:style-name="T2">akcji</text:span><text:span text:style-name="T2"> </text:span><text:span text:style-name="T2">przez</text:span><text:span text:style-name="T2"> </text:span><text:span text:style-name="T2">pracowników</text:span><text:span text:style-name="T2"> </text:span><text:span text:style-name="T2">danego</text:span><text:span text:style-name="T2"> </text:span><text:span text:style-name="T2">przedsiębiorstwa</text:span><text:span text:style-name="T2">. </text:span><text:span text:style-name="T2">Preferencje</text:span><text:span text:style-name="T2"> </text:span><text:span text:style-name="T2">miałyby</text:span><text:span text:style-name="T2"> </text:span><text:span text:style-name="T2">także</text:span><text:span text:style-name="T2"> </text:span><text:span text:style-name="T2">inne</text:span><text:span text:style-name="T2"> </text:span><text:span text:style-name="T2">osoby</text:span><text:span text:style-name="T2"> </text:span><text:span text:style-name="T2">nabywające</text:span><text:span text:style-name="T2"> </text:span><text:span text:style-name="T2">niewielką</text:span><text:span text:style-name="T2"> </text:span><text:span text:style-name="T2">liczbę</text:span><text:span text:style-name="T2"> </text:span><text:span text:style-name="T2">aukcji</text:span><text:span text:style-name="T2">.</text:span></text:p>
      <text:p text:style-name="P1"><text:span text:style-name="T2">Ważnym</text:span><text:span text:style-name="T2"> </text:span><text:span text:style-name="T2">elementem</text:span><text:span text:style-name="T2"> </text:span><text:span text:style-name="T2">przekształceń</text:span><text:span text:style-name="T2"> </text:span><text:span text:style-name="T2">własnościowych</text:span><text:span text:style-name="T2"> </text:span><text:span text:style-name="T2">stanie</text:span><text:span text:style-name="T2"> </text:span><text:span text:style-name="T2">się</text:span><text:span text:style-name="T2"> </text:span><text:span text:style-name="T2">wyodrębnienie</text:span><text:span text:style-name="T2"> </text:span><text:span text:style-name="T2">własności</text:span><text:span text:style-name="T2"> </text:span><text:span text:style-name="T2">komunalnej</text:span><text:span text:style-name="T2">. </text:span><text:span text:style-name="T2">Połączone</text:span><text:span text:style-name="T2"> </text:span><text:span text:style-name="T2">z</text:span><text:span text:style-name="T2"> </text:span><text:span text:style-name="T2">wyłanianiem</text:span><text:span text:style-name="T2"> </text:span><text:span text:style-name="T2">rzeczywistych</text:span><text:span text:style-name="T2"> </text:span><text:span text:style-name="T2">samorządów</text:span><text:span text:style-name="T2"> </text:span><text:span text:style-name="T2">terytorialnych</text:span><text:span text:style-name="T2"> </text:span><text:span text:style-name="T2">stworzy</text:span><text:span text:style-name="T2"> </text:span><text:span text:style-name="T2">ono</text:span><text:span text:style-name="T2"> </text:span><text:span text:style-name="T2">warunki</text:span><text:span text:style-name="T2"> </text:span><text:span text:style-name="T2">do</text:span><text:span text:style-name="T2"> </text:span><text:span text:style-name="T2">nadania</text:span><text:span text:style-name="T2"> </text:span><text:span text:style-name="T2">pełnej</text:span><text:span text:style-name="T2"> </text:span><text:span text:style-name="T2">podmiotowości</text:span><text:span text:style-name="T2"> </text:span><text:span text:style-name="T2">społeczeństwom</text:span><text:span text:style-name="T2"> </text:span><text:span text:style-name="T2">miast</text:span><text:span text:style-name="T2"> </text:span><text:span text:style-name="T2">i</text:span><text:span text:style-name="T2"> </text:span><text:span text:style-name="T2">gmin</text:span><text:span text:style-name="T2">. </text:span><text:span text:style-name="T2">Istotne</text:span><text:span text:style-name="T2"> </text:span><text:span text:style-name="T2">będą</text:span><text:span text:style-name="T2"> </text:span><text:span text:style-name="T2">również</text:span><text:span text:style-name="T2"> </text:span><text:span text:style-name="T2">zmiany</text:span><text:span text:style-name="T2"> </text:span><text:span text:style-name="T2">wprowadzone</text:span><text:span text:style-name="T2"> </text:span><text:span text:style-name="T2">w</text:span><text:span text:style-name="T2"> </text:span><text:span text:style-name="T2">obrębie</text:span><text:span text:style-name="T2"> </text:span><text:span text:style-name="T2">ruchu</text:span><text:span text:style-name="T2"> </text:span><text:span text:style-name="T2">społdzielczego</text:span><text:span text:style-name="T2">, </text:span><text:span text:style-name="T2">które</text:span><text:span text:style-name="T2"> </text:span><text:span text:style-name="T2">stworzą</text:span><text:span text:style-name="T2"> </text:span><text:span text:style-name="T2">warunki</text:span><text:span text:style-name="T2"> </text:span><text:span text:style-name="T2">do</text:span><text:span text:style-name="T2"> </text:span><text:span text:style-name="T2">autentycznie</text:span><text:span text:style-name="T2"> </text:span><text:span text:style-name="T2">samodzielnej</text:span><text:span text:style-name="T2"> </text:span><text:span text:style-name="T2">działalności</text:span><text:span text:style-name="T2"> </text:span><text:span text:style-name="T2">poszczególnych</text:span><text:span text:style-name="T2"> </text:span><text:span text:style-name="T2">spółdzielni</text:span><text:span text:style-name="T2">.</text:span></text:p>
      <text:p text:style-name="P1"><text:span text:style-name="T2">Zmiany</text:span><text:span text:style-name="T2"> </text:span><text:span text:style-name="T2">w</text:span><text:span text:style-name="T2"> </text:span><text:span text:style-name="T2">strukturze</text:span><text:span text:style-name="T2"> </text:span><text:span text:style-name="T2">własnościowej</text:span><text:span text:style-name="T2">, </text:span><text:span text:style-name="T2">a</text:span><text:span text:style-name="T2"> </text:span><text:span text:style-name="T2">co</text:span><text:span text:style-name="T2"> </text:span><text:span text:style-name="T2">za</text:span><text:span text:style-name="T2"> </text:span><text:span text:style-name="T2">tym</text:span><text:span text:style-name="T2"> </text:span><text:span text:style-name="T2">idzie</text:span><text:span text:style-name="T2"> </text:span><text:span text:style-name="T2">także</text:span><text:span text:style-name="T2"> </text:span><text:span text:style-name="T2">i</text:span><text:span text:style-name="T2"> </text:span><text:span text:style-name="T2">organizacyjnej</text:span><text:span text:style-name="T2"> </text:span><text:span text:style-name="T2">gospodarki</text:span><text:span text:style-name="T2"> </text:span><text:span text:style-name="T2">prowadzone</text:span><text:span text:style-name="T2"> </text:span><text:span text:style-name="T2">będą</text:span><text:span text:style-name="T2"> </text:span><text:span text:style-name="T2">wraz</text:span><text:span text:style-name="T2"> </text:span><text:span text:style-name="T2">z</text:span><text:span text:style-name="T2"> </text:span><text:span text:style-name="T2">energicznym</text:span><text:span text:style-name="T2"> </text:span><text:span text:style-name="T2">zwalczaniem</text:span><text:span text:style-name="T2"> </text:span><text:span text:style-name="T2">praktyk</text:span><text:span text:style-name="T2"> </text:span><text:span text:style-name="T2">i</text:span><text:span text:style-name="T2"> </text:span><text:span text:style-name="T2">struktur</text:span><text:span text:style-name="T2"> </text:span><text:span text:style-name="T2">monopolistycznych</text:span><text:span text:style-name="T2">. </text:span><text:span text:style-name="T2">Propozycje</text:span><text:span text:style-name="T2"> </text:span><text:span text:style-name="T2">odpowiednich</text:span><text:span text:style-name="T2"> </text:span><text:span text:style-name="T2">rozwiązań</text:span><text:span text:style-name="T2"> </text:span><text:span text:style-name="T2">znalazły</text:span><text:span text:style-name="T2"> </text:span><text:span text:style-name="T2">się</text:span><text:span text:style-name="T2"> </text:span><text:span text:style-name="T2">w</text:span><text:span text:style-name="T2"> </text:span><text:span text:style-name="T2">skierowanym</text:span><text:span text:style-name="T2"> </text:span><text:span text:style-name="T2">do</text:span><text:span text:style-name="T2"> </text:span><text:span text:style-name="T2">Sejmu</text:span><text:span text:style-name="T2"> </text:span><text:span text:style-name="T2">projekcie</text:span><text:span text:style-name="T2"> </text:span><text:span text:style-name="T2">ustawy</text:span><text:span text:style-name="T2">. </text:span><text:span text:style-name="T2">Chodzi</text:span><text:span text:style-name="T2"> </text:span><text:span text:style-name="T2">tu</text:span><text:span text:style-name="T2"> </text:span><text:span text:style-name="T2">zwłaszcza</text:span><text:span text:style-name="T2"> </text:span><text:span text:style-name="T2">o</text:span><text:span text:style-name="T2"> </text:span><text:span text:style-name="T2">niedopuszczanie</text:span><text:span text:style-name="T2"> </text:span><text:span text:style-name="T2">do</text:span><text:span text:style-name="T2"> </text:span><text:span text:style-name="T2">porozumień</text:span><text:span text:style-name="T2"> </text:span><text:span text:style-name="T2">jednostek</text:span><text:span text:style-name="T2"> </text:span><text:span text:style-name="T2">gospodarczych</text:span><text:span text:style-name="T2">, </text:span><text:span text:style-name="T2">mających</text:span><text:span text:style-name="T2"> </text:span><text:span text:style-name="T2">eliminować</text:span><text:span text:style-name="T2"> </text:span><text:span text:style-name="T2">konkurencję</text:span><text:span text:style-name="T2"> </text:span><text:span text:style-name="T2">oraz</text:span><text:span text:style-name="T2"> </text:span><text:span text:style-name="T2">o</text:span><text:span text:style-name="T2"> </text:span><text:span text:style-name="T2">przeciwdziałanie</text:span><text:span text:style-name="T2"> </text:span><text:span text:style-name="T2">ograniczaniom</text:span><text:span text:style-name="T2"> </text:span><text:span text:style-name="T2">produkcji</text:span><text:span text:style-name="T2"> </text:span><text:span text:style-name="T2">i</text:span><text:span text:style-name="T2"> </text:span><text:span text:style-name="T2">obrotu</text:span><text:span text:style-name="T2"> </text:span><text:span text:style-name="T2">służącym</text:span><text:span text:style-name="T2"> </text:span><text:soft-page-break/><text:span text:style-name="T2">podwyższaniu</text:span><text:span text:style-name="T2"> </text:span><text:span text:style-name="T2">cen</text:span><text:span text:style-name="T2">. </text:span><text:span text:style-name="T2">Skuteczność</text:span><text:span text:style-name="T2"> </text:span><text:span text:style-name="T2">tych</text:span><text:span text:style-name="T2"> </text:span><text:span text:style-name="T2">działań</text:span><text:span text:style-name="T2"> </text:span><text:span text:style-name="T2">powinna</text:span><text:span text:style-name="T2"> </text:span><text:span text:style-name="T2">zwiększyć</text:span><text:span text:style-name="T2"> </text:span><text:span text:style-name="T2">się</text:span><text:span text:style-name="T2"> </text:span><text:span text:style-name="T2">dzięki</text:span><text:span text:style-name="T2"> </text:span><text:span text:style-name="T2">utworzeniu</text:span><text:span text:style-name="T2"> </text:span><text:span text:style-name="T2">samodzielnego</text:span><text:span text:style-name="T2"> </text:span><text:span text:style-name="T2">urzędu</text:span><text:span text:style-name="T2"> </text:span><text:span text:style-name="T2">antymonopolowego</text:span><text:span text:style-name="T2">.</text:span></text:p>
      <text:p text:style-name="P1"><text:span text:style-name="T2">Wprowadzenie</text:span><text:span text:style-name="T2"> </text:span><text:span text:style-name="T2">w</text:span><text:span text:style-name="T2"> </text:span><text:span text:style-name="T2">życie</text:span><text:span text:style-name="T2"> </text:span><text:span text:style-name="T2">nowego</text:span><text:span text:style-name="T2"> </text:span><text:span text:style-name="T2">ładu</text:span><text:span text:style-name="T2"> </text:span><text:span text:style-name="T2">ekonomicznego</text:span><text:span text:style-name="T2"> </text:span><text:span text:style-name="T2">jest</text:span><text:span text:style-name="T2"> </text:span><text:span text:style-name="T2">w</text:span><text:span text:style-name="T2"> </text:span><text:span text:style-name="T2">znacznym</text:span><text:span text:style-name="T2"> </text:span><text:span text:style-name="T2">stopniu</text:span><text:span text:style-name="T2"> </text:span><text:span text:style-name="T2">uzależnione</text:span><text:span text:style-name="T2"> </text:span><text:span text:style-name="T2">od</text:span><text:span text:style-name="T2"> </text:span><text:span text:style-name="T2">funkcji</text:span><text:span text:style-name="T2"> </text:span><text:span text:style-name="T2">pieniądza</text:span><text:span text:style-name="T2"> </text:span><text:span text:style-name="T2">w</text:span><text:span text:style-name="T2"> </text:span><text:span text:style-name="T2">gospodarce</text:span><text:span text:style-name="T2">. </text:span><text:span text:style-name="T2">Dlatego</text:span><text:span text:style-name="T2"> </text:span><text:span text:style-name="T2">tak</text:span><text:span text:style-name="T2"> </text:span><text:span text:style-name="T2">ważne</text:span><text:span text:style-name="T2"> </text:span><text:span text:style-name="T2">znaczenie</text:span><text:span text:style-name="T2"> </text:span><text:span text:style-name="T2">będzie</text:span><text:span text:style-name="T2"> </text:span><text:span text:style-name="T2">miała</text:span><text:span text:style-name="T2"> </text:span><text:span text:style-name="T2">kontynuacja</text:span><text:span text:style-name="T2"> </text:span><text:span text:style-name="T2">przebudowy</text:span><text:span text:style-name="T2"> </text:span><text:span text:style-name="T2">systemu</text:span><text:span text:style-name="T2"> </text:span><text:span text:style-name="T2">bankowego</text:span><text:span text:style-name="T2">. </text:span><text:span text:style-name="T2">Polegać</text:span><text:span text:style-name="T2"> </text:span><text:span text:style-name="T2">ona</text:span><text:span text:style-name="T2"> </text:span><text:span text:style-name="T2">będzie</text:span><text:span text:style-name="T2"> </text:span><text:span text:style-name="T2">m</text:span><text:span text:style-name="T2">.</text:span><text:span text:style-name="T2">in</text:span><text:span text:style-name="T2">. </text:span><text:span text:style-name="T2">na</text:span><text:span text:style-name="T2"> </text:span><text:span text:style-name="T2">popieraniu</text:span><text:span text:style-name="T2"> </text:span><text:span text:style-name="T2">powstawania</text:span><text:span text:style-name="T2"> </text:span><text:span text:style-name="T2">banków</text:span><text:span text:style-name="T2"> </text:span><text:span text:style-name="T2">komercyjnych</text:span><text:span text:style-name="T2">, </text:span><text:span text:style-name="T2">w</text:span><text:span text:style-name="T2"> </text:span><text:span text:style-name="T2">tym</text:span><text:span text:style-name="T2"> </text:span><text:span text:style-name="T2">sieci</text:span><text:span text:style-name="T2"> </text:span><text:span text:style-name="T2">banków</text:span><text:span text:style-name="T2"> </text:span><text:span text:style-name="T2">lokalnych</text:span><text:span text:style-name="T2">. </text:span><text:span text:style-name="T2">Liczymy</text:span><text:span text:style-name="T2"> </text:span><text:span text:style-name="T2">na</text:span><text:span text:style-name="T2"> </text:span><text:span text:style-name="T2">to</text:span><text:span text:style-name="T2">, </text:span><text:span text:style-name="T2">że</text:span><text:span text:style-name="T2"> </text:span><text:span text:style-name="T2">nowo</text:span><text:span text:style-name="T2"> </text:span><text:span text:style-name="T2">utworzone</text:span><text:span text:style-name="T2"> </text:span><text:span text:style-name="T2">banki</text:span><text:span text:style-name="T2"> </text:span><text:span text:style-name="T2">z</text:span><text:span text:style-name="T2"> </text:span><text:span text:style-name="T2">udziałem</text:span><text:span text:style-name="T2"> </text:span><text:span text:style-name="T2">kapitału</text:span><text:span text:style-name="T2"> </text:span><text:span text:style-name="T2">zagranicznego</text:span><text:span text:style-name="T2"> </text:span><text:span text:style-name="T2">staną</text:span><text:span text:style-name="T2"> </text:span><text:span text:style-name="T2">się</text:span><text:span text:style-name="T2"> </text:span><text:span text:style-name="T2">czynnikiem</text:span><text:span text:style-name="T2"> </text:span><text:span text:style-name="T2">pobudzającym</text:span><text:span text:style-name="T2"> </text:span><text:span text:style-name="T2">rozwój</text:span><text:span text:style-name="T2"> </text:span><text:span text:style-name="T2">polskiej</text:span><text:span text:style-name="T2"> </text:span><text:span text:style-name="T2">bankowości</text:span><text:span text:style-name="T2">.</text:span></text:p>
      <text:p text:style-name="P3"/>
      <text:p text:style-name="P1"><text:span text:style-name="T2">Ważnym</text:span><text:span text:style-name="T2"> </text:span><text:span text:style-name="T2">elementem</text:span><text:span text:style-name="T2"> </text:span><text:span text:style-name="T2">zmian</text:span><text:span text:style-name="T2"> </text:span><text:span text:style-name="T2">systemowych</text:span><text:span text:style-name="T2"> </text:span><text:span text:style-name="T2">będzie</text:span><text:span text:style-name="T2"> </text:span><text:span text:style-name="T2">jednolity</text:span><text:span text:style-name="T2"> </text:span><text:span text:style-name="T2">kurs</text:span><text:span text:style-name="T2"> </text:span><text:span text:style-name="T2">walutowy</text:span><text:span text:style-name="T2">, </text:span><text:span text:style-name="T2">umożliwiający</text:span><text:span text:style-name="T2"> </text:span><text:span text:style-name="T2">osiągnięcie</text:span><text:span text:style-name="T2"> </text:span><text:span text:style-name="T2">wewnętrznej</text:span><text:span text:style-name="T2"> </text:span><text:span text:style-name="T2">wymienialności</text:span><text:span text:style-name="T2"> </text:span><text:span text:style-name="T2">złotego</text:span><text:span text:style-name="T2">. </text:span><text:span text:style-name="T2">Zniesiona</text:span><text:span text:style-name="T2"> </text:span><text:span text:style-name="T2">więc</text:span><text:span text:style-name="T2"> </text:span><text:span text:style-name="T2">zostanie</text:span><text:span text:style-name="T2"> </text:span><text:span text:style-name="T2">administracyjna</text:span><text:span text:style-name="T2"> </text:span><text:span text:style-name="T2">reglamentacja</text:span><text:span text:style-name="T2"> </text:span><text:span text:style-name="T2">dewiz</text:span><text:span text:style-name="T2">.</text:span></text:p>
      <text:p text:style-name="P3"/>
      <text:p text:style-name="P1"><text:span text:style-name="T2">Kurs</text:span><text:span text:style-name="T2"> </text:span><text:span text:style-name="T2">walutowy</text:span><text:span text:style-name="T2"> </text:span><text:span text:style-name="T2">w</text:span><text:span text:style-name="T2"> </text:span><text:span text:style-name="T2">powiązaniu</text:span><text:span text:style-name="T2"> </text:span><text:span text:style-name="T2">z</text:span><text:span text:style-name="T2"> </text:span><text:span text:style-name="T2">całą</text:span><text:span text:style-name="T2"> </text:span><text:span text:style-name="T2">polityką</text:span><text:span text:style-name="T2"> </text:span><text:span text:style-name="T2">gospodarczą</text:span><text:span text:style-name="T2"> </text:span><text:span text:style-name="T2">będzie</text:span><text:span text:style-name="T2"> </text:span><text:span text:style-name="T2">kształtowany</text:span><text:span text:style-name="T2"> </text:span><text:span text:style-name="T2">tak</text:span><text:span text:style-name="T2">, </text:span><text:span text:style-name="T2">aby</text:span><text:span text:style-name="T2"> </text:span><text:span text:style-name="T2">przyczyniał</text:span><text:span text:style-name="T2"> </text:span><text:span text:style-name="T2">się</text:span><text:span text:style-name="T2"> </text:span><text:span text:style-name="T2">do</text:span><text:span text:style-name="T2"> </text:span><text:span text:style-name="T2">szybkiego</text:span><text:span text:style-name="T2"> </text:span><text:span text:style-name="T2">opanowania</text:span><text:span text:style-name="T2"> </text:span><text:span text:style-name="T2">inflacji</text:span><text:span text:style-name="T2">. </text:span><text:span text:style-name="T2">Niezbędnym</text:span><text:span text:style-name="T2"> </text:span><text:span text:style-name="T2">dodatkowym</text:span><text:span text:style-name="T2"> </text:span><text:span text:style-name="T2">zabezpieczeniem</text:span><text:span text:style-name="T2"> </text:span><text:span text:style-name="T2">będzie</text:span><text:span text:style-name="T2"> </text:span><text:span text:style-name="T2">Fundusz</text:span><text:span text:style-name="T2"> </text:span><text:span text:style-name="T2">Stabilizacyjny</text:span><text:span text:style-name="T2"> </text:span><text:span text:style-name="T2">w</text:span><text:span text:style-name="T2"> </text:span><text:span text:style-name="T2">wysokości</text:span><text:span text:style-name="T2"> </text:span><text:span text:style-name="T2">około</text:span><text:span text:style-name="T2"> 1 </text:span><text:span text:style-name="T2">mld</text:span><text:span text:style-name="T2"> </text:span><text:span text:style-name="T2">dolarów</text:span><text:span text:style-name="T2">, </text:span><text:span text:style-name="T2">którego</text:span><text:span text:style-name="T2"> </text:span><text:span text:style-name="T2">przyznania</text:span><text:span text:style-name="T2"> </text:span><text:span text:style-name="T2">oczekujemy</text:span><text:span text:style-name="T2"> </text:span><text:span text:style-name="T2">w</text:span><text:span text:style-name="T2"> </text:span><text:span text:style-name="T2">najbliższych</text:span><text:span text:style-name="T2"> </text:span><text:span text:style-name="T2">dniach</text:span><text:span text:style-name="T2">. </text:span><text:span text:style-name="T2">Ufam</text:span><text:span text:style-name="T2">, </text:span><text:span text:style-name="T2">że</text:span><text:span text:style-name="T2"> </text:span><text:span text:style-name="T2">fundusz</text:span><text:span text:style-name="T2"> </text:span><text:span text:style-name="T2">ten</text:span><text:span text:style-name="T2"> </text:span><text:span text:style-name="T2">zostanie</text:span><text:span text:style-name="T2"> </text:span><text:span text:style-name="T2">uruchomiony</text:span><text:span text:style-name="T2"> </text:span><text:span text:style-name="T2">w</text:span><text:span text:style-name="T2"> </text:span><text:span text:style-name="T2">takim</text:span><text:span text:style-name="T2"> </text:span><text:span text:style-name="T2">czasie</text:span><text:span text:style-name="T2"> </text:span><text:span text:style-name="T2">i</text:span><text:span text:style-name="T2"> </text:span><text:span text:style-name="T2">na</text:span><text:span text:style-name="T2"> </text:span><text:span text:style-name="T2">takich</text:span><text:span text:style-name="T2"> </text:span><text:span text:style-name="T2">warunkach</text:span><text:span text:style-name="T2">, </text:span><text:span text:style-name="T2">które</text:span><text:span text:style-name="T2"> </text:span><text:span text:style-name="T2">odpowiadają</text:span><text:span text:style-name="T2"> </text:span><text:span text:style-name="T2">tempu</text:span><text:span text:style-name="T2"> </text:span><text:span text:style-name="T2">i</text:span><text:span text:style-name="T2"> </text:span><text:span text:style-name="T2">znaczeniu</text:span><text:span text:style-name="T2"> </text:span><text:span text:style-name="T2">podejmowanych</text:span><text:span text:style-name="T2"> </text:span><text:span text:style-name="T2">przez</text:span><text:span text:style-name="T2"> </text:span><text:span text:style-name="T2">Polskę</text:span><text:span text:style-name="T2"> </text:span><text:span text:style-name="T2">przedsięwzięć</text:span><text:span text:style-name="T2"> </text:span><text:span text:style-name="T2">oraz</text:span><text:span text:style-name="T2"> </text:span><text:span text:style-name="T2">wielokrotnie</text:span><text:span text:style-name="T2"> </text:span><text:span text:style-name="T2">składanym</text:span><text:span text:style-name="T2"> </text:span><text:span text:style-name="T2">przez</text:span><text:span text:style-name="T2"> </text:span><text:span text:style-name="T2">kraje</text:span><text:span text:style-name="T2"> </text:span><text:span text:style-name="T2">Zachodu</text:span><text:span text:style-name="T2"> </text:span><text:span text:style-name="T2">deklaracjom</text:span><text:span text:style-name="T2">. </text:span></text:p>
      <text:p text:style-name="P4"/>
      <text:p text:style-name="P5"><text:span text:style-name="T2">Nowa</text:span><text:span text:style-name="T2"> </text:span><text:span text:style-name="T2">polityka</text:span><text:span text:style-name="T2"> </text:span><text:span text:style-name="T2">kursowa</text:span><text:span text:style-name="T2"> </text:span><text:span text:style-name="T2">pozwoli</text:span><text:span text:style-name="T2"> </text:span><text:span text:style-name="T2">na</text:span><text:span text:style-name="T2"> </text:span><text:span text:style-name="T2">dokonywanie</text:span><text:span text:style-name="T2"> </text:span><text:span text:style-name="T2">oceny</text:span><text:span text:style-name="T2"> </text:span><text:span text:style-name="T2">rzeczywistej</text:span><text:span text:style-name="T2"> </text:span><text:span text:style-name="T2">efektywności</text:span><text:span text:style-name="T2"> </text:span><text:span text:style-name="T2">handlu</text:span><text:span text:style-name="T2"> </text:span><text:span text:style-name="T2">zagranicznego</text:span><text:span text:style-name="T2">. </text:span><text:span text:style-name="T2">W</text:span><text:span text:style-name="T2"> </text:span><text:span text:style-name="T2">tej</text:span><text:span text:style-name="T2"> </text:span><text:span text:style-name="T2">sytuacji</text:span><text:span text:style-name="T2"> </text:span><text:span text:style-name="T2">zniknie</text:span><text:span text:style-name="T2"> </text:span><text:span text:style-name="T2">konieczność</text:span><text:span text:style-name="T2"> </text:span><text:span text:style-name="T2">stosowania</text:span><text:span text:style-name="T2"> </text:span><text:span text:style-name="T2">ulg</text:span><text:span text:style-name="T2"> </text:span><text:span text:style-name="T2">eksportowych</text:span><text:span text:style-name="T2">. </text:span><text:span text:style-name="T2">System</text:span><text:span text:style-name="T2"> </text:span><text:span text:style-name="T2">dopłat</text:span><text:span text:style-name="T2"> </text:span><text:span text:style-name="T2">utrzymany</text:span><text:span text:style-name="T2"> </text:span><text:span text:style-name="T2">będzie</text:span><text:span text:style-name="T2"> </text:span><text:span text:style-name="T2">tylko</text:span><text:span text:style-name="T2"> </text:span><text:span text:style-name="T2">w</text:span><text:span text:style-name="T2"> </text:span><text:span text:style-name="T2">odniesieniu</text:span><text:span text:style-name="T2"> </text:span><text:span text:style-name="T2">do</text:span><text:span text:style-name="T2"> </text:span><text:span text:style-name="T2">obrotów</text:span><text:span text:style-name="T2"> </text:span><text:span text:style-name="T2">z</text:span><text:span text:style-name="T2"> </text:span><text:span text:style-name="T2">krajami</text:span><text:span text:style-name="T2"> </text:span><text:span text:style-name="T2">RWPG</text:span><text:span text:style-name="T2">, </text:span><text:span text:style-name="T2">gdyż</text:span><text:span text:style-name="T2"> </text:span><text:span text:style-name="T2">kurs</text:span><text:span text:style-name="T2"> </text:span><text:span text:style-name="T2">złotego</text:span><text:span text:style-name="T2"> </text:span><text:span text:style-name="T2">wobec</text:span><text:span text:style-name="T2"> </text:span><text:span text:style-name="T2">rubla</text:span><text:span text:style-name="T2"> </text:span><text:span text:style-name="T2">transferowego</text:span><text:span text:style-name="T2"> </text:span><text:span text:style-name="T2">nie</text:span><text:span text:style-name="T2"> </text:span><text:span text:style-name="T2">będzie</text:span><text:span text:style-name="T2"> </text:span><text:span text:style-name="T2">kształtowany</text:span><text:span text:style-name="T2"> </text:span><text:span text:style-name="T2">na</text:span><text:span text:style-name="T2"> </text:span><text:span text:style-name="T2">poziomie</text:span><text:span text:style-name="T2"> </text:span><text:span text:style-name="T2">równowagi</text:span><text:span text:style-name="T2">.</text:span></text:p>
      <text:p text:style-name="P4"/>
      <text:p text:style-name="P4">Wraz z wewnętrzną wymienialnością złotego nastąpi liberalizacja handlu zagranicznego m.in. przez ograniczenie koncesji oraz złagodzenie zasad wydawania pozwoleń przywozu i wywozu, a także ujednolicenie taryfy celnej.</text:p>
      <text:p text:style-name="P4"/>
      <text:p text:style-name="P5"><text:span text:style-name="T2">Dobiegają</text:span><text:span text:style-name="T2"> </text:span><text:span text:style-name="T2">końca</text:span><text:span text:style-name="T2"> </text:span><text:span text:style-name="T2">negocjacje</text:span><text:span text:style-name="T2"> </text:span><text:span text:style-name="T2">z</text:span><text:span text:style-name="T2"> </text:span><text:span text:style-name="T2">przedstawicielami</text:span><text:span text:style-name="T2"> </text:span><text:span text:style-name="T2">Międzynarodowego</text:span><text:span text:style-name="T2"> </text:span><text:span text:style-name="T2">Funduszu</text:span><text:span text:style-name="T2"> </text:span><text:span text:style-name="T2">Walutowego</text:span><text:span text:style-name="T2">. </text:span><text:span text:style-name="T2">W</text:span><text:span text:style-name="T2"> </text:span><text:span text:style-name="T2">najbliższym</text:span><text:span text:style-name="T2"> </text:span><text:span text:style-name="T2">czasie</text:span><text:span text:style-name="T2"> </text:span><text:span text:style-name="T2">powinien</text:span><text:span text:style-name="T2"> </text:span><text:span text:style-name="T2">zostać</text:span><text:span text:style-name="T2"> </text:span><text:span text:style-name="T2">podpisany</text:span><text:span text:style-name="T2"> </text:span><text:span text:style-name="T2">tzw</text:span><text:span text:style-name="T2">. </text:span><text:span text:style-name="T2">list</text:span><text:span text:style-name="T2"> </text:span><text:span text:style-name="T2">intencyjny</text:span><text:span text:style-name="T2"> </text:span><text:span text:style-name="T2">zawierający</text:span><text:span text:style-name="T2"> </text:span><text:span text:style-name="T2">ustalenia</text:span><text:span text:style-name="T2"> </text:span><text:span text:style-name="T2">związane</text:span><text:span text:style-name="T2"> </text:span><text:span text:style-name="T2">z</text:span><text:span text:style-name="T2"> </text:span><text:span text:style-name="T2">programem</text:span><text:span text:style-name="T2"> </text:span><text:span text:style-name="T2">dostosowawczym</text:span><text:span text:style-name="T2"> </text:span><text:span text:style-name="T2">na</text:span><text:span text:style-name="T2"> </text:span><text:span text:style-name="T2">rok</text:span><text:span text:style-name="T2"> 1990. </text:span><text:span text:style-name="T2">Pragnę</text:span><text:span text:style-name="T2"> </text:span><text:span text:style-name="T2">podkreślić</text:span><text:span text:style-name="T2">, </text:span><text:span text:style-name="T2">że</text:span><text:span text:style-name="T2"> </text:span><text:span text:style-name="T2">jego</text:span><text:span text:style-name="T2"> </text:span><text:span text:style-name="T2">podstawę</text:span><text:span text:style-name="T2"> </text:span><text:span text:style-name="T2">stanowi</text:span><text:span text:style-name="T2"> </text:span><text:span text:style-name="T2">program</text:span><text:span text:style-name="T2"> </text:span><text:span text:style-name="T2">gospodarczy</text:span><text:span text:style-name="T2"> </text:span><text:span text:style-name="T2">rządu</text:span><text:span text:style-name="T2">, </text:span><text:span text:style-name="T2">przedstawiony</text:span><text:span text:style-name="T2"> </text:span><text:span text:style-name="T2">w</text:span><text:span text:style-name="T2"> </text:span><text:span text:style-name="T2">październiku</text:span><text:span text:style-name="T2"> </text:span><text:span text:style-name="T2">br</text:span><text:span text:style-name="T2">.</text:span></text:p>
      <text:p text:style-name="P4"/>
      <text:p text:style-name="P5"><text:span text:style-name="T2">Akceptacja</text:span><text:span text:style-name="T2"> </text:span><text:span text:style-name="T2">programu</text:span><text:span text:style-name="T2"> </text:span><text:span text:style-name="T2">dostosowawczego</text:span><text:span text:style-name="T2"> </text:span><text:span text:style-name="T2">przez</text:span><text:span text:style-name="T2"> </text:span><text:span text:style-name="T2">władze</text:span><text:span text:style-name="T2"> </text:span><text:span text:style-name="T2">MFW</text:span><text:span text:style-name="T2"> </text:span><text:span text:style-name="T2">jest</text:span><text:span text:style-name="T2"> </text:span><text:span text:style-name="T2">warunkiem</text:span><text:span text:style-name="T2"> </text:span><text:span text:style-name="T2">uzyskania</text:span><text:span text:style-name="T2"> </text:span><text:span text:style-name="T2">dostępu</text:span><text:span text:style-name="T2"> </text:span><text:span text:style-name="T2">do</text:span><text:span text:style-name="T2"> </text:span><text:span text:style-name="T2">kredytów</text:span><text:span text:style-name="T2"> </text:span><text:span text:style-name="T2">międzynarodowych</text:span><text:span text:style-name="T2"> </text:span><text:span text:style-name="T2">organizacji</text:span><text:span text:style-name="T2"> </text:span><text:span text:style-name="T2">finansowych</text:span><text:span text:style-name="T2">, </text:span><text:span text:style-name="T2">to</text:span><text:span text:style-name="T2"> </text:span><text:span text:style-name="T2">znaczy</text:span><text:span text:style-name="T2"> </text:span><text:span text:style-name="T2">Międzynarodowego</text:span><text:span text:style-name="T2"> </text:span><text:span text:style-name="T2">Funduszu</text:span><text:span text:style-name="T2"> </text:span><text:span text:style-name="T2">Walutowego</text:span><text:span text:style-name="T2">, </text:span><text:span text:style-name="T2">a</text:span><text:span text:style-name="T2"> </text:span><text:span text:style-name="T2">także</text:span><text:span text:style-name="T2"> </text:span><text:span text:style-name="T2">Banku</text:span><text:span text:style-name="T2"> </text:span><text:span text:style-name="T2">Światowego</text:span><text:span text:style-name="T2"> </text:span><text:span text:style-name="T2">oraz</text:span><text:span text:style-name="T2"> </text:span><text:span text:style-name="T2">zakrojonej</text:span><text:span text:style-name="T2"> </text:span><text:span text:style-name="T2">na</text:span><text:span text:style-name="T2"> </text:span><text:span text:style-name="T2">szeroką</text:span><text:span text:style-name="T2"> </text:span><text:span text:style-name="T2">skalę</text:span><text:span text:style-name="T2"> </text:span><text:span text:style-name="T2">pomocy</text:span><text:span text:style-name="T2"> </text:span><text:span text:style-name="T2">zagranicznej</text:span><text:span text:style-name="T2">. </text:span><text:span text:style-name="T2">Pomoc</text:span><text:span text:style-name="T2"> </text:span><text:span text:style-name="T2">ta</text:span><text:span text:style-name="T2"> </text:span><text:span text:style-name="T2">powinna</text:span><text:span text:style-name="T2"> </text:span><text:span text:style-name="T2">umożliwić</text:span><text:span text:style-name="T2"> </text:span><text:span text:style-name="T2">częściowe</text:span><text:span text:style-name="T2"> </text:span><text:span text:style-name="T2">złagodzenie</text:span><text:span text:style-name="T2"> </text:span><text:span text:style-name="T2">skutków</text:span><text:span text:style-name="T2"> </text:span><text:span text:style-name="T2">przywracania</text:span><text:span text:style-name="T2"> </text:span><text:span text:style-name="T2">równowagi</text:span><text:span text:style-name="T2"> </text:span><text:span text:style-name="T2">wewnętrznej</text:span><text:span text:style-name="T2"> </text:span><text:span text:style-name="T2">oraz</text:span><text:span text:style-name="T2"> </text:span><text:span text:style-name="T2">przyczynić</text:span><text:span text:style-name="T2"> </text:span><text:span text:style-name="T2">się</text:span><text:span text:style-name="T2"> </text:span><text:span text:style-name="T2">wydatnie</text:span><text:span text:style-name="T2"> </text:span><text:span text:style-name="T2">do</text:span><text:span text:style-name="T2"> </text:span><text:span text:style-name="T2">zmniejszania</text:span><text:span text:style-name="T2"> </text:span><text:span text:style-name="T2">ciężaru</text:span><text:span text:style-name="T2"> </text:span><text:span text:style-name="T2">obsługi</text:span><text:span text:style-name="T2"> </text:span><text:span text:style-name="T2">zadłużenia</text:span><text:span text:style-name="T2">.</text:span></text:p>
      <text:p text:style-name="P4"/>
      <text:p text:style-name="P5"><text:span text:style-name="T2">Będziemy</text:span><text:span text:style-name="T2"> </text:span><text:span text:style-name="T2">dążyć</text:span><text:span text:style-name="T2">, </text:span><text:span text:style-name="T2">w</text:span><text:span text:style-name="T2"> </text:span><text:span text:style-name="T2">porozumieniu</text:span><text:span text:style-name="T2"> </text:span><text:span text:style-name="T2">z</text:span><text:span text:style-name="T2"> </text:span><text:span text:style-name="T2">naszymi</text:span><text:span text:style-name="T2"> </text:span><text:span text:style-name="T2">wierzycielami</text:span><text:span text:style-name="T2"> </text:span><text:span text:style-name="T2">do</text:span><text:span text:style-name="T2"> </text:span><text:span text:style-name="T2">pełnego</text:span><text:span text:style-name="T2"> </text:span><text:span text:style-name="T2">przełożenia</text:span><text:span text:style-name="T2"> </text:span><text:span text:style-name="T2">spłat</text:span><text:span text:style-name="T2"> </text:span><text:span text:style-name="T2">przypadających</text:span><text:span text:style-name="T2"> </text:span><text:span text:style-name="T2">na</text:span><text:span text:style-name="T2"> </text:span><text:span text:style-name="T2">rok</text:span><text:span text:style-name="T2"> 1990. </text:span><text:span text:style-name="T2">Podejmiemy</text:span><text:span text:style-name="T2"> </text:span><text:span text:style-name="T2">również</text:span><text:span text:style-name="T2"> </text:span><text:span text:style-name="T2">negocjacje</text:span><text:span text:style-name="T2"> </text:span><text:span text:style-name="T2">w</text:span><text:span text:style-name="T2"> </text:span><text:span text:style-name="T2">celu</text:span><text:span text:style-name="T2"> </text:span><text:span text:style-name="T2">uzyskania</text:span><text:span text:style-name="T2"> </text:span><text:span text:style-name="T2">redukcji</text:span><text:span text:style-name="T2"> </text:span><text:span text:style-name="T2">zadłużenia</text:span><text:span text:style-name="T2">.</text:span></text:p>
      <text:p text:style-name="P4"/>
      <text:p text:style-name="P5"><text:span text:style-name="T2">Warunkiem</text:span><text:span text:style-name="T2"> </text:span><text:span text:style-name="T2">skutecznej</text:span><text:span text:style-name="T2"> </text:span><text:span text:style-name="T2">zmiany</text:span><text:span text:style-name="T2"> </text:span><text:span text:style-name="T2">struktury</text:span><text:span text:style-name="T2"> </text:span><text:span text:style-name="T2">polskiego</text:span><text:span text:style-name="T2"> </text:span><text:span text:style-name="T2">przemysłu</text:span><text:span text:style-name="T2"> </text:span><text:span text:style-name="T2">oraz</text:span><text:span text:style-name="T2"> </text:span><text:span text:style-name="T2">wzrostu</text:span><text:span text:style-name="T2"> </text:span><text:span text:style-name="T2">jego</text:span><text:span text:style-name="T2"> </text:span><text:span text:style-name="T2">produkcji</text:span><text:span text:style-name="T2"> </text:span><text:span text:style-name="T2">jest</text:span><text:span text:style-name="T2"> </text:span><text:span text:style-name="T2">zagraniczne</text:span><text:span text:style-name="T2"> </text:span><text:span text:style-name="T2">wsparcie</text:span><text:span text:style-name="T2"> </text:span><text:span text:style-name="T2">kredytowe</text:span><text:span text:style-name="T2"> </text:span><text:span text:style-name="T2">oraz</text:span><text:span text:style-name="T2"> </text:span><text:span text:style-name="T2">ułatwienie</text:span><text:span text:style-name="T2"> </text:span><text:span text:style-name="T2">dostępu</text:span><text:span text:style-name="T2"> </text:span><text:span text:style-name="T2">do</text:span><text:span text:style-name="T2"> </text:span><text:span text:style-name="T2">nowoczesnych</text:span><text:span text:style-name="T2"> </text:span><text:span text:style-name="T2">technologii</text:span><text:span text:style-name="T2">. </text:span><text:span text:style-name="T2">Rządy</text:span><text:span text:style-name="T2"> </text:span><text:span text:style-name="T2">wielu</text:span><text:span text:style-name="T2"> </text:span><text:span text:style-name="T2">krajów</text:span><text:span text:style-name="T2"> </text:span><text:span text:style-name="T2">zadeklarowały</text:span><text:span text:style-name="T2"> </text:span><text:span text:style-name="T2">udzielenie</text:span><text:span text:style-name="T2"> </text:span><text:span text:style-name="T2">nam</text:span><text:span text:style-name="T2"> </text:span><text:span text:style-name="T2">gwarancji</text:span><text:span text:style-name="T2"> </text:span><text:span text:style-name="T2">kredytowych</text:span><text:span text:style-name="T2"> </text:span><text:span text:style-name="T2">dla</text:span><text:span text:style-name="T2"> </text:span><text:span text:style-name="T2">sfinansowania</text:span><text:span text:style-name="T2"> </text:span><text:span text:style-name="T2">importu</text:span><text:span text:style-name="T2"> </text:span><text:span text:style-name="T2">zaopatrzeniowego</text:span><text:span text:style-name="T2"> </text:span><text:span text:style-name="T2">oraz</text:span><text:span text:style-name="T2"> </text:span><text:span text:style-name="T2">inwestycyjnego</text:span><text:span text:style-name="T2">. </text:span><text:span text:style-name="T2">Zadeklarowano</text:span><text:span text:style-name="T2"> </text:span><text:span text:style-name="T2">również</text:span><text:span text:style-name="T2"> </text:span><text:span text:style-name="T2">dostęp</text:span><text:span text:style-name="T2"> </text:span><text:span text:style-name="T2">do</text:span><text:span text:style-name="T2"> </text:span><text:span text:style-name="T2">kredytów</text:span><text:span text:style-name="T2"> </text:span><text:span text:style-name="T2">na</text:span><text:span text:style-name="T2"> </text:span><text:span text:style-name="T2">warunkach</text:span><text:span text:style-name="T2"> </text:span><text:span text:style-name="T2">preferencyjnych</text:span><text:span text:style-name="T2">. </text:span><text:span text:style-name="T2">Wykorzystywanie</text:span><text:span text:style-name="T2"> </text:span><text:span text:style-name="T2">wszystkich</text:span><text:span text:style-name="T2"> </text:span><text:span text:style-name="T2">tych</text:span><text:span text:style-name="T2"> </text:span><text:span text:style-name="T2">ułatwień</text:span><text:span text:style-name="T2"> </text:span><text:span text:style-name="T2">kredytowych</text:span><text:span text:style-name="T2"> </text:span><text:span text:style-name="T2">wymagać</text:span><text:span text:style-name="T2"> </text:span><text:span text:style-name="T2">będzie</text:span><text:span text:style-name="T2"> </text:span><text:span text:style-name="T2">znacznie</text:span><text:span text:style-name="T2"> </text:span><text:span text:style-name="T2">większej</text:span><text:span text:style-name="T2"> </text:span><text:span text:style-name="T2">odpowiedzialności</text:span><text:span text:style-name="T2"> </text:span><text:span text:style-name="T2">od</text:span><text:span text:style-name="T2"> </text:span><text:span text:style-name="T2">kredytobiorców</text:span><text:span text:style-name="T2">, </text:span><text:span text:style-name="T2">niż</text:span><text:span text:style-name="T2"> </text:span><text:span text:style-name="T2">to</text:span><text:span text:style-name="T2"> </text:span><text:span text:style-name="T2">miało</text:span><text:span text:style-name="T2"> </text:span><text:span text:style-name="T2">miejsce</text:span><text:span text:style-name="T2"> </text:span><text:span text:style-name="T2">w</text:span><text:span text:style-name="T2"> </text:span><text:span text:style-name="T2">przeszłości</text:span><text:span text:style-name="T2">.</text:span></text:p>
      <text:p text:style-name="P4"/>
      <text:p text:style-name="P5"><text:span text:style-name="T2">Stworzeniu</text:span><text:span text:style-name="T2"> </text:span><text:span text:style-name="T2">przychylnego</text:span><text:span text:style-name="T2"> </text:span><text:span text:style-name="T2">klimatu</text:span><text:span text:style-name="T2"> </text:span><text:span text:style-name="T2">pomocy</text:span><text:span text:style-name="T2"> </text:span><text:span text:style-name="T2">dla</text:span><text:span text:style-name="T2"> </text:span><text:span text:style-name="T2">Polski</text:span><text:span text:style-name="T2"> </text:span><text:span text:style-name="T2">ze</text:span><text:span text:style-name="T2"> </text:span><text:span text:style-name="T2">strony</text:span><text:span text:style-name="T2"> </text:span><text:span text:style-name="T2">państw</text:span><text:span text:style-name="T2"> </text:span><text:span text:style-name="T2">wysoko</text:span><text:span text:style-name="T2"> </text:span><text:span text:style-name="T2">uprzemysłowionych</text:span><text:span text:style-name="T2"> </text:span><text:span text:style-name="T2">sprzyjało</text:span><text:span text:style-name="T2"> </text:span><text:span text:style-name="T2">przyjęcie</text:span><text:span text:style-name="T2"> </text:span><text:span text:style-name="T2">przez</text:span><text:span text:style-name="T2"> </text:span><text:span text:style-name="T2">Kongres</text:span><text:span text:style-name="T2"> </text:span><text:span text:style-name="T2">USA</text:span><text:span text:style-name="T2"> </text:span><text:span text:style-name="T2">programu</text:span><text:span text:style-name="T2"> </text:span><text:span text:style-name="T2">w</text:span><text:span text:style-name="T2"> </text:span><text:span text:style-name="T2">tej</text:span><text:span text:style-name="T2"> </text:span><text:span text:style-name="T2">sprawie</text:span><text:span text:style-name="T2">. </text:span><text:span text:style-name="T2">Zawiera</text:span><text:span text:style-name="T2"> </text:span><text:span text:style-name="T2">on</text:span><text:span text:style-name="T2"> </text:span><text:span text:style-name="T2">ustalenia</text:span><text:span text:style-name="T2"> </text:span><text:span text:style-name="T2">w</text:span><text:span text:style-name="T2"> </text:span><text:span text:style-name="T2">sprawie</text:span><text:span text:style-name="T2"> </text:span><text:soft-page-break/><text:span text:style-name="T2">złagodzenia</text:span><text:span text:style-name="T2"> </text:span><text:span text:style-name="T2">ciężaru</text:span><text:span text:style-name="T2"> </text:span><text:span text:style-name="T2">obsługi</text:span><text:span text:style-name="T2"> </text:span><text:span text:style-name="T2">naszego</text:span><text:span text:style-name="T2"> </text:span><text:span text:style-name="T2">zadłużenia</text:span><text:span text:style-name="T2">, </text:span><text:span text:style-name="T2">kształtowania</text:span><text:span text:style-name="T2"> </text:span><text:span text:style-name="T2">przychylnej</text:span><text:span text:style-name="T2"> </text:span><text:span text:style-name="T2">dla</text:span><text:span text:style-name="T2"> </text:span><text:span text:style-name="T2">Polski</text:span><text:span text:style-name="T2"> </text:span><text:span text:style-name="T2">postawy</text:span><text:span text:style-name="T2"> </text:span><text:span text:style-name="T2">MFW</text:span><text:span text:style-name="T2"> </text:span><text:span text:style-name="T2">i</text:span><text:span text:style-name="T2"> </text:span><text:span text:style-name="T2">Banku</text:span><text:span text:style-name="T2"> </text:span><text:span text:style-name="T2">Światowego</text:span><text:span text:style-name="T2">, </text:span><text:span text:style-name="T2">wsparcia</text:span><text:span text:style-name="T2"> </text:span><text:span text:style-name="T2">programu</text:span><text:span text:style-name="T2"> </text:span><text:span text:style-name="T2">stabilizacyjnego</text:span><text:span text:style-name="T2"> </text:span><text:span text:style-name="T2">oraz</text:span><text:span text:style-name="T2"> </text:span><text:span text:style-name="T2">rozwoju</text:span><text:span text:style-name="T2"> </text:span><text:span text:style-name="T2">prywatnej</text:span><text:span text:style-name="T2"> </text:span><text:span text:style-name="T2">przedsiębiorczości</text:span><text:span text:style-name="T2"> </text:span><text:span text:style-name="T2">w</text:span><text:span text:style-name="T2"> </text:span><text:span text:style-name="T2">Polsce</text:span><text:span text:style-name="T2">.</text:span></text:p>
      <text:p text:style-name="P4"/>
      <text:p text:style-name="P5"><text:span text:style-name="T2">Z</text:span><text:span text:style-name="T2"> </text:span><text:span text:style-name="T2">inicjatywami</text:span><text:span text:style-name="T2"> </text:span><text:span text:style-name="T2">pomocy</text:span><text:span text:style-name="T2"> </text:span><text:span text:style-name="T2">gospodarczej</text:span><text:span text:style-name="T2"> </text:span><text:span text:style-name="T2">wystąpiły</text:span><text:span text:style-name="T2"> </text:span><text:span text:style-name="T2">także</text:span><text:span text:style-name="T2"> </text:span><text:span text:style-name="T2">Europejska</text:span><text:span text:style-name="T2"> </text:span><text:span text:style-name="T2">Wspólnota</text:span><text:span text:style-name="T2"> </text:span><text:span text:style-name="T2">Gospodarcza</text:span><text:span text:style-name="T2"> </text:span><text:span text:style-name="T2">oraz</text:span><text:span text:style-name="T2"> </text:span><text:span text:style-name="T2">Rada</text:span><text:span text:style-name="T2"> </text:span><text:span text:style-name="T2">Europy</text:span><text:span text:style-name="T2">.</text:span></text:p>
      <text:p text:style-name="P4"/>
      <text:p text:style-name="P5"><text:span text:style-name="T2">Ważną</text:span><text:span text:style-name="T2"> </text:span><text:span text:style-name="T2">formą</text:span><text:span text:style-name="T2"> </text:span><text:span text:style-name="T2">pomocy</text:span><text:span text:style-name="T2"> </text:span><text:span text:style-name="T2">są</text:span><text:span text:style-name="T2"> </text:span><text:span text:style-name="T2">ułatwienia</text:span><text:span text:style-name="T2"> </text:span><text:span text:style-name="T2">dla</text:span><text:span text:style-name="T2"> </text:span><text:span text:style-name="T2">polskich</text:span><text:span text:style-name="T2"> </text:span><text:span text:style-name="T2">towarów</text:span><text:span text:style-name="T2"> </text:span><text:span text:style-name="T2">w</text:span><text:span text:style-name="T2"> </text:span><text:span text:style-name="T2">dostępie</text:span><text:span text:style-name="T2"> </text:span><text:span text:style-name="T2">do</text:span><text:span text:style-name="T2"> </text:span><text:span text:style-name="T2">rynków</text:span><text:span text:style-name="T2"> </text:span><text:span text:style-name="T2">krajów</text:span><text:span text:style-name="T2"> </text:span><text:span text:style-name="T2">zachodnich</text:span><text:span text:style-name="T2">, </text:span><text:span text:style-name="T2">udział</text:span><text:span text:style-name="T2"> </text:span><text:span text:style-name="T2">w</text:span><text:span text:style-name="T2"> </text:span><text:span text:style-name="T2">szkoleniu</text:span><text:span text:style-name="T2"> </text:span><text:span text:style-name="T2">polskich</text:span><text:span text:style-name="T2"> </text:span><text:span text:style-name="T2">specjalistów</text:span><text:span text:style-name="T2">, </text:span><text:span text:style-name="T2">w</text:span><text:span text:style-name="T2"> </text:span><text:span text:style-name="T2">przygotowaniu</text:span><text:span text:style-name="T2"> </text:span><text:span text:style-name="T2">ekpertyz</text:span><text:span text:style-name="T2"> </text:span><text:span text:style-name="T2">gospodarczych</text:span><text:span text:style-name="T2">, </text:span><text:span text:style-name="T2">a</text:span><text:span text:style-name="T2"> </text:span><text:span text:style-name="T2">także</text:span><text:span text:style-name="T2"> </text:span><text:span text:style-name="T2">współpraca</text:span><text:span text:style-name="T2"> </text:span><text:span text:style-name="T2">w</text:span><text:span text:style-name="T2"> </text:span><text:span text:style-name="T2">zakresie</text:span><text:span text:style-name="T2"> </text:span><text:span text:style-name="T2">ochrony</text:span><text:span text:style-name="T2"> </text:span><text:span text:style-name="T2">środowiska</text:span><text:span text:style-name="T2">.</text:span></text:p>
      <text:p text:style-name="P4"/>
      <text:p text:style-name="P5"><text:span text:style-name="T2">Uzyskaliśmy</text:span><text:span text:style-name="T2"> </text:span><text:span text:style-name="T2">już</text:span><text:span text:style-name="T2"> </text:span><text:span text:style-name="T2">pomoc</text:span><text:span text:style-name="T2"> </text:span><text:span text:style-name="T2">w</text:span><text:span text:style-name="T2"> </text:span><text:span text:style-name="T2">dostawach</text:span><text:span text:style-name="T2"> </text:span><text:span text:style-name="T2">żywności</text:span><text:span text:style-name="T2">, </text:span><text:span text:style-name="T2">a</text:span><text:span text:style-name="T2"> </text:span><text:span text:style-name="T2">także</text:span><text:span text:style-name="T2"> </text:span><text:span text:style-name="T2">w</text:span><text:span text:style-name="T2"> </text:span><text:span text:style-name="T2">dostępie</text:span><text:span text:style-name="T2"> </text:span><text:span text:style-name="T2">do</text:span><text:span text:style-name="T2"> </text:span><text:span text:style-name="T2">niektórych</text:span><text:span text:style-name="T2"> </text:span><text:span text:style-name="T2">kredytów</text:span><text:span text:style-name="T2">. </text:span><text:span text:style-name="T2">Znaczniejsze</text:span><text:span text:style-name="T2"> </text:span><text:span text:style-name="T2">kwoty</text:span><text:span text:style-name="T2"> </text:span><text:span text:style-name="T2">zasilać</text:span><text:span text:style-name="T2"> </text:span><text:span text:style-name="T2">będą</text:span><text:span text:style-name="T2"> </text:span><text:span text:style-name="T2">naszą</text:span><text:span text:style-name="T2"> </text:span><text:span text:style-name="T2">gospodarkę</text:span><text:span text:style-name="T2"> </text:span><text:span text:style-name="T2">stopniowo</text:span><text:span text:style-name="T2"> </text:span><text:span text:style-name="T2">w</text:span><text:span text:style-name="T2"> </text:span><text:span text:style-name="T2">najbliższych</text:span><text:span text:style-name="T2"> </text:span><text:span text:style-name="T2">latach</text:span><text:span text:style-name="T2"> </text:span><text:span text:style-name="T2">pod</text:span><text:span text:style-name="T2"> </text:span><text:span text:style-name="T2">warunkiem</text:span><text:span text:style-name="T2"> </text:span><text:span text:style-name="T2">pomyślnej</text:span><text:span text:style-name="T2"> </text:span><text:span text:style-name="T2">realizacji</text:span><text:span text:style-name="T2"> </text:span><text:span text:style-name="T2">programu</text:span><text:span text:style-name="T2"> </text:span><text:span text:style-name="T2">gospodarczego</text:span><text:span text:style-name="T2">. </text:span><text:span text:style-name="T2">Muszą</text:span><text:span text:style-name="T2"> </text:span><text:span text:style-name="T2">one</text:span><text:span text:style-name="T2"> </text:span><text:span text:style-name="T2">zostać</text:span><text:span text:style-name="T2"> </text:span><text:span text:style-name="T2">wykorzystane</text:span><text:span text:style-name="T2"> </text:span><text:span text:style-name="T2">na</text:span><text:span text:style-name="T2"> </text:span><text:span text:style-name="T2">doprowadzenie</text:span><text:span text:style-name="T2"> </text:span><text:span text:style-name="T2">naszej</text:span><text:span text:style-name="T2"> </text:span><text:span text:style-name="T2">gospodarki</text:span><text:span text:style-name="T2"> </text:span><text:span text:style-name="T2">do</text:span><text:span text:style-name="T2"> </text:span><text:span text:style-name="T2">stanu</text:span><text:span text:style-name="T2"> </text:span><text:span text:style-name="T2">umożliwiającego</text:span><text:span text:style-name="T2"> </text:span><text:span text:style-name="T2">podjęcie</text:span><text:span text:style-name="T2"> </text:span><text:span text:style-name="T2">konkurencji</text:span><text:span text:style-name="T2"> </text:span><text:span text:style-name="T2">na</text:span><text:span text:style-name="T2"> </text:span><text:span text:style-name="T2">rynku</text:span><text:span text:style-name="T2"> </text:span><text:span text:style-name="T2">światowym</text:span><text:span text:style-name="T2">. </text:span><text:span text:style-name="T2">Taką</text:span><text:span text:style-name="T2"> </text:span><text:span text:style-name="T2">możliwość</text:span><text:span text:style-name="T2"> </text:span><text:span text:style-name="T2">powinno</text:span><text:span text:style-name="T2"> </text:span><text:span text:style-name="T2">stworzyć</text:span><text:span text:style-name="T2"> </text:span><text:span text:style-name="T2">też</text:span><text:span text:style-name="T2"> </text:span><text:span text:style-name="T2">lokowanie</text:span><text:span text:style-name="T2"> </text:span><text:span text:style-name="T2">w</text:span><text:span text:style-name="T2"> </text:span><text:span text:style-name="T2">Polsce</text:span><text:span text:style-name="T2"> </text:span><text:span text:style-name="T2">funduszy</text:span><text:span text:style-name="T2"> </text:span><text:span text:style-name="T2">w</text:span><text:span text:style-name="T2"> </text:span><text:span text:style-name="T2">ramach</text:span><text:span text:style-name="T2"> </text:span><text:span text:style-name="T2">różnorodnych</text:span><text:span text:style-name="T2"> </text:span><text:span text:style-name="T2">form</text:span><text:span text:style-name="T2"> </text:span><text:span text:style-name="T2">pomocy</text:span><text:span text:style-name="T2"> </text:span><text:span text:style-name="T2">oraz</text:span><text:span text:style-name="T2"> </text:span><text:span text:style-name="T2">napływ</text:span><text:span text:style-name="T2"> </text:span><text:span text:style-name="T2">kapitału</text:span><text:span text:style-name="T2"> </text:span><text:span text:style-name="T2">zagranicznego</text:span><text:span text:style-name="T2"> </text:span><text:span text:style-name="T2">na</text:span><text:span text:style-name="T2"> </text:span><text:span text:style-name="T2">warunkach</text:span><text:span text:style-name="T2"> </text:span><text:span text:style-name="T2">suwerennie</text:span><text:span text:style-name="T2"> </text:span><text:span text:style-name="T2">przez</text:span><text:span text:style-name="T2"> </text:span><text:span text:style-name="T2">nas</text:span><text:span text:style-name="T2"> </text:span><text:span text:style-name="T2">określonych</text:span><text:span text:style-name="T2">. </text:span><text:span text:style-name="T2">Niezbędnym</text:span><text:span text:style-name="T2"> </text:span><text:span text:style-name="T2">warunkiem</text:span><text:span text:style-name="T2"> </text:span><text:span text:style-name="T2">jest</text:span><text:span text:style-name="T2"> </text:span><text:span text:style-name="T2">jednak</text:span><text:span text:style-name="T2"> </text:span><text:span text:style-name="T2">opanowanie</text:span><text:span text:style-name="T2"> </text:span><text:span text:style-name="T2">galopującej</text:span><text:span text:style-name="T2"> </text:span><text:span text:style-name="T2">inflacji</text:span><text:span text:style-name="T2"> </text:span><text:span text:style-name="T2">i</text:span><text:span text:style-name="T2"> </text:span><text:span text:style-name="T2">stworzenie</text:span><text:span text:style-name="T2"> </text:span><text:span text:style-name="T2">normalnych</text:span><text:span text:style-name="T2"> </text:span><text:span text:style-name="T2">warunków</text:span><text:span text:style-name="T2"> </text:span><text:span text:style-name="T2">gospodarczych</text:span><text:span text:style-name="T2">. </text:span><text:span text:style-name="T2">Żaden</text:span><text:span text:style-name="T2"> </text:span><text:span text:style-name="T2">poważny</text:span><text:span text:style-name="T2"> </text:span><text:span text:style-name="T2">przedsiębiorca</text:span><text:span text:style-name="T2"> </text:span><text:span text:style-name="T2">zagraniczny</text:span><text:span text:style-name="T2"> </text:span><text:span text:style-name="T2">nie</text:span><text:span text:style-name="T2"> </text:span><text:span text:style-name="T2">będzie</text:span><text:span text:style-name="T2"> </text:span><text:span text:style-name="T2">bowiem</text:span><text:span text:style-name="T2"> </text:span><text:span text:style-name="T2">robił</text:span><text:span text:style-name="T2"> </text:span><text:span text:style-name="T2">interesów</text:span><text:span text:style-name="T2"> </text:span><text:span text:style-name="T2">w</text:span><text:span text:style-name="T2"> </text:span><text:span text:style-name="T2">kraju</text:span><text:span text:style-name="T2"> </text:span><text:span text:style-name="T2">zdezorganizowanym</text:span><text:span text:style-name="T2"> </text:span><text:span text:style-name="T2">przez</text:span><text:span text:style-name="T2"> </text:span><text:span text:style-name="T2">inflację</text:span><text:span text:style-name="T2">.</text:span></text:p>
      <text:p text:style-name="P4"/>
      <text:p text:style-name="P5"><text:span text:style-name="T2">Wysoki</text:span><text:span text:style-name="T2"> </text:span><text:span text:style-name="T2">Sejmie</text:span><text:span text:style-name="T2">! </text:span><text:span text:style-name="T2">Nowe</text:span><text:span text:style-name="T2"> </text:span><text:span text:style-name="T2">warunki</text:span><text:span text:style-name="T2">, </text:span><text:span text:style-name="T2">jakie</text:span><text:span text:style-name="T2"> </text:span><text:span text:style-name="T2">stworzy</text:span><text:span text:style-name="T2"> </text:span><text:span text:style-name="T2">dokonująca</text:span><text:span text:style-name="T2"> </text:span><text:span text:style-name="T2">się</text:span><text:span text:style-name="T2"> </text:span><text:span text:style-name="T2">zmiana</text:span><text:span text:style-name="T2"> </text:span><text:span text:style-name="T2">systemu</text:span><text:span text:style-name="T2"> </text:span><text:span text:style-name="T2">gospodarczego</text:span><text:span text:style-name="T2">, </text:span><text:span text:style-name="T2">wywołują</text:span><text:span text:style-name="T2"> </text:span><text:span text:style-name="T2">potrzebę</text:span><text:span text:style-name="T2"> </text:span><text:span text:style-name="T2">sformułowania</text:span><text:span text:style-name="T2"> </text:span><text:span text:style-name="T2">nowej</text:span><text:span text:style-name="T2"> </text:span><text:span text:style-name="T2">polityki</text:span><text:span text:style-name="T2"> </text:span><text:span text:style-name="T2">społecznej</text:span><text:span text:style-name="T2"> </text:span><text:span text:style-name="T2">skierowanej</text:span><text:span text:style-name="T2"> </text:span><text:span text:style-name="T2">na</text:span><text:span text:style-name="T2"> </text:span><text:span text:style-name="T2">ochronę</text:span><text:span text:style-name="T2"> </text:span><text:span text:style-name="T2">społeczeństwa</text:span><text:span text:style-name="T2"> </text:span><text:span text:style-name="T2">przed</text:span><text:span text:style-name="T2"> </text:span><text:span text:style-name="T2">uciążliwościami</text:span><text:span text:style-name="T2"> </text:span><text:span text:style-name="T2">programu</text:span><text:span text:style-name="T2"> </text:span><text:span text:style-name="T2">stabilizacji</text:span><text:span text:style-name="T2"> </text:span><text:span text:style-name="T2">i</text:span><text:span text:style-name="T2"> </text:span><text:span text:style-name="T2">osiąganie</text:span><text:span text:style-name="T2"> </text:span><text:span text:style-name="T2">lepszej</text:span><text:span text:style-name="T2"> </text:span><text:span text:style-name="T2">jakości</text:span><text:span text:style-name="T2"> </text:span><text:span text:style-name="T2">życia</text:span><text:span text:style-name="T2">. </text:span><text:span text:style-name="T2">Będzie</text:span><text:span text:style-name="T2"> </text:span><text:span text:style-name="T2">ona</text:span><text:span text:style-name="T2"> </text:span><text:span text:style-name="T2">polegać</text:span><text:span text:style-name="T2"> </text:span><text:span text:style-name="T2">na</text:span><text:span text:style-name="T2"> </text:span><text:span text:style-name="T2">istotnym</text:span><text:span text:style-name="T2"> </text:span><text:span text:style-name="T2">wzroście</text:span><text:span text:style-name="T2"> </text:span><text:span text:style-name="T2">znaczenia</text:span><text:span text:style-name="T2"> </text:span><text:span text:style-name="T2">i</text:span><text:span text:style-name="T2"> </text:span><text:span text:style-name="T2">zakresu</text:span><text:span text:style-name="T2"> </text:span><text:span text:style-name="T2">lokalnych</text:span><text:span text:style-name="T2"> </text:span><text:span text:style-name="T2">inicjatyw</text:span><text:span text:style-name="T2"> </text:span><text:span text:style-name="T2">i</text:span><text:span text:style-name="T2"> </text:span><text:span text:style-name="T2">lokalnych</text:span><text:span text:style-name="T2"> </text:span><text:span text:style-name="T2">środków</text:span><text:span text:style-name="T2"> </text:span><text:span text:style-name="T2">oraz</text:span><text:span text:style-name="T2"> </text:span><text:span text:style-name="T2">na</text:span><text:span text:style-name="T2"> </text:span><text:span text:style-name="T2">mniejszej</text:span><text:span text:style-name="T2"> </text:span><text:span text:style-name="T2">niż</text:span><text:span text:style-name="T2"> </text:span><text:span text:style-name="T2">dotychczas</text:span><text:span text:style-name="T2"> </text:span><text:span text:style-name="T2">ingerencji</text:span><text:span text:style-name="T2"> </text:span><text:span text:style-name="T2">państwa</text:span><text:span text:style-name="T2"> </text:span><text:span text:style-name="T2">i</text:span><text:span text:style-name="T2"> </text:span><text:span text:style-name="T2">ograniczonym</text:span><text:span text:style-name="T2"> </text:span><text:span text:style-name="T2">angażowaniu</text:span><text:span text:style-name="T2"> </text:span><text:span text:style-name="T2">budżetu</text:span><text:span text:style-name="T2"> </text:span><text:span text:style-name="T2">centralnego</text:span><text:span text:style-name="T2">.</text:span></text:p>
      <text:p text:style-name="P4"/>
      <text:p text:style-name="P5"><text:span text:style-name="T2">Podstawowym</text:span><text:span text:style-name="T2"> </text:span><text:span text:style-name="T2">priorytetem</text:span><text:span text:style-name="T2"> </text:span><text:span text:style-name="T2">w</text:span><text:span text:style-name="T2"> </text:span><text:span text:style-name="T2">polityce</text:span><text:span text:style-name="T2"> </text:span><text:span text:style-name="T2">społecznej</text:span><text:span text:style-name="T2"> </text:span><text:span text:style-name="T2">państwa</text:span><text:span text:style-name="T2"> </text:span><text:span text:style-name="T2">w</text:span><text:span text:style-name="T2"> 1990 </text:span><text:span text:style-name="T2">roku</text:span><text:span text:style-name="T2"> </text:span><text:span text:style-name="T2">będzie</text:span><text:span text:style-name="T2"> </text:span><text:span text:style-name="T2">ochrona</text:span><text:span text:style-name="T2"> </text:span><text:span text:style-name="T2">bezpieczeństwa</text:span><text:span text:style-name="T2"> </text:span><text:span text:style-name="T2">socjalnego</text:span><text:span text:style-name="T2">. </text:span><text:span text:style-name="T2">Oznacza</text:span><text:span text:style-name="T2"> </text:span><text:span text:style-name="T2">to</text:span><text:span text:style-name="T2"> </text:span><text:span text:style-name="T2">umocnienie</text:span><text:span text:style-name="T2"> </text:span><text:span text:style-name="T2">systemu</text:span><text:span text:style-name="T2"> </text:span><text:span text:style-name="T2">osłony</text:span><text:span text:style-name="T2"> </text:span><text:span text:style-name="T2">socjalnej</text:span><text:span text:style-name="T2">, </text:span><text:span text:style-name="T2">służącego</text:span><text:span text:style-name="T2"> </text:span><text:span text:style-name="T2">ochronie</text:span><text:span text:style-name="T2"> </text:span><text:span text:style-name="T2">rodzin</text:span><text:span text:style-name="T2"> </text:span><text:span text:style-name="T2">najsłabszych</text:span><text:span text:style-name="T2"> </text:span><text:span text:style-name="T2">ekonomicznie</text:span><text:span text:style-name="T2">, </text:span><text:span text:style-name="T2">emerytów</text:span><text:span text:style-name="T2"> </text:span><text:span text:style-name="T2">i</text:span><text:span text:style-name="T2"> </text:span><text:span text:style-name="T2">rencistów</text:span><text:span text:style-name="T2"> </text:span><text:span text:style-name="T2">oraz</text:span><text:span text:style-name="T2"> </text:span><text:span text:style-name="T2">osób</text:span><text:span text:style-name="T2"> </text:span><text:span text:style-name="T2">będących</text:span><text:span text:style-name="T2"> </text:span><text:span text:style-name="T2">czasowo</text:span><text:span text:style-name="T2"> </text:span><text:span text:style-name="T2">bez</text:span><text:span text:style-name="T2"> </text:span><text:span text:style-name="T2">pracy</text:span><text:span text:style-name="T2">.</text:span></text:p>
      <text:p text:style-name="P4"/>
      <text:p text:style-name="P5"><text:span text:style-name="T2">Jest</text:span><text:span text:style-name="T2"> </text:span><text:span text:style-name="T2">oczywiste</text:span><text:span text:style-name="T2">, </text:span><text:span text:style-name="T2">że</text:span><text:span text:style-name="T2"> </text:span><text:span text:style-name="T2">nadchodzące</text:span><text:span text:style-name="T2"> </text:span><text:span text:style-name="T2">czasy</text:span><text:span text:style-name="T2"> </text:span><text:span text:style-name="T2">będą</text:span><text:span text:style-name="T2"> </text:span><text:span text:style-name="T2">wymagać</text:span><text:span text:style-name="T2"> </text:span><text:span text:style-name="T2">od</text:span><text:span text:style-name="T2"> </text:span><text:span text:style-name="T2">wszystkich</text:span><text:span text:style-name="T2"> </text:span><text:span text:style-name="T2">stosownego</text:span><text:span text:style-name="T2"> </text:span><text:span text:style-name="T2">udziału</text:span><text:span text:style-name="T2"> </text:span><text:span text:style-name="T2">nie</text:span><text:span text:style-name="T2"> </text:span><text:span text:style-name="T2">tylko</text:span><text:span text:style-name="T2"> </text:span><text:span text:style-name="T2">w</text:span><text:span text:style-name="T2"> </text:span><text:span text:style-name="T2">pożytkach</text:span><text:span text:style-name="T2"> </text:span><text:span text:style-name="T2">płynących</text:span><text:span text:style-name="T2"> </text:span><text:span text:style-name="T2">z</text:span><text:span text:style-name="T2"> </text:span><text:span text:style-name="T2">gospodarki</text:span><text:span text:style-name="T2"> </text:span><text:span text:style-name="T2">rynkowej</text:span><text:span text:style-name="T2">. </text:span><text:span text:style-name="T2">Wymagać</text:span><text:span text:style-name="T2"> </text:span><text:span text:style-name="T2">będą</text:span><text:span text:style-name="T2"> </text:span><text:span text:style-name="T2">także</text:span><text:span text:style-name="T2"> </text:span><text:span text:style-name="T2">poddani</text:span><text:span text:style-name="T2"> </text:span><text:span text:style-name="T2">się</text:span><text:span text:style-name="T2"> </text:span><text:span text:style-name="T2">obowiązkom</text:span><text:span text:style-name="T2">, </text:span><text:span text:style-name="T2">a</text:span><text:span text:style-name="T2"> </text:span><text:span text:style-name="T2">nawet</text:span><text:span text:style-name="T2"> </text:span><text:span text:style-name="T2">rygorom</text:span><text:span text:style-name="T2"> </text:span><text:span text:style-name="T2">wynikającym</text:span><text:span text:style-name="T2"> </text:span><text:span text:style-name="T2">z</text:span><text:span text:style-name="T2"> </text:span><text:span text:style-name="T2">ich</text:span><text:span text:style-name="T2"> </text:span><text:span text:style-name="T2">zasad</text:span><text:span text:style-name="T2">. </text:span><text:span text:style-name="T2">Nie</text:span><text:span text:style-name="T2"> </text:span><text:span text:style-name="T2">można</text:span><text:span text:style-name="T2"> </text:span><text:span text:style-name="T2">także</text:span><text:span text:style-name="T2"> </text:span><text:span text:style-name="T2">zaprzeczyć</text:span><text:span text:style-name="T2">, </text:span><text:span text:style-name="T2">że</text:span><text:span text:style-name="T2"> </text:span><text:span text:style-name="T2">wymagać</text:span><text:span text:style-name="T2"> </text:span><text:span text:style-name="T2">będą</text:span><text:span text:style-name="T2"> </text:span><text:span text:style-name="T2">od</text:span><text:span text:style-name="T2"> </text:span><text:span text:style-name="T2">pracujących</text:span><text:span text:style-name="T2"> </text:span><text:span text:style-name="T2">wysiłku</text:span><text:span text:style-name="T2"> </text:span><text:span text:style-name="T2">odpowiedniego</text:span><text:span text:style-name="T2"> </text:span><text:span text:style-name="T2">do</text:span><text:span text:style-name="T2"> </text:span><text:span text:style-name="T2">ich</text:span><text:span text:style-name="T2"> </text:span><text:span text:style-name="T2">aspiracji</text:span><text:span text:style-name="T2"> </text:span><text:span text:style-name="T2">materialnych</text:span><text:span text:style-name="T2">. </text:span><text:span text:style-name="T2">Ale</text:span><text:span text:style-name="T2"> </text:span><text:span text:style-name="T2">też</text:span><text:span text:style-name="T2"> </text:span><text:span text:style-name="T2">nikt</text:span><text:span text:style-name="T2"> </text:span><text:span text:style-name="T2">nie</text:span><text:span text:style-name="T2"> </text:span><text:span text:style-name="T2">powinien</text:span><text:span text:style-name="T2"> </text:span><text:span text:style-name="T2">się</text:span><text:span text:style-name="T2"> </text:span><text:span text:style-name="T2">czuć</text:span><text:span text:style-name="T2"> </text:span><text:span text:style-name="T2">zagrożony</text:span><text:span text:style-name="T2"> </text:span><text:span text:style-name="T2">w</text:span><text:span text:style-name="T2"> </text:span><text:span text:style-name="T2">podstawach</text:span><text:span text:style-name="T2"> </text:span><text:span text:style-name="T2">swojej</text:span><text:span text:style-name="T2"> </text:span><text:span text:style-name="T2">egzystencji</text:span><text:span text:style-name="T2">. </text:span><text:span text:style-name="T2">System</text:span><text:span text:style-name="T2"> </text:span><text:span text:style-name="T2">świadczeń</text:span><text:span text:style-name="T2"> </text:span><text:span text:style-name="T2">społecznych</text:span><text:span text:style-name="T2"> </text:span><text:span text:style-name="T2">pozostał</text:span><text:span text:style-name="T2"> </text:span><text:span text:style-name="T2">nienaruszony</text:span><text:span text:style-name="T2">, </text:span><text:span text:style-name="T2">a</text:span><text:span text:style-name="T2"> </text:span><text:span text:style-name="T2">środki</text:span><text:span text:style-name="T2"> </text:span><text:span text:style-name="T2">na</text:span><text:span text:style-name="T2"> </text:span><text:span text:style-name="T2">politykę</text:span><text:span text:style-name="T2"> </text:span><text:span text:style-name="T2">socjalną</text:span><text:span text:style-name="T2"> </text:span><text:span text:style-name="T2">w</text:span><text:span text:style-name="T2"> </text:span><text:span text:style-name="T2">budżecie</text:span><text:span text:style-name="T2"> </text:span><text:span text:style-name="T2">wzrosną</text:span><text:span text:style-name="T2"> </text:span><text:span text:style-name="T2">szybciej</text:span><text:span text:style-name="T2"> </text:span><text:span text:style-name="T2">niż</text:span><text:span text:style-name="T2"> </text:span><text:span text:style-name="T2">inne</text:span><text:span text:style-name="T2"> </text:span><text:span text:style-name="T2">dochody</text:span><text:span text:style-name="T2">.</text:span></text:p>
      <text:p text:style-name="P5"><text:span text:style-name="T2">Głownymi</text:span><text:span text:style-name="T2"> </text:span><text:span text:style-name="T2">obszarami</text:span><text:span text:style-name="T2"> </text:span><text:span text:style-name="T2">osłony</text:span><text:span text:style-name="T2"> </text:span><text:span text:style-name="T2">socjalnej</text:span><text:span text:style-name="T2"> </text:span><text:span text:style-name="T2">będą</text:span><text:span text:style-name="T2">:</text:span></text:p>
      <text:p text:style-name="P5"><text:span text:style-name="T2">- </text:span><text:span text:style-name="T2">po</text:span><text:span text:style-name="T2"> </text:span><text:span text:style-name="T2">pierwsze</text:span><text:span text:style-name="T2"> - </text:span><text:span text:style-name="T2">reforma</text:span><text:span text:style-name="T2"> </text:span><text:span text:style-name="T2">systemu</text:span><text:span text:style-name="T2"> </text:span><text:span text:style-name="T2">pomocy</text:span><text:span text:style-name="T2"> </text:span><text:span text:style-name="T2">społecznej</text:span><text:span text:style-name="T2">, </text:span><text:span text:style-name="T2">w</text:span><text:span text:style-name="T2"> </text:span><text:span text:style-name="T2">kierunku</text:span><text:span text:style-name="T2"> </text:span><text:span text:style-name="T2">bliższego</text:span><text:span text:style-name="T2"> </text:span><text:span text:style-name="T2">powiązania</text:span><text:span text:style-name="T2"> </text:span><text:span text:style-name="T2">jej</text:span><text:span text:style-name="T2"> </text:span><text:span text:style-name="T2">organów</text:span><text:span text:style-name="T2"> </text:span><text:span text:style-name="T2">z</text:span><text:span text:style-name="T2"> </text:span><text:span text:style-name="T2">władzą</text:span><text:span text:style-name="T2"> </text:span><text:span text:style-name="T2">lokalną</text:span><text:span text:style-name="T2">, </text:span><text:span text:style-name="T2">bezpośredniego</text:span><text:span text:style-name="T2"> </text:span><text:span text:style-name="T2">i</text:span><text:span text:style-name="T2"> </text:span><text:span text:style-name="T2">konkretnego</text:span><text:span text:style-name="T2"> </text:span><text:span text:style-name="T2">adresowania</text:span><text:span text:style-name="T2"> </text:span><text:span text:style-name="T2">świadczeń</text:span><text:span text:style-name="T2">, </text:span><text:span text:style-name="T2">uruchomienia</text:span><text:span text:style-name="T2"> </text:span><text:span text:style-name="T2">autentycznej</text:span><text:span text:style-name="T2"> </text:span><text:span text:style-name="T2">aktywności</text:span><text:span text:style-name="T2"> </text:span><text:span text:style-name="T2">obywatelskiej</text:span><text:span text:style-name="T2"> </text:span><text:span text:style-name="T2">na</text:span><text:span text:style-name="T2"> </text:span><text:span text:style-name="T2">rzecz</text:span><text:span text:style-name="T2"> </text:span><text:span text:style-name="T2">najbardziej</text:span><text:span text:style-name="T2"> </text:span><text:span text:style-name="T2">potrzebujących</text:span><text:span text:style-name="T2">;</text:span></text:p>
      <text:p text:style-name="P5"><text:span text:style-name="T2">- </text:span><text:span text:style-name="T2">po</text:span><text:span text:style-name="T2"> </text:span><text:span text:style-name="T2">drugie</text:span><text:span text:style-name="T2"> - </text:span><text:span text:style-name="T2">utrzymanie</text:span><text:span text:style-name="T2"> </text:span><text:span text:style-name="T2">cokwartalnej</text:span><text:span text:style-name="T2"> </text:span><text:span text:style-name="T2">waloryzacji</text:span><text:span text:style-name="T2"> </text:span><text:span text:style-name="T2">emerytur</text:span><text:span text:style-name="T2"> </text:span><text:span text:style-name="T2">i</text:span><text:span text:style-name="T2"> </text:span><text:span text:style-name="T2">rent</text:span><text:span text:style-name="T2"> </text:span><text:span text:style-name="T2">stosownie</text:span><text:span text:style-name="T2"> </text:span><text:span text:style-name="T2">do</text:span><text:span text:style-name="T2"> </text:span><text:span text:style-name="T2">przewidywanego</text:span><text:span text:style-name="T2"> </text:span><text:span text:style-name="T2">wzrostu</text:span><text:span text:style-name="T2"> </text:span><text:span text:style-name="T2">wynagrodzeń</text:span><text:span text:style-name="T2"> </text:span><text:span text:style-name="T2">w</text:span><text:span text:style-name="T2"> </text:span><text:span text:style-name="T2">gospodarce</text:span><text:span text:style-name="T2"> </text:span><text:span text:style-name="T2">uspołecznionej</text:span><text:span text:style-name="T2"> </text:span><text:span text:style-name="T2">w</text:span><text:span text:style-name="T2"> </text:span><text:span text:style-name="T2">kolejnych</text:span><text:span text:style-name="T2"> </text:span><text:span text:style-name="T2">kwartałach</text:span><text:span text:style-name="T2"> </text:span><text:span text:style-name="T2">oraz</text:span><text:span text:style-name="T2"> </text:span><text:span text:style-name="T2">korzystniejsze</text:span><text:span text:style-name="T2"> </text:span><text:span text:style-name="T2">niż</text:span><text:span text:style-name="T2"> </text:span><text:span text:style-name="T2">dotychczas</text:span><text:span text:style-name="T2"> </text:span><text:span text:style-name="T2">zasady</text:span><text:span text:style-name="T2"> </text:span><text:span text:style-name="T2">ustalania</text:span><text:span text:style-name="T2"> </text:span><text:span text:style-name="T2">najniższej</text:span><text:span text:style-name="T2"> </text:span><text:span text:style-name="T2">emerytury</text:span><text:span text:style-name="T2"> </text:span><text:span text:style-name="T2">i</text:span><text:span text:style-name="T2"> </text:span><text:span text:style-name="T2">renty</text:span><text:span text:style-name="T2">;</text:span></text:p>
      <text:p text:style-name="P5"><text:span text:style-name="T2">- </text:span><text:span text:style-name="T2">po</text:span><text:span text:style-name="T2"> </text:span><text:span text:style-name="T2">trzecie</text:span><text:span text:style-name="T2"> - </text:span><text:span text:style-name="T2">system</text:span><text:span text:style-name="T2"> </text:span><text:span text:style-name="T2">skutecznej</text:span><text:span text:style-name="T2"> </text:span><text:span text:style-name="T2">pomocy</text:span><text:span text:style-name="T2"> </text:span><text:span text:style-name="T2">dla</text:span><text:span text:style-name="T2"> </text:span><text:span text:style-name="T2">osób</text:span><text:span text:style-name="T2"> </text:span><text:span text:style-name="T2">będących</text:span><text:span text:style-name="T2"> </text:span><text:span text:style-name="T2">czasowo</text:span><text:span text:style-name="T2"> </text:span><text:span text:style-name="T2">bez</text:span><text:span text:style-name="T2"> </text:span><text:span text:style-name="T2">pracy</text:span><text:span text:style-name="T2">.</text:span></text:p>
      <text:p text:style-name="P5"><text:span text:style-name="T2">Ewentualne</text:span><text:span text:style-name="T2"> </text:span><text:span text:style-name="T2">grupowe</text:span><text:span text:style-name="T2"> </text:span><text:span text:style-name="T2">zwolnienia</text:span><text:span text:style-name="T2"> </text:span><text:span text:style-name="T2">z</text:span><text:span text:style-name="T2"> </text:span><text:span text:style-name="T2">pracy</text:span><text:span text:style-name="T2"> </text:span><text:span text:style-name="T2">tworzą</text:span><text:span text:style-name="T2"> </text:span><text:span text:style-name="T2">niewątpliwie</text:span><text:span text:style-name="T2"> </text:span><text:span text:style-name="T2">nową</text:span><text:span text:style-name="T2">, </text:span><text:span text:style-name="T2">trudną</text:span><text:span text:style-name="T2"> </text:span><text:span text:style-name="T2">materialnie</text:span><text:span text:style-name="T2"> </text:span><text:span text:style-name="T2">a</text:span><text:span text:style-name="T2"> </text:span><text:span text:style-name="T2">przede</text:span><text:span text:style-name="T2"> </text:span><text:span text:style-name="T2">wszystkim</text:span><text:span text:style-name="T2"> </text:span><text:span text:style-name="T2">psychologicznie</text:span><text:span text:style-name="T2"> </text:span><text:span text:style-name="T2">sytuację</text:span><text:span text:style-name="T2"> </text:span><text:span text:style-name="T2">dla</text:span><text:span text:style-name="T2"> </text:span><text:span text:style-name="T2">osób</text:span><text:span text:style-name="T2">, </text:span><text:span text:style-name="T2">które</text:span><text:span text:style-name="T2"> </text:span><text:span text:style-name="T2">tych</text:span><text:span text:style-name="T2"> </text:span><text:span text:style-name="T2">zwolnień</text:span><text:span text:style-name="T2"> </text:span><text:span text:style-name="T2">doświadczą</text:span><text:span text:style-name="T2">. </text:span><text:span text:style-name="T2">Ministerstwo</text:span><text:span text:style-name="T2"> </text:span><text:span text:style-name="T2">Pracy</text:span><text:span text:style-name="T2"> </text:span><text:span text:style-name="T2">i</text:span><text:span text:style-name="T2"> </text:span><text:span text:style-name="T2">Polityki</text:span><text:span text:style-name="T2"> </text:span><text:span text:style-name="T2">Socjalnej</text:span><text:span text:style-name="T2"> </text:span><text:span text:style-name="T2">przygotowuje</text:span><text:span text:style-name="T2"> </text:span><text:span text:style-name="T2">na</text:span><text:span text:style-name="T2"> </text:span><text:span text:style-name="T2">tę</text:span><text:span text:style-name="T2"> </text:span><text:span text:style-name="T2">niełatwą</text:span><text:span text:style-name="T2"> </text:span><text:span text:style-name="T2">okoliczność</text:span><text:span text:style-name="T2"> </text:span><text:span text:style-name="T2">pakiet</text:span><text:span text:style-name="T2"> </text:span><text:span text:style-name="T2">rozwiązań</text:span><text:span text:style-name="T2">, </text:span><text:span text:style-name="T2">wykorzystując</text:span><text:span text:style-name="T2"> </text:span><text:span text:style-name="T2">doświadczenia</text:span><text:span text:style-name="T2"> </text:span><text:span text:style-name="T2">krajów</text:span><text:span text:style-name="T2"> </text:span><text:span text:style-name="T2">wysoko</text:span><text:span text:style-name="T2"> </text:span><text:span text:style-name="T2">rozwiniętych</text:span><text:span text:style-name="T2"> </text:span><text:span text:style-name="T2">w</text:span><text:span text:style-name="T2"> </text:span><text:span text:style-name="T2">przeciwdziałaniu</text:span><text:span text:style-name="T2"> </text:span><text:span text:style-name="T2">bezrobociu</text:span><text:span text:style-name="T2"> </text:span><text:span text:style-name="T2">oraz</text:span><text:span text:style-name="T2"> </text:span><text:span text:style-name="T2">w</text:span><text:span text:style-name="T2"> </text:span><text:span text:style-name="T2">zapewnianiu</text:span><text:span text:style-name="T2"> </text:span><text:span text:style-name="T2">efektywnej</text:span><text:span text:style-name="T2"> </text:span><text:span text:style-name="T2">i</text:span><text:span text:style-name="T2"> </text:span><text:span text:style-name="T2">szybkiej</text:span><text:span text:style-name="T2"> </text:span><text:span text:style-name="T2">pomocy</text:span><text:span text:style-name="T2"> </text:span><text:span text:style-name="T2">materialnej</text:span><text:span text:style-name="T2"> </text:span><text:span text:style-name="T2">i</text:span><text:span text:style-name="T2"> </text:span><text:span text:style-name="T2">szkoleniowej</text:span><text:span text:style-name="T2">.</text:span></text:p>
      <text:p text:style-name="P4"/>
      <text:p text:style-name="P4"><text:soft-page-break/>Warto ponadto wskazać na społeczne aspekty przekształceń własnościowych, które w 1990 roku uzyskają podstawę prawną i zaczną wchodzić w życie. Możliwość zakupu udziałów i akcji przez znaczące grupy społeczne, w tym załogi pracownicze, służyć będzie urzeczywistnianiu ich aspiracji życiowych, a w przyszłości także zwiększaniu dochodów.</text:p>
      <text:p text:style-name="P4"/>
      <text:p text:style-name="P5"><text:span text:style-name="T2">Wysoki</text:span><text:span text:style-name="T2"> </text:span><text:span text:style-name="T2">Sejmie</text:span><text:span text:style-name="T2">! </text:span><text:span text:style-name="T2">Przemiana</text:span><text:span text:style-name="T2">, </text:span><text:span text:style-name="T2">której</text:span><text:span text:style-name="T2"> </text:span><text:span text:style-name="T2">dokonujemy</text:span><text:span text:style-name="T2"> </text:span><text:span text:style-name="T2">jest</text:span><text:span text:style-name="T2"> </text:span><text:span text:style-name="T2">przełomowa</text:span><text:span text:style-name="T2">, </text:span><text:span text:style-name="T2">ma</text:span><text:span text:style-name="T2"> </text:span><text:span text:style-name="T2">unikalny</text:span><text:span text:style-name="T2"> </text:span><text:span text:style-name="T2">w</text:span><text:span text:style-name="T2"> </text:span><text:span text:style-name="T2">dziejach</text:span><text:span text:style-name="T2"> </text:span><text:span text:style-name="T2">charakter</text:span><text:span text:style-name="T2">. </text:span><text:span text:style-name="T2">Przypadł</text:span><text:span text:style-name="T2"> </text:span><text:span text:style-name="T2">nam</text:span><text:span text:style-name="T2"> </text:span><text:span text:style-name="T2">los</text:span><text:span text:style-name="T2"> </text:span><text:span text:style-name="T2">pionierów</text:span><text:span text:style-name="T2">, </text:span><text:span text:style-name="T2">świat</text:span><text:span text:style-name="T2"> </text:span><text:span text:style-name="T2">patrzy</text:span><text:span text:style-name="T2"> </text:span><text:span text:style-name="T2">na</text:span><text:span text:style-name="T2"> </text:span><text:span text:style-name="T2">Polskę</text:span><text:span text:style-name="T2"> </text:span><text:span text:style-name="T2">z</text:span><text:span text:style-name="T2"> </text:span><text:span text:style-name="T2">uwagą</text:span><text:span text:style-name="T2">. </text:span><text:span text:style-name="T2">Decydując</text:span><text:span text:style-name="T2"> </text:span><text:span text:style-name="T2">się</text:span><text:span text:style-name="T2"> </text:span><text:span text:style-name="T2">na</text:span><text:span text:style-name="T2"> </text:span><text:span text:style-name="T2">ten</text:span><text:span text:style-name="T2"> </text:span><text:span text:style-name="T2">krok</text:span><text:span text:style-name="T2">, </text:span><text:span text:style-name="T2">zdajemy</text:span><text:span text:style-name="T2"> </text:span><text:span text:style-name="T2">sobie</text:span><text:span text:style-name="T2"> </text:span><text:span text:style-name="T2">sprawę</text:span><text:span text:style-name="T2"> </text:span><text:span text:style-name="T2">z</text:span><text:span text:style-name="T2"> </text:span><text:span text:style-name="T2">jego</text:span><text:span text:style-name="T2"> </text:span><text:span text:style-name="T2">niepowtarzalności</text:span><text:span text:style-name="T2"> </text:span><text:span text:style-name="T2">i</text:span><text:span text:style-name="T2"> </text:span><text:span text:style-name="T2">niebezpieczeństw</text:span><text:span text:style-name="T2">, </text:span><text:span text:style-name="T2">ale</text:span><text:span text:style-name="T2"> </text:span><text:span text:style-name="T2">też</text:span><text:span text:style-name="T2"> </text:span><text:span text:style-name="T2">w</text:span><text:span text:style-name="T2"> </text:span><text:span text:style-name="T2">pełni</text:span><text:span text:style-name="T2"> </text:span><text:span text:style-name="T2">jesteśmy</text:span><text:span text:style-name="T2"> </text:span><text:span text:style-name="T2">przekonani</text:span><text:span text:style-name="T2"> </text:span><text:span text:style-name="T2">o</text:span><text:span text:style-name="T2"> </text:span><text:span text:style-name="T2">realności</text:span><text:span text:style-name="T2"> </text:span><text:span text:style-name="T2">zadania</text:span><text:span text:style-name="T2">, </text:span><text:span text:style-name="T2">o</text:span><text:span text:style-name="T2"> </text:span><text:span text:style-name="T2">jego</text:span><text:span text:style-name="T2"> </text:span><text:span text:style-name="T2">społecznej</text:span><text:span text:style-name="T2"> </text:span><text:span text:style-name="T2">słuszności</text:span><text:span text:style-name="T2">. </text:span><text:span text:style-name="T2">Szansy</text:span><text:span text:style-name="T2">, </text:span><text:span text:style-name="T2">która</text:span><text:span text:style-name="T2"> </text:span><text:span text:style-name="T2">stoi</text:span><text:span text:style-name="T2"> </text:span><text:span text:style-name="T2">przed</text:span><text:span text:style-name="T2"> </text:span><text:span text:style-name="T2">nami</text:span><text:span text:style-name="T2"> </text:span><text:span text:style-name="T2">nie</text:span><text:span text:style-name="T2"> </text:span><text:span text:style-name="T2">można</text:span><text:span text:style-name="T2"> </text:span><text:span text:style-name="T2">zmarnować</text:span><text:span text:style-name="T2">. </text:span><text:span text:style-name="T2">Zdajemy</text:span><text:span text:style-name="T2"> </text:span><text:span text:style-name="T2">sobie</text:span><text:span text:style-name="T2"> </text:span><text:span text:style-name="T2">sprawę</text:span><text:span text:style-name="T2">, </text:span><text:span text:style-name="T2">że</text:span><text:span text:style-name="T2"> </text:span><text:span text:style-name="T2">zaufanie</text:span><text:span text:style-name="T2"> </text:span><text:span text:style-name="T2">społeczeństwa</text:span><text:span text:style-name="T2"> </text:span><text:span text:style-name="T2">związane</text:span><text:span text:style-name="T2"> </text:span><text:span text:style-name="T2">jest</text:span><text:span text:style-name="T2"> </text:span><text:span text:style-name="T2">z</text:span><text:span text:style-name="T2"> </text:span><text:span text:style-name="T2">oczekiwaniem</text:span><text:span text:style-name="T2"> </text:span><text:span text:style-name="T2">na</text:span><text:span text:style-name="T2"> </text:span><text:span text:style-name="T2">konkretne</text:span><text:span text:style-name="T2">, </text:span><text:span text:style-name="T2">rozumne</text:span><text:span text:style-name="T2"> </text:span><text:span text:style-name="T2">i</text:span><text:span text:style-name="T2"> </text:span><text:span text:style-name="T2">szybkie</text:span><text:span text:style-name="T2"> </text:span><text:span text:style-name="T2">działanie</text:span><text:span text:style-name="T2">. </text:span><text:span text:style-name="T2">Ludzie</text:span><text:span text:style-name="T2"> </text:span><text:span text:style-name="T2">nie</text:span><text:span text:style-name="T2"> </text:span><text:span text:style-name="T2">przebaczą</text:span><text:span text:style-name="T2"> </text:span><text:span text:style-name="T2">nam</text:span><text:span text:style-name="T2"> </text:span><text:span text:style-name="T2">opieszałości</text:span><text:span text:style-name="T2">.</text:span></text:p>
      <text:p text:style-name="P5"><text:span text:style-name="T2">Zmienia</text:span><text:span text:style-name="T2"> </text:span><text:span text:style-name="T2">się</text:span><text:span text:style-name="T2"> </text:span><text:span text:style-name="T2">również</text:span><text:span text:style-name="T2"> </text:span><text:span text:style-name="T2">sytuacja</text:span><text:span text:style-name="T2"> </text:span><text:span text:style-name="T2">na</text:span><text:span text:style-name="T2"> </text:span><text:span text:style-name="T2">świecie</text:span><text:span text:style-name="T2">. </text:span><text:span text:style-name="T2">Rząd</text:span><text:span text:style-name="T2"> </text:span><text:span text:style-name="T2">rozpoczynał</text:span><text:span text:style-name="T2"> </text:span><text:span text:style-name="T2">działalność</text:span><text:span text:style-name="T2"> </text:span><text:span text:style-name="T2">w</text:span><text:span text:style-name="T2"> </text:span><text:span text:style-name="T2">warunkach</text:span><text:span text:style-name="T2"> </text:span><text:span text:style-name="T2">odmiennych</text:span><text:span text:style-name="T2"> </text:span><text:span text:style-name="T2">od</text:span><text:span text:style-name="T2"> </text:span><text:span text:style-name="T2">dzisiejszych</text:span><text:span text:style-name="T2">. </text:span><text:span text:style-name="T2">Rozwój</text:span><text:span text:style-name="T2"> </text:span><text:span text:style-name="T2">wydarzeń</text:span><text:span text:style-name="T2"> </text:span><text:span text:style-name="T2">w</text:span><text:span text:style-name="T2"> </text:span><text:span text:style-name="T2">Europie</text:span><text:span text:style-name="T2"> </text:span><text:span text:style-name="T2">niesie</text:span><text:span text:style-name="T2"> </text:span><text:span text:style-name="T2">nadzieje</text:span><text:span text:style-name="T2">, </text:span><text:span text:style-name="T2">ale</text:span><text:span text:style-name="T2"> </text:span><text:span text:style-name="T2">i</text:span><text:span text:style-name="T2"> </text:span><text:span text:style-name="T2">wyzwania</text:span><text:span text:style-name="T2">. </text:span><text:span text:style-name="T2">Cieszymy</text:span><text:span text:style-name="T2"> </text:span><text:span text:style-name="T2">się</text:span><text:span text:style-name="T2"> </text:span><text:span text:style-name="T2">z</text:span><text:span text:style-name="T2"> </text:span><text:span text:style-name="T2">demokratycznych</text:span><text:span text:style-name="T2"> </text:span><text:span text:style-name="T2">przemian</text:span><text:span text:style-name="T2"> </text:span><text:span text:style-name="T2">w</text:span><text:span text:style-name="T2"> </text:span><text:span text:style-name="T2">innych</text:span><text:span text:style-name="T2"> </text:span><text:span text:style-name="T2">krajach</text:span><text:span text:style-name="T2"> </text:span><text:span text:style-name="T2">Europy</text:span><text:span text:style-name="T2"> </text:span><text:span text:style-name="T2">Środkowej</text:span><text:span text:style-name="T2"> </text:span><text:span text:style-name="T2">i</text:span><text:span text:style-name="T2"> </text:span><text:span text:style-name="T2">Wschodniej</text:span><text:span text:style-name="T2">, </text:span><text:span text:style-name="T2">bo</text:span><text:span text:style-name="T2"> </text:span><text:span text:style-name="T2">umacnia</text:span><text:span text:style-name="T2"> </text:span><text:span text:style-name="T2">to</text:span><text:span text:style-name="T2"> </text:span><text:span text:style-name="T2">ruch</text:span><text:span text:style-name="T2"> </text:span><text:span text:style-name="T2">międzynarodowej</text:span><text:span text:style-name="T2"> </text:span><text:span text:style-name="T2">solidarności</text:span><text:span text:style-name="T2">. </text:span><text:span text:style-name="T2">Ale</text:span><text:span text:style-name="T2"> </text:span><text:span text:style-name="T2">będziemy</text:span><text:span text:style-name="T2"> </text:span><text:span text:style-name="T2">musieli</text:span><text:span text:style-name="T2"> </text:span><text:span text:style-name="T2">sprostać</text:span><text:span text:style-name="T2"> </text:span><text:span text:style-name="T2">wzrostowi</text:span><text:span text:style-name="T2"> </text:span><text:span text:style-name="T2">siły</text:span><text:span text:style-name="T2"> </text:span><text:span text:style-name="T2">ekonomicznej</text:span><text:span text:style-name="T2"> </text:span><text:span text:style-name="T2">i</text:span><text:span text:style-name="T2"> </text:span><text:span text:style-name="T2">politycznej</text:span><text:span text:style-name="T2"> </text:span><text:span text:style-name="T2">naszych</text:span><text:span text:style-name="T2"> </text:span><text:span text:style-name="T2">partnerów</text:span><text:span text:style-name="T2">, </text:span><text:span text:style-name="T2">a</text:span><text:span text:style-name="T2"> </text:span><text:span text:style-name="T2">szczególnie</text:span><text:span text:style-name="T2"> </text:span><text:span text:style-name="T2">zachodnich</text:span><text:span text:style-name="T2"> </text:span><text:span text:style-name="T2">sąsiadów</text:span><text:span text:style-name="T2">. </text:span><text:span text:style-name="T2">Chcemy</text:span><text:span text:style-name="T2"> </text:span><text:span text:style-name="T2">być</text:span><text:span text:style-name="T2"> </text:span><text:span text:style-name="T2">dla</text:span><text:span text:style-name="T2"> </text:span><text:span text:style-name="T2">całej</text:span><text:span text:style-name="T2"> </text:span><text:span text:style-name="T2">Europy</text:span><text:span text:style-name="T2"> - </text:span><text:span text:style-name="T2">Wschodu</text:span><text:span text:style-name="T2"> </text:span><text:span text:style-name="T2">i</text:span><text:span text:style-name="T2"> </text:span><text:span text:style-name="T2">Zachodu</text:span><text:span text:style-name="T2"> </text:span><text:span text:style-name="T2">silnym</text:span><text:span text:style-name="T2"> </text:span><text:span text:style-name="T2">partnerem</text:span><text:span text:style-name="T2">, </text:span><text:span text:style-name="T2">którego</text:span><text:span text:style-name="T2"> </text:span><text:span text:style-name="T2">interesy</text:span><text:span text:style-name="T2"> </text:span><text:span text:style-name="T2">są</text:span><text:span text:style-name="T2"> </text:span><text:span text:style-name="T2">nie</text:span><text:span text:style-name="T2"> </text:span><text:span text:style-name="T2">tylko</text:span><text:span text:style-name="T2"> </text:span><text:span text:style-name="T2">postrzegane</text:span><text:span text:style-name="T2">, </text:span><text:span text:style-name="T2">ale</text:span><text:span text:style-name="T2"> </text:span><text:span text:style-name="T2">i</text:span><text:span text:style-name="T2"> </text:span><text:span text:style-name="T2">przestrzegane</text:span><text:span text:style-name="T2">. </text:span><text:span text:style-name="T2">Tym</text:span><text:span text:style-name="T2"> </text:span><text:span text:style-name="T2">bardziej</text:span><text:span text:style-name="T2"> </text:span><text:span text:style-name="T2">więc</text:span><text:span text:style-name="T2"> </text:span><text:span text:style-name="T2">każde</text:span><text:span text:style-name="T2"> </text:span><text:span text:style-name="T2">opóźnienie</text:span><text:span text:style-name="T2"> </text:span><text:span text:style-name="T2">w</text:span><text:span text:style-name="T2"> </text:span><text:span text:style-name="T2">przemianach</text:span><text:span text:style-name="T2"> </text:span><text:span text:style-name="T2">gospodarczych</text:span><text:span text:style-name="T2"> </text:span><text:span text:style-name="T2">może</text:span><text:span text:style-name="T2"> </text:span><text:span text:style-name="T2">stanowić</text:span><text:span text:style-name="T2"> </text:span><text:span text:style-name="T2">niewybaczalny</text:span><text:span text:style-name="T2"> </text:span><text:span text:style-name="T2">błąd</text:span><text:span text:style-name="T2">.</text:span></text:p>
      <text:p text:style-name="P4"/>
      <text:p text:style-name="P5"><text:span text:style-name="T2">Prezentowane</text:span><text:span text:style-name="T2"> </text:span><text:span text:style-name="T2">Wysokiemu</text:span><text:span text:style-name="T2"> </text:span><text:span text:style-name="T2">Sejmowi</text:span><text:span text:style-name="T2"> </text:span><text:span text:style-name="T2">ustawy</text:span><text:span text:style-name="T2"> </text:span><text:span text:style-name="T2">zawierają</text:span><text:span text:style-name="T2"> </text:span><text:span text:style-name="T2">rozwiązania</text:span><text:span text:style-name="T2">, </text:span><text:span text:style-name="T2">które</text:span><text:span text:style-name="T2"> </text:span><text:span text:style-name="T2">stwarzają</text:span><text:span text:style-name="T2"> </text:span><text:span text:style-name="T2">podstawy</text:span><text:span text:style-name="T2"> </text:span><text:span text:style-name="T2">uzdrowienia</text:span><text:span text:style-name="T2"> </text:span><text:span text:style-name="T2">gospodarki</text:span><text:span text:style-name="T2">, </text:span><text:span text:style-name="T2">które</text:span><text:span text:style-name="T2"> </text:span><text:span text:style-name="T2">zakładają</text:span><text:span text:style-name="T2"> </text:span><text:span text:style-name="T2">tempo</text:span><text:span text:style-name="T2"> </text:span><text:span text:style-name="T2">przemian</text:span><text:span text:style-name="T2"> </text:span><text:span text:style-name="T2">skracające</text:span><text:span text:style-name="T2"> </text:span><text:span text:style-name="T2">do</text:span><text:span text:style-name="T2"> </text:span><text:span text:style-name="T2">minimum</text:span><text:span text:style-name="T2"> </text:span><text:span text:style-name="T2">okres</text:span><text:span text:style-name="T2"> </text:span><text:span text:style-name="T2">dolegliwości</text:span><text:span text:style-name="T2">. </text:span><text:span text:style-name="T2">Praca</text:span><text:span text:style-name="T2"> </text:span><text:span text:style-name="T2">ta</text:span><text:span text:style-name="T2"> </text:span><text:span text:style-name="T2">została</text:span><text:span text:style-name="T2"> </text:span><text:span text:style-name="T2">wykonana</text:span><text:span text:style-name="T2"> </text:span><text:span text:style-name="T2">w</text:span><text:span text:style-name="T2"> </text:span><text:span text:style-name="T2">bardzo</text:span><text:span text:style-name="T2"> </text:span><text:span text:style-name="T2">krótkim</text:span><text:span text:style-name="T2"> </text:span><text:span text:style-name="T2">czasie</text:span><text:span text:style-name="T2">, </text:span><text:span text:style-name="T2">tym</text:span><text:span text:style-name="T2"> </text:span><text:span text:style-name="T2">bardziej</text:span><text:span text:style-name="T2">, </text:span><text:span text:style-name="T2">jeśli</text:span><text:span text:style-name="T2"> </text:span><text:span text:style-name="T2">uwzględnić</text:span><text:span text:style-name="T2"> </text:span><text:span text:style-name="T2">potrzebę</text:span><text:span text:style-name="T2"> </text:span><text:span text:style-name="T2">szerokich</text:span><text:span text:style-name="T2"> </text:span><text:span text:style-name="T2">kontaktów</text:span><text:span text:style-name="T2"> </text:span><text:span text:style-name="T2">i</text:span><text:span text:style-name="T2"> </text:span><text:span text:style-name="T2">uzgodnień</text:span><text:span text:style-name="T2"> </text:span><text:span text:style-name="T2">międzynarodowych</text:span><text:span text:style-name="T2">, </text:span><text:span text:style-name="T2">koniecznych</text:span><text:span text:style-name="T2"> </text:span><text:span text:style-name="T2">dla</text:span><text:span text:style-name="T2"> </text:span><text:span text:style-name="T2">zapewnienia</text:span><text:span text:style-name="T2"> </text:span><text:span text:style-name="T2">skuteczności</text:span><text:span text:style-name="T2"> </text:span><text:span text:style-name="T2">programu</text:span><text:span text:style-name="T2"> </text:span><text:span text:style-name="T2">gospodarczego</text:span><text:span text:style-name="T2"> </text:span><text:span text:style-name="T2">rządu</text:span><text:span text:style-name="T2">.</text:span></text:p>
      <text:p text:style-name="P4"/>
      <text:p text:style-name="P5"><text:span text:style-name="T2">Zwracam</text:span><text:span text:style-name="T2"> </text:span><text:span text:style-name="T2">się</text:span><text:span text:style-name="T2"> </text:span><text:span text:style-name="T2">do</text:span><text:span text:style-name="T2"> </text:span><text:span text:style-name="T2">Wysokiej</text:span><text:span text:style-name="T2"> </text:span><text:span text:style-name="T2">Izby</text:span><text:span text:style-name="T2"> </text:span><text:span text:style-name="T2">z</text:span><text:span text:style-name="T2"> </text:span><text:span text:style-name="T2">prośbą</text:span><text:span text:style-name="T2"> </text:span><text:span text:style-name="T2">o</text:span><text:span text:style-name="T2"> </text:span><text:span text:style-name="T2">uwzględnienie</text:span><text:span text:style-name="T2"> </text:span><text:span text:style-name="T2">nadzwyczajnych</text:span><text:span text:style-name="T2"> </text:span><text:span text:style-name="T2">okoliczności</text:span><text:span text:style-name="T2"> </text:span><text:span text:style-name="T2">i</text:span><text:span text:style-name="T2"> </text:span><text:span text:style-name="T2">rozpatrzenie</text:span><text:span text:style-name="T2"> </text:span><text:span text:style-name="T2">przedłożonych</text:span><text:span text:style-name="T2"> </text:span><text:span text:style-name="T2">ustaw</text:span><text:span text:style-name="T2"> </text:span><text:span text:style-name="T2">przed</text:span><text:span text:style-name="T2"> </text:span><text:span text:style-name="T2">upływem</text:span><text:span text:style-name="T2"> </text:span><text:span text:style-name="T2">bieżącego</text:span><text:span text:style-name="T2"> </text:span><text:span text:style-name="T2">miesiąca</text:span><text:span text:style-name="T2">. </text:span><text:span text:style-name="T2">Tych</text:span><text:span text:style-name="T2"> </text:span><text:span text:style-name="T2">kilkanaście</text:span><text:span text:style-name="T2"> </text:span><text:span text:style-name="T2">dni</text:span><text:span text:style-name="T2"> </text:span><text:span text:style-name="T2">może</text:span><text:span text:style-name="T2"> </text:span><text:span text:style-name="T2">zadecydować</text:span><text:span text:style-name="T2"> </text:span><text:span text:style-name="T2">o</text:span><text:span text:style-name="T2"> </text:span><text:span text:style-name="T2">latach</text:span><text:span text:style-name="T2">. </text:span></text:p>
      <text:p text:style-name="P4"/>
      <text:p text:style-name="P5"><text:span text:style-name="T2">Zdaję</text:span><text:span text:style-name="T2"> </text:span><text:span text:style-name="T2">sobie</text:span><text:span text:style-name="T2"> </text:span><text:span text:style-name="T2">sprawę</text:span><text:span text:style-name="T2">, </text:span><text:span text:style-name="T2">że</text:span><text:span text:style-name="T2"> </text:span><text:span text:style-name="T2">oznacza</text:span><text:span text:style-name="T2"> </text:span><text:span text:style-name="T2">to</text:span><text:span text:style-name="T2"> </text:span><text:span text:style-name="T2">wytężoną</text:span><text:span text:style-name="T2"> </text:span><text:span text:style-name="T2">i</text:span><text:span text:style-name="T2"> </text:span><text:span text:style-name="T2">pospieszną</text:span><text:span text:style-name="T2"> </text:span><text:span text:style-name="T2">pracę</text:span><text:span text:style-name="T2">, </text:span><text:span text:style-name="T2">co</text:span><text:span text:style-name="T2"> </text:span><text:span text:style-name="T2">może</text:span><text:span text:style-name="T2"> </text:span><text:span text:style-name="T2">wpłynąć</text:span><text:span text:style-name="T2"> </text:span><text:span text:style-name="T2">ujemnie</text:span><text:span text:style-name="T2"> </text:span><text:span text:style-name="T2">na</text:span><text:span text:style-name="T2"> </text:span><text:span text:style-name="T2">formalną</text:span><text:span text:style-name="T2"> </text:span><text:span text:style-name="T2">jakość</text:span><text:span text:style-name="T2"> </text:span><text:span text:style-name="T2">dokumentów</text:span><text:span text:style-name="T2">. </text:span><text:span text:style-name="T2">Wydaje</text:span><text:span text:style-name="T2"> </text:span><text:span text:style-name="T2">się</text:span><text:span text:style-name="T2"> </text:span><text:span text:style-name="T2">jednak</text:span><text:span text:style-name="T2">, </text:span><text:span text:style-name="T2">że</text:span><text:span text:style-name="T2"> </text:span><text:span text:style-name="T2">w</text:span><text:span text:style-name="T2"> </text:span><text:span text:style-name="T2">tej</text:span><text:span text:style-name="T2"> </text:span><text:span text:style-name="T2">sytuacji</text:span><text:span text:style-name="T2"> </text:span><text:span text:style-name="T2">lepsze</text:span><text:span text:style-name="T2"> </text:span><text:span text:style-name="T2">są</text:span><text:span text:style-name="T2"> </text:span><text:span text:style-name="T2">rozwiązania</text:span><text:span text:style-name="T2"> </text:span><text:span text:style-name="T2">nie</text:span><text:span text:style-name="T2"> </text:span><text:span text:style-name="T2">w</text:span><text:span text:style-name="T2"> </text:span><text:span text:style-name="T2">pełni</text:span><text:span text:style-name="T2"> </text:span><text:span text:style-name="T2">doskonałe</text:span><text:span text:style-name="T2">, </text:span><text:span text:style-name="T2">ale</text:span><text:span text:style-name="T2"> </text:span><text:span text:style-name="T2">podjęte</text:span><text:span text:style-name="T2"> </text:span><text:span text:style-name="T2">na</text:span><text:span text:style-name="T2"> </text:span><text:span text:style-name="T2">czas</text:span><text:span text:style-name="T2">, </text:span><text:span text:style-name="T2">niż</text:span><text:span text:style-name="T2"> </text:span><text:span text:style-name="T2">bezbłędnie</text:span><text:span text:style-name="T2"> </text:span><text:span text:style-name="T2">opracowane</text:span><text:span text:style-name="T2"> </text:span><text:span text:style-name="T2">dokumenty</text:span><text:span text:style-name="T2">, </text:span><text:span text:style-name="T2">ale</text:span><text:span text:style-name="T2"> </text:span><text:span text:style-name="T2">spóźnione</text:span><text:span text:style-name="T2">.</text:span></text:p>
      <text:p text:style-name="P4"/>
      <text:p text:style-name="P5"><text:span text:style-name="T2">Wysoka</text:span><text:span text:style-name="T2"> </text:span><text:span text:style-name="T2">Izbo</text:span><text:span text:style-name="T2">! </text:span><text:span text:style-name="T2">Pragnę</text:span><text:span text:style-name="T2"> </text:span><text:span text:style-name="T2">jak</text:span><text:span text:style-name="T2"> </text:span><text:span text:style-name="T2">najserdeczniej</text:span><text:span text:style-name="T2"> </text:span><text:span text:style-name="T2">podziękować</text:span><text:span text:style-name="T2"> </text:span><text:span text:style-name="T2">posłom</text:span><text:span text:style-name="T2"> </text:span><text:span text:style-name="T2">i</text:span><text:span text:style-name="T2"> </text:span><text:span text:style-name="T2">senatorom</text:span><text:span text:style-name="T2"> </text:span><text:span text:style-name="T2">za</text:span><text:span text:style-name="T2"> </text:span><text:span text:style-name="T2">ich</text:span><text:span text:style-name="T2"> </text:span><text:span text:style-name="T2">dotychczasową</text:span><text:span text:style-name="T2"> </text:span><text:span text:style-name="T2">pomoc</text:span><text:span text:style-name="T2"> </text:span><text:span text:style-name="T2">i</text:span><text:span text:style-name="T2"> </text:span><text:span text:style-name="T2">zrozumienie</text:span><text:span text:style-name="T2"> </text:span><text:span text:style-name="T2">dla</text:span><text:span text:style-name="T2"> </text:span><text:span text:style-name="T2">rządu</text:span><text:span text:style-name="T2"> </text:span><text:span text:style-name="T2">w</text:span><text:span text:style-name="T2"> </text:span><text:span text:style-name="T2">okresie</text:span><text:span text:style-name="T2"> </text:span><text:span text:style-name="T2">pracy</text:span><text:span text:style-name="T2"> </text:span><text:span text:style-name="T2">nad</text:span><text:span text:style-name="T2"> </text:span><text:span text:style-name="T2">programem</text:span><text:span text:style-name="T2"> </text:span><text:span text:style-name="T2">gospodarczym</text:span><text:span text:style-name="T2">. </text:span><text:span text:style-name="T2">Program</text:span><text:span text:style-name="T2"> </text:span><text:span text:style-name="T2">ten</text:span><text:span text:style-name="T2"> </text:span><text:span text:style-name="T2">jest</text:span><text:span text:style-name="T2"> </text:span><text:span text:style-name="T2">na</text:span><text:span text:style-name="T2"> </text:span><text:span text:style-name="T2">pewno</text:span><text:span text:style-name="T2"> </text:span><text:span text:style-name="T2">trudny</text:span><text:span text:style-name="T2">. </text:span><text:span text:style-name="T2">Trudności</text:span><text:span text:style-name="T2">, </text:span><text:span text:style-name="T2">to</text:span><text:span text:style-name="T2"> </text:span><text:span text:style-name="T2">obok</text:span><text:span text:style-name="T2"> </text:span><text:span text:style-name="T2">katastrofalnej</text:span><text:span text:style-name="T2"> </text:span><text:span text:style-name="T2">sytuacji</text:span><text:span text:style-name="T2"> </text:span><text:span text:style-name="T2">gospodarki</text:span><text:span text:style-name="T2"> - </text:span><text:span text:style-name="T2">nawyki</text:span><text:span text:style-name="T2"> </text:span><text:span text:style-name="T2">w</text:span><text:span text:style-name="T2"> </text:span><text:span text:style-name="T2">zachowaniu</text:span><text:span text:style-name="T2"> </text:span><text:span text:style-name="T2">i</text:span><text:span text:style-name="T2"> </text:span><text:span text:style-name="T2">postawach</text:span><text:span text:style-name="T2"> </text:span><text:span text:style-name="T2">ludzi</text:span><text:span text:style-name="T2"> </text:span><text:span text:style-name="T2">ukształtowane</text:span><text:span text:style-name="T2"> </text:span><text:span text:style-name="T2">w</text:span><text:span text:style-name="T2"> </text:span><text:span text:style-name="T2">okresie</text:span><text:span text:style-name="T2"> </text:span><text:span text:style-name="T2">monopolu</text:span><text:span text:style-name="T2"> </text:span><text:span text:style-name="T2">gospodarczego</text:span><text:span text:style-name="T2"> </text:span><text:span text:style-name="T2">państwa</text:span><text:span text:style-name="T2"> </text:span><text:span text:style-name="T2">i</text:span><text:span text:style-name="T2"> </text:span><text:span text:style-name="T2">braku</text:span><text:span text:style-name="T2"> </text:span><text:span text:style-name="T2">demokracji</text:span><text:span text:style-name="T2"> </text:span><text:span text:style-name="T2">w</text:span><text:span text:style-name="T2"> </text:span><text:span text:style-name="T2">życiu</text:span><text:span text:style-name="T2"> </text:span><text:span text:style-name="T2">społecznym</text:span><text:span text:style-name="T2">. </text:span><text:span text:style-name="T2">To</text:span><text:span text:style-name="T2"> </text:span><text:span text:style-name="T2">niedostatek</text:span><text:span text:style-name="T2"> </text:span><text:span text:style-name="T2">prostych</text:span><text:span text:style-name="T2"> </text:span><text:span text:style-name="T2">rezerw</text:span><text:span text:style-name="T2"> </text:span><text:span text:style-name="T2">ekonomicznych</text:span><text:span text:style-name="T2">, </text:span><text:span text:style-name="T2">nie</text:span><text:span text:style-name="T2"> </text:span><text:span text:style-name="T2">odpowiadające</text:span><text:span text:style-name="T2"> </text:span><text:span text:style-name="T2">cechom</text:span><text:span text:style-name="T2"> </text:span><text:span text:style-name="T2">programu</text:span><text:span text:style-name="T2"> </text:span><text:span text:style-name="T2">przygotowanie</text:span><text:span text:style-name="T2"> </text:span><text:span text:style-name="T2">części</text:span><text:span text:style-name="T2"> </text:span><text:span text:style-name="T2">kadry</text:span><text:span text:style-name="T2">, </text:span><text:span text:style-name="T2">niepewność</text:span><text:span text:style-name="T2"> </text:span><text:span text:style-name="T2">co</text:span><text:span text:style-name="T2"> </text:span><text:span text:style-name="T2">do</text:span><text:span text:style-name="T2"> </text:span><text:span text:style-name="T2">wielkości</text:span><text:span text:style-name="T2"> </text:span><text:span text:style-name="T2">i</text:span><text:span text:style-name="T2"> </text:span><text:span text:style-name="T2">czasu</text:span><text:span text:style-name="T2"> </text:span><text:span text:style-name="T2">nadejścia</text:span><text:span text:style-name="T2"> </text:span><text:span text:style-name="T2">niezbędnej</text:span><text:span text:style-name="T2"> </text:span><text:span text:style-name="T2">w</text:span><text:span text:style-name="T2"> </text:span><text:span text:style-name="T2">pierwszym</text:span><text:span text:style-name="T2"> </text:span><text:span text:style-name="T2">okresie</text:span><text:span text:style-name="T2"> </text:span><text:span text:style-name="T2">pomocy</text:span><text:span text:style-name="T2"> </text:span><text:span text:style-name="T2">zagranicznej</text:span><text:span text:style-name="T2">.</text:span></text:p>
      <text:p text:style-name="P4"/>
      <text:p text:style-name="P5"><text:span text:style-name="T2">Są</text:span><text:span text:style-name="T2"> </text:span><text:span text:style-name="T2">jednak</text:span><text:span text:style-name="T2"> </text:span><text:span text:style-name="T2">i</text:span><text:span text:style-name="T2"> </text:span><text:span text:style-name="T2">atuty</text:span><text:span text:style-name="T2">, </text:span><text:span text:style-name="T2">moim</text:span><text:span text:style-name="T2"> </text:span><text:span text:style-name="T2">zdaniem</text:span><text:span text:style-name="T2">, </text:span><text:span text:style-name="T2">przeważające</text:span><text:span text:style-name="T2">. </text:span><text:span text:style-name="T2">Należą</text:span><text:span text:style-name="T2"> </text:span><text:span text:style-name="T2">do</text:span><text:span text:style-name="T2"> </text:span><text:span text:style-name="T2">nich</text:span><text:span text:style-name="T2"> </text:span><text:span text:style-name="T2">przede</text:span><text:span text:style-name="T2"> </text:span><text:span text:style-name="T2">wszystkim</text:span><text:span text:style-name="T2">: </text:span><text:span text:style-name="T2">męstwo</text:span><text:span text:style-name="T2">, </text:span><text:span text:style-name="T2">solidarność</text:span><text:span text:style-name="T2"> </text:span><text:span text:style-name="T2">i</text:span><text:span text:style-name="T2"> </text:span><text:span text:style-name="T2">ofiarność</text:span><text:span text:style-name="T2"> </text:span><text:span text:style-name="T2">społeczeństwa</text:span><text:span text:style-name="T2">, </text:span><text:span text:style-name="T2">jego</text:span><text:span text:style-name="T2"> </text:span><text:span text:style-name="T2">wola</text:span><text:span text:style-name="T2"> </text:span><text:span text:style-name="T2">dokonania</text:span><text:span text:style-name="T2"> </text:span><text:span text:style-name="T2">zmian</text:span><text:span text:style-name="T2"> </text:span><text:span text:style-name="T2">w</text:span><text:span text:style-name="T2"> </text:span><text:span text:style-name="T2">kraju</text:span><text:span text:style-name="T2">, </text:span><text:span text:style-name="T2">jego</text:span><text:span text:style-name="T2"> </text:span><text:span text:style-name="T2">okazany</text:span><text:span text:style-name="T2">, </text:span><text:span text:style-name="T2">szczególnie</text:span><text:span text:style-name="T2"> </text:span><text:span text:style-name="T2">w</text:span><text:span text:style-name="T2"> </text:span><text:span text:style-name="T2">ostatnich</text:span><text:span text:style-name="T2"> </text:span><text:span text:style-name="T2">latach</text:span><text:span text:style-name="T2"> </text:span><text:span text:style-name="T2">rozum</text:span><text:span text:style-name="T2"> </text:span><text:span text:style-name="T2">polityczny</text:span><text:span text:style-name="T2">; </text:span><text:span text:style-name="T2">wysokie</text:span><text:span text:style-name="T2"> </text:span><text:span text:style-name="T2">kwalifikacje</text:span><text:span text:style-name="T2"> </text:span><text:span text:style-name="T2">i</text:span><text:span text:style-name="T2"> </text:span><text:span text:style-name="T2">zdolności</text:span><text:span text:style-name="T2"> </text:span><text:span text:style-name="T2">młodego</text:span><text:span text:style-name="T2"> </text:span><text:span text:style-name="T2">pokolenia</text:span><text:span text:style-name="T2">; </text:span><text:span text:style-name="T2">korzystne</text:span><text:span text:style-name="T2"> </text:span><text:span text:style-name="T2">warunki</text:span><text:span text:style-name="T2"> </text:span><text:span text:style-name="T2">zewnętrzne</text:span><text:span text:style-name="T2">. </text:span><text:span text:style-name="T2">To</text:span><text:span text:style-name="T2"> </text:span><text:span text:style-name="T2">jest</text:span><text:span text:style-name="T2"> </text:span><text:span text:style-name="T2">kapitał</text:span><text:span text:style-name="T2">, </text:span><text:span text:style-name="T2">z</text:span><text:span text:style-name="T2"> </text:span><text:span text:style-name="T2">jakim</text:span><text:span text:style-name="T2"> </text:span><text:span text:style-name="T2">zaczynamy</text:span><text:span text:style-name="T2">.</text:span></text:p>
      <text:p text:style-name="P4"/>
      <text:p text:style-name="P5"><text:span text:style-name="T2">Istnieją</text:span><text:span text:style-name="T2"> </text:span><text:span text:style-name="T2">także</text:span><text:span text:style-name="T2"> </text:span><text:span text:style-name="T2">warunki</text:span><text:span text:style-name="T2"> </text:span><text:span text:style-name="T2">pomyślne</text:span><text:span text:style-name="T2"> </text:span><text:span text:style-name="T2">przebudowy</text:span><text:span text:style-name="T2"> </text:span><text:span text:style-name="T2">gospodarki</text:span><text:span text:style-name="T2">. </text:span><text:span text:style-name="T2">Należą</text:span><text:span text:style-name="T2"> </text:span><text:span text:style-name="T2">do</text:span><text:span text:style-name="T2"> </text:span><text:span text:style-name="T2">nich</text:span><text:span text:style-name="T2">: </text:span><text:span text:style-name="T2">dalszy</text:span><text:span text:style-name="T2"> </text:span><text:span text:style-name="T2">postęp</text:span><text:span text:style-name="T2"> </text:span><text:span text:style-name="T2">demokracji</text:span><text:span text:style-name="T2">, </text:span><text:span text:style-name="T2">zdolność</text:span><text:span text:style-name="T2"> </text:span><text:span text:style-name="T2">do</text:span><text:span text:style-name="T2"> </text:span><text:span text:style-name="T2">współdziałania</text:span><text:span text:style-name="T2"> </text:span><text:span text:style-name="T2">różnych</text:span><text:span text:style-name="T2"> </text:span><text:span text:style-name="T2">formacji</text:span><text:span text:style-name="T2"> </text:span><text:span text:style-name="T2">politycznych</text:span><text:span text:style-name="T2"> </text:span><text:span text:style-name="T2">dla</text:span><text:span text:style-name="T2"> </text:span><text:span text:style-name="T2">osiągnięcia</text:span><text:span text:style-name="T2"> </text:span><text:span text:style-name="T2">nadrzędnego</text:span><text:span text:style-name="T2"> </text:span><text:span text:style-name="T2">celu</text:span><text:span text:style-name="T2">. </text:span><text:span text:style-name="T2">Liczymy</text:span><text:span text:style-name="T2"> </text:span><text:span text:style-name="T2">też</text:span><text:span text:style-name="T2"> </text:span><text:span text:style-name="T2">na</text:span><text:span text:style-name="T2"> </text:span><text:span text:style-name="T2">to</text:span><text:span text:style-name="T2">, </text:span><text:span text:style-name="T2">co</text:span><text:span text:style-name="T2"> </text:span><text:span text:style-name="T2">najważniejsze</text:span><text:span text:style-name="T2"> - </text:span><text:span text:style-name="T2">zrozumienie</text:span><text:span text:style-name="T2"> </text:span><text:span text:style-name="T2">i</text:span><text:span text:style-name="T2"> </text:span><text:span text:style-name="T2">aktywną</text:span><text:span text:style-name="T2"> </text:span><text:span text:style-name="T2">postawę</text:span><text:span text:style-name="T2"> </text:span><text:span text:style-name="T2">społeczeństwa</text:span><text:span text:style-name="T2">, </text:span><text:span text:style-name="T2">zwłaszcza</text:span><text:span text:style-name="T2"> </text:span><text:span text:style-name="T2">w</text:span><text:span text:style-name="T2"> </text:span><text:span text:style-name="T2">trudnym</text:span><text:span text:style-name="T2"> </text:span><text:span text:style-name="T2">okresie</text:span><text:span text:style-name="T2"> </text:span><text:span text:style-name="T2">przejściowym</text:span><text:span text:style-name="T2">.</text:span></text:p>
      <text:p text:style-name="P4"/>
      <text:p text:style-name="P5"><text:soft-page-break/><text:span text:style-name="T2">Z</text:span><text:span text:style-name="T2"> </text:span><text:span text:style-name="T2">takim</text:span><text:span text:style-name="T2"> </text:span><text:span text:style-name="T2">zrozumieniem</text:span><text:span text:style-name="T2"> </text:span><text:span text:style-name="T2">rząd</text:span><text:span text:style-name="T2"> </text:span><text:span text:style-name="T2">spotykał</text:span><text:span text:style-name="T2"> </text:span><text:span text:style-name="T2">się</text:span><text:span text:style-name="T2"> </text:span><text:span text:style-name="T2">dotychczas</text:span><text:span text:style-name="T2">. </text:span><text:span text:style-name="T2">Społeczeństwo</text:span><text:span text:style-name="T2"> </text:span><text:span text:style-name="T2">mimo</text:span><text:span text:style-name="T2"> </text:span><text:span text:style-name="T2">narastających</text:span><text:span text:style-name="T2"> </text:span><text:span text:style-name="T2">trudności</text:span><text:span text:style-name="T2"> </text:span><text:span text:style-name="T2">życia</text:span><text:span text:style-name="T2"> </text:span><text:span text:style-name="T2">codziennego</text:span><text:span text:style-name="T2">, </text:span><text:span text:style-name="T2">zagrożeń</text:span><text:span text:style-name="T2"> </text:span><text:span text:style-name="T2">i</text:span><text:span text:style-name="T2"> </text:span><text:span text:style-name="T2">niepewności</text:span><text:span text:style-name="T2"> </text:span><text:span text:style-name="T2">jutra</text:span><text:span text:style-name="T2"> </text:span><text:span text:style-name="T2">obdarzało</text:span><text:span text:style-name="T2"> </text:span><text:span text:style-name="T2">rząd</text:span><text:span text:style-name="T2"> </text:span><text:span text:style-name="T2">zaufaniem</text:span><text:span text:style-name="T2">, </text:span><text:span text:style-name="T2">potwierdzając</text:span><text:span text:style-name="T2"> </text:span><text:span text:style-name="T2">je</text:span><text:span text:style-name="T2"> </text:span><text:span text:style-name="T2">godną</text:span><text:span text:style-name="T2"> </text:span><text:span text:style-name="T2">podziwu</text:span><text:span text:style-name="T2"> </text:span><text:span text:style-name="T2">solidarnością</text:span><text:span text:style-name="T2">. </text:span><text:span text:style-name="T2">To</text:span><text:span text:style-name="T2"> </text:span><text:span text:style-name="T2">dowód</text:span><text:span text:style-name="T2"> </text:span><text:span text:style-name="T2">ogromnych</text:span><text:span text:style-name="T2"> </text:span><text:span text:style-name="T2">możliwości</text:span><text:span text:style-name="T2"> </text:span><text:span text:style-name="T2">naszego</text:span><text:span text:style-name="T2"> </text:span><text:span text:style-name="T2">społeczeństwa</text:span><text:span text:style-name="T2">, </text:span><text:span text:style-name="T2">które</text:span><text:span text:style-name="T2"> </text:span><text:span text:style-name="T2">w</text:span><text:span text:style-name="T2"> </text:span><text:span text:style-name="T2">warunkach</text:span><text:span text:style-name="T2"> </text:span><text:span text:style-name="T2">wolności</text:span><text:span text:style-name="T2"> </text:span><text:span text:style-name="T2">i</text:span><text:span text:style-name="T2"> </text:span><text:span text:style-name="T2">suwerenności</text:span><text:span text:style-name="T2"> </text:span><text:span text:style-name="T2">jest</text:span><text:span text:style-name="T2"> </text:span><text:span text:style-name="T2">zdolne</text:span><text:span text:style-name="T2"> </text:span><text:span text:style-name="T2">do</text:span><text:span text:style-name="T2"> </text:span><text:span text:style-name="T2">osiągnięcia</text:span><text:span text:style-name="T2"> </text:span><text:span text:style-name="T2">najtrudniejszych</text:span><text:span text:style-name="T2"> </text:span><text:span text:style-name="T2">nawet</text:span><text:span text:style-name="T2"> </text:span><text:span text:style-name="T2">celów</text:span><text:span text:style-name="T2">. </text:span></text:p>
      <text:p text:style-name="P4"/>
      <text:p text:style-name="P5"><text:span text:style-name="T2">Siła</text:span><text:span text:style-name="T2"> </text:span><text:span text:style-name="T2">polskiego</text:span><text:span text:style-name="T2"> </text:span><text:span text:style-name="T2">społeczeństwa</text:span><text:span text:style-name="T2"> </text:span><text:span text:style-name="T2">i</text:span><text:span text:style-name="T2"> </text:span><text:span text:style-name="T2">przekonanie</text:span><text:span text:style-name="T2">, </text:span><text:span text:style-name="T2">że</text:span><text:span text:style-name="T2"> </text:span><text:span text:style-name="T2">mamy</text:span><text:span text:style-name="T2"> </text:span><text:span text:style-name="T2">trafny</text:span><text:span text:style-name="T2"> </text:span><text:span text:style-name="T2">program</text:span><text:span text:style-name="T2"> </text:span><text:span text:style-name="T2">jest</text:span><text:span text:style-name="T2"> </text:span><text:span text:style-name="T2">źródłem</text:span><text:span text:style-name="T2"> </text:span><text:span text:style-name="T2">ufności</text:span><text:span text:style-name="T2"> </text:span><text:span text:style-name="T2">i</text:span><text:span text:style-name="T2"> </text:span><text:span text:style-name="T2">wiary</text:span><text:span text:style-name="T2"> </text:span><text:span text:style-name="T2">rządu</text:span><text:span text:style-name="T2">. </text:span><text:span text:style-name="T2">Ludzie</text:span><text:span text:style-name="T2"> </text:span><text:span text:style-name="T2">chcą</text:span><text:span text:style-name="T2"> </text:span><text:span text:style-name="T2">i</text:span><text:span text:style-name="T2"> </text:span><text:span text:style-name="T2">potrzebują</text:span><text:span text:style-name="T2"> </text:span><text:span text:style-name="T2">Polski</text:span><text:span text:style-name="T2">, </text:span><text:span text:style-name="T2">którą</text:span><text:span text:style-name="T2"> </text:span><text:span text:style-name="T2">proponujemy</text:span><text:span text:style-name="T2">. </text:span><text:span text:style-name="T2">Trzeba</text:span><text:span text:style-name="T2"> </text:span><text:span text:style-name="T2">więc</text:span><text:span text:style-name="T2"> </text:span><text:span text:style-name="T2">konsekwencji</text:span><text:span text:style-name="T2"> </text:span><text:span text:style-name="T2">i</text:span><text:span text:style-name="T2"> </text:span><text:span text:style-name="T2">wspólnego</text:span><text:span text:style-name="T2"> </text:span><text:span text:style-name="T2">wysiłku</text:span><text:span text:style-name="T2">, </text:span><text:span text:style-name="T2">aby</text:span><text:span text:style-name="T2"> </text:span><text:span text:style-name="T2">taką</text:span><text:span text:style-name="T2"> </text:span><text:span text:style-name="T2">Polskę</text:span><text:span text:style-name="T2"> </text:span><text:span text:style-name="T2">stworzyć</text:span><text:span text:style-name="T2">. </text:span><text:span text:style-name="T2">Dziękuję</text:span><text:span text:style-name="T2"> </text:span><text:span text:style-name="T2">za</text:span><text:span text:style-name="T2"> </text:span><text:span text:style-name="T2">uwagę</text:span><text:span text:style-name="T2">. </text:span><text:span text:style-name="T3">(</text:span><text:span text:style-name="T3">Oklaski</text:span><text:span text:style-name="T3">)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title/>
    <meta:initial-creator/>
    <meta:editing-cycles>2</meta:editing-cycles>
    <dc:date>2013-01-17T12:13:22</dc:date>
    <meta:editing-duration>PT2M55S</meta:editing-duration>
    <meta:document-statistic meta:table-count="0" meta:image-count="0" meta:object-count="0" meta:page-count="9" meta:paragraph-count="81" meta:word-count="3790" meta:character-count="29436" meta:non-whitespace-character-count="25720"/>
  </office:meta>
</office:document-meta>
</file>